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level-style-number text:level="5" text:style-name="Numbering_20_Symbols" style:num-format="1" text:start-value="1" style:num-suffix=".">
        <style:list-level-properties text:list-level-position-and-space-mode="label-alignment" fo:text-align="right">
          <style:list-level-label-alignment text:label-followed-by="listtab" text:list-tab-stop-position="1.5in" fo:text-indent="-0.25in" fo:margin-left="1.5in"/>
        </style:list-level-properties>
      </text:list-level-style-number>
      <text:list-level-style-number text:level="6" text:style-name="Numbering_20_Symbols" style:num-format="1" text:start-value="1" style:num-suffix=".">
        <style:list-level-properties text:list-level-position-and-space-mode="label-alignment" fo:text-align="right">
          <style:list-level-label-alignment text:label-followed-by="listtab" text:list-tab-stop-position="1.75in" fo:text-indent="-0.25in" fo:margin-left="1.7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level-style-number text:level="5" text:style-name="Numbering_20_Symbols" style:num-format="1" text:start-value="1" style:num-suffix=".">
        <style:list-level-properties text:list-level-position-and-space-mode="label-alignment" fo:text-align="right">
          <style:list-level-label-alignment text:label-followed-by="listtab" text:list-tab-stop-position="1.5in" fo:text-indent="-0.25in" fo:margin-left="1.5in"/>
        </style:list-level-properties>
      </text:list-level-style-number>
      <text:list-level-style-number text:level="6" text:style-name="Numbering_20_Symbols" style:num-format="1" text:start-value="1" style:num-suffix=".">
        <style:list-level-properties text:list-level-position-and-space-mode="label-alignment" fo:text-align="right">
          <style:list-level-label-alignment text:label-followed-by="listtab" text:list-tab-stop-position="1.75in" fo:text-indent="-0.25in" fo:margin-left="1.7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level-style-number text:level="5" text:style-name="Numbering_20_Symbols" style:num-format="1" text:start-value="1" style:num-suffix=".">
        <style:list-level-properties text:list-level-position-and-space-mode="label-alignment" fo:text-align="right">
          <style:list-level-label-alignment text:label-followed-by="listtab" text:list-tab-stop-position="1.5in" fo:text-indent="-0.25in" fo:margin-left="1.5in"/>
        </style:list-level-properties>
      </text:list-level-style-number>
      <text:list-level-style-number text:level="6" text:style-name="Numbering_20_Symbols" style:num-format="1" text:start-value="1" style:num-suffix=".">
        <style:list-level-properties text:list-level-position-and-space-mode="label-alignment" fo:text-align="right">
          <style:list-level-label-alignment text:label-followed-by="listtab" text:list-tab-stop-position="1.75in" fo:text-indent="-0.25in" fo:margin-left="1.75in"/>
        </style:list-level-properties>
      </text:list-level-style-number>
      <text:list-level-style-number text:level="7" text:style-name="Numbering_20_Symbols" style:num-format="1" text:start-value="1" style:num-suffix=".">
        <style:list-level-properties text:list-level-position-and-space-mode="label-alignment" fo:text-align="right">
          <style:list-level-label-alignment text:label-followed-by="listtab" text:list-tab-stop-position="2.0in" fo:text-indent="-0.25in" fo:margin-left="2.0in"/>
        </style:list-level-properties>
      </text:list-level-style-number>
      <text:list-level-style-number text:level="8" text:style-name="Numbering_20_Symbols" style:num-format="1" text:start-value="1" style:num-suffix=".">
        <style:list-level-properties text:list-level-position-and-space-mode="label-alignment" fo:text-align="right">
          <style:list-level-label-alignment text:label-followed-by="listtab" text:list-tab-stop-position="2.25in" fo:text-indent="-0.25in" fo:margin-left="2.25in"/>
        </style:list-level-properties>
      </text:list-level-style-number>
      <text:list-level-style-number text:level="9" text:style-name="Numbering_20_Symbols" style:num-format="1" text:start-value="1" style:num-suffix=".">
        <style:list-level-properties text:list-level-position-and-space-mode="label-alignment" fo:text-align="right">
          <style:list-level-label-alignment text:label-followed-by="listtab" text:list-tab-stop-position="2.5in" fo:text-indent="-0.25in" fo:margin-left="2.5in"/>
        </style:list-level-properties>
      </text:list-level-style-number>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level-style-number text:level="13" text:style-name="Numbering_20_Symbols" style:num-format="1" text:start-value="1" style:num-suffix=".">
        <style:list-level-properties text:list-level-position-and-space-mode="label-alignment" fo:text-align="right">
          <style:list-level-label-alignment text:label-followed-by="listtab" text:list-tab-stop-position="3.5in" fo:text-indent="-0.25in" fo:margin-left="3.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style:style style:name="T1" style:family="text">
      <style:text-properties fo:font-style="italic" style:font-style-asian="italic" style:font-style-complex="italic"/>
    </style:style>
    <style:style style:name="T2" style:family="text">
      <style:text-properties style:text-line-through-style="soli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Text_20_body" style:list-style-name="L2">
      <style:paragraph-properties fo:margin-top="0in" fo:margin-bottom="0in"/>
    </style:style>
    <style:style style:name="P8" style:family="paragraph" style:parent-style-name="Text_20_body" style:list-style-name="L3">
      <style:paragraph-properties fo:margin-top="0in" fo:margin-bottom="0in"/>
    </style:style>
    <style:style style:name="P9" style:family="paragraph" style:parent-style-name="Text_20_body" style:list-style-name="L4">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Text_20_body" style:list-style-name="L5">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Text_20_body" style:list-style-name="L6">
    </style:style>
    <style:style style:name="P51" style:family="paragraph" style:parent-style-name="Table_20_Heading">
      <style:paragraph-properties fo:text-align="center" style:justify-single-word="false"/>
    </style:style>
    <style:style style:name="P52" style:family="paragraph" style:parent-style-name="Table_20_Heading">
      <style:paragraph-properties fo:text-align="end" style:justify-single-word="false"/>
    </style:style>
    <style:style style:name="P53" style:family="paragraph" style:parent-style-name="Table_20_Heading">
      <style:paragraph-properties fo:text-align="center" style:justify-single-word="false"/>
    </style:style>
    <style:style style:name="P54" style:family="paragraph" style:parent-style-name="Table_20_Heading">
      <style:paragraph-properties fo:text-align="center" style:justify-single-word="false"/>
    </style:style>
    <style:style style:name="P55" style:family="paragraph" style:parent-style-name="Table_20_Contents">
      <style:paragraph-properties fo:text-align="center" style:justify-single-word="false"/>
    </style:style>
    <style:style style:name="P56" style:family="paragraph" style:parent-style-name="Table_20_Contents">
      <style:paragraph-properties fo:text-align="end" style:justify-single-word="false"/>
    </style:style>
    <style:style style:name="P57" style:family="paragraph" style:parent-style-name="Table_20_Contents">
      <style:paragraph-properties fo:text-align="center" style:justify-single-word="false"/>
    </style:style>
    <style:style style:name="P58" style:family="paragraph" style:parent-style-name="Table_20_Contents">
      <style:paragraph-properties fo:text-align="center" style:justify-single-word="false"/>
    </style:style>
    <style:style style:name="P59" style:family="paragraph" style:parent-style-name="Table_20_Heading">
      <style:paragraph-properties fo:text-align="center" style:justify-single-word="false"/>
    </style:style>
    <style:style style:name="P60" style:family="paragraph" style:parent-style-name="Table_20_Heading">
      <style:paragraph-properties fo:text-align="center" style:justify-single-word="false"/>
    </style:style>
    <style:style style:name="P61" style:family="paragraph" style:parent-style-name="Table_20_Contents">
      <style:paragraph-properties fo:text-align="center" style:justify-single-word="false"/>
    </style:style>
    <style:style style:name="P62" style:family="paragraph" style:parent-style-name="Table_20_Contents">
      <style:paragraph-properties fo:text-align="center" style:justify-single-word="false"/>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Text_20_body" style:list-style-name="L7">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Text_20_body" style:list-style-name="L8">
    </style:style>
    <style:style style:name="P235" style:family="paragraph" style:parent-style-name="Text_20_body" style:list-style-name="L9">
      <style:paragraph-properties fo:margin-top="0in" fo:margin-bottom="0in"/>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Text_20_body" style:list-style-name="L10">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Text_20_body" style:list-style-name="L11">
      <style:paragraph-properties fo:margin-top="0in" fo:margin-bottom="0in"/>
    </style:style>
    <style:style style:name="P284" style:family="paragraph" style:parent-style-name="Text_20_body" style:list-style-name="L12">
      <style:paragraph-properties fo:margin-top="0in" fo:margin-bottom="0in"/>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Text_20_body" style:list-style-name="L13">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Text_20_body" style:list-style-name="L14">
      <style:paragraph-properties fo:margin-top="0in" fo:margin-bottom="0in"/>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Text_20_body" style:list-style-name="L15">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Text_20_body" style:list-style-name="L16">
      <style:paragraph-properties fo:margin-top="0in" fo:margin-bottom="0in"/>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Text_20_body" style:list-style-name="L17">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Text_20_body" style:list-style-name="L18">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Text_20_body" style:list-style-name="L19">
    </style:style>
    <style:style style:name="P757" style:family="paragraph" style:parent-style-name="Text_20_body" style:list-style-name="L20">
      <style:paragraph-properties fo:margin-top="0in" fo:margin-bottom="0in"/>
    </style:style>
    <style:style style:name="P758" style:family="paragraph" style:parent-style-name="Text_20_body" style:list-style-name="L21">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2" style:family="table">
      <style:table-properties table:align="center"/>
    </style:style>
    <style:style style:name="Table2.A" style:family="table-column"/>
    <style:style style:name="Table2.B" style:family="table-column"/>
    <style:style style:name="Table3" style:family="table">
      <style:table-properties table:align="center"/>
    </style:style>
    <style:style style:name="Table3.A" style:family="table-column"/>
    <style:style style:name="Table3.B"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6" style:family="table">
      <style:table-properties table:align="center"/>
    </style:style>
    <style:style style:name="Table6.A" style:family="table-column"/>
    <style:style style:name="Table7" style:family="table">
      <style:table-properties table:align="center"/>
    </style:style>
    <style:style style:name="Table7.A" style:family="table-column"/>
    <style:style style:name="Table8" style:family="table">
      <style:table-properties table:align="center"/>
    </style:style>
    <style:style style:name="Table8.A" style:family="table-column"/>
    <style:style style:name="Table9" style:family="table">
      <style:table-properties table:align="center"/>
    </style:style>
    <style:style style:name="Table9.A"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0.D" style:family="table-column"/>
    <style:style style:name="Table11" style:family="table">
      <style:table-properties table:align="center"/>
    </style:style>
    <style:style style:name="Table11.A" style:family="table-column"/>
    <style:style style:name="Table11.B" style:family="table-column"/>
    <style:style style:name="Table11.C" style:family="table-column"/>
  </office:automatic-styles>
  <office:body>
    <office:text>
      <text:p text:style-name="Title">Exercises with solutions</text:p>
      <text:p text:style-name="Author"><text:a xlink:type="simple" xlink:href="https://csci-1301.github.io/about#authors" office:name=""><text:span text:style-name="Definition">https://csci-1301.github.io/about#authors</text:span></text:a></text:p>
      <text:p text:style-name="Date">March 9, 2022 (02:01:5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homework-1"/>Homework #1<text:bookmark-end text:name="homework-1"/></text:h>
      <text:h text:style-name="Heading_20_2" text:outline-level="2"><text:bookmark-start text:name="part-i-questions"/>Part I — Questions<text:bookmark-end text:name="part-i-questions"/></text:h>
      <text:list text:style-name="L1">
        <text:list-item>
          <text:p text:style-name="P1">List five pieces of software, and three hardware components of a computer.</text:p>
          <text:p text:style-name="P1">Solution</text:p>
          <text:p text:style-name="P1">Accept operating system as a software, cellphone is not a component of a computer.</text:p>
        </text:list-item>
        <text:list-item>
          <text:p text:style-name="P1">List four programming languages.</text:p>
          <text:p text:style-name="P1">Solution</text:p>
          <text:p text:style-name="P1">C, C++, C#, Java, JavaScript, Python, Haskell, Swift, RWBY, etc (Note: HTML is a “Markup Language” and SQL is a “Query Language”, which would technically be incorrect)</text:p>
        </text:list-item>
        <text:list-item>
          <text:p text:style-name="P1">What is a GUI?</text:p>
          <text:p text:style-name="P1">Solution</text:p>
          <text:p text:style-name="P1">Graphical User Interface.</text:p>
        </text:list-item>
        <text:list-item>
          <text:p text:style-name="P1">What is a CLI?</text:p>
          <text:p text:style-name="P1">Solution</text:p>
          <text:p text:style-name="P1">Command-Line Interface.</text:p>
        </text:list-item>
        <text:list-item>
          <text:p text:style-name="P1">What, if any, is the difference between a compiler and an assembler?</text:p>
          <text:p text:style-name="P1">Solution</text:p>
          <text:p text:style-name="P1">The compiler goes from High-level language to Machine language, the assembler goes from Assembly language to Machine language.</text:p>
        </text:list-item>
        <text:list-item>
          <text:p text:style-name="P1">Is machine code (or the machine language program) is made of circuits, binary numbers, classes, or compilers?</text:p>
          <text:p text:style-name="P1">Solution</text:p>
          <text:p text:style-name="P1">Binary numbers.</text:p>
        </text:list-item>
        <text:list-item>
          <text:p text:style-name="P1">Give a specific characteristic of C# compared to other programming languages.</text:p>
          <text:p text:style-name="P1">Solution</text:p>
          <text:p text:style-name="P1">It’s a compiled language, it has automatic garbage collection, it’s object-oriented, it enforces .NET common language specification, etc.</text:p>
        </text:list-item>
        <text:list-item>
          <text:p text:style-name="P1">What happens when the source code you are giving to the compiler has a syntax error?</text:p>
          <text:p text:style-name="P1">Solution</text:p>
          <text:p text:style-name="P1">The compiler returns an error and fails to compile your code.</text:p>
        </text:list-item>
        <text:list-item>
          <text:p text:style-name="P1">Is the C# compiler case-sensitive?</text:p>
          <text:p text:style-name="P1">Solution</text:p>
          <text:p text:style-name="P1">Yes, the C# compiler is case-sensitive (meaning that the IDE differentiates between capital and lowercase letters).</text:p>
        </text:list-item>
        <text:list-item>
          <text:p text:style-name="P1">Suppose I replace every white space in your source code with two white spaces. Will your program still compile? Why, or why not?</text:p>
          <text:p text:style-name="P1">Solution</text:p>
          <text:p text:style-name="P1">Yes, because compilers do not care about white spaces.</text:p>
        </text:list-item>
        <text:list-item>
          <text:p text:style-name="P1">Give three keywords.</text:p>
          <text:p text:style-name="P1">Solution</text:p>
          <text:p text:style-name="P1">You can consult the “official” list of keywords as <text:a xlink:type="simple" xlink:href="https://docs.microsoft.com/en-us/dotnet/csharp/language-reference/keywords/" office:name=""><text:span text:style-name="Definition">https://docs.microsoft.com/en-us/dotnet/csharp/language-reference/keywords/</text:span></text:a>. Are valid answers: <text:span text:style-name="DataTypeTok">int</text:span>, <text:span text:style-name="KeywordTok">using</text:span>, <text:span text:style-name="KeywordTok">static</text:span>, <text:span text:style-name="KeywordTok">public</text:span>, etc. Note that <text:span text:style-name="NormalTok">main</text:span> or <text:span text:style-name="NormalTok">System</text:span> are <text:span text:style-name="T1">not</text:span> keywords.</text:p>
        </text:list-item>
        <text:list-item>
          <text:p text:style-name="P1">Write a statement that would display, “Hi Mom!” (without the quotes) followed by a new line on the screen, once inserted in a proper method, compiled, and executed.</text:p>
          <text:p text:style-name="P1">Solution</text:p>
          <text:p text:style-name="P2">Console.WriteLine("Hi Mom!");</text:p>
        </text:list-item>
        <text:list-item>
          <text:p text:style-name="P1">Write a statement that would display, “Hello!” (without the quotes) followed by a new line on the screen, once inserted in a proper method, compiled, and executed.</text:p>
          <text:p text:style-name="P1">Solution</text:p>
          <text:p text:style-name="P3">Console.WriteLine("Hello!");</text:p>
        </text:list-item>
        <text:list-item>
          <text:p text:style-name="P1">What is the limitation, if any, to the number of methods you can have per class? Why is the method called <text:span text:style-name="NormalTok">Main</text:span> special?</text:p>
          <text:p text:style-name="P1">Solution</text:p>
          <text:p text:style-name="P1">A class usually has one or more methods. No limitation, really. It is special because it is the first one to be executed, it is the entry point.</text:p>
        </text:list-item>
        <text:list-item>
          <text:p text:style-name="P1">What is the difference between a “rule” and a “convention” in programming language?</text:p>
          <text:p text:style-name="P1">Solution</text:p>
          <text:p text:style-name="P1">A rule is required by the programming language and enforced by the compiler. A convention is only a recommendation to make your program easier for other humans to read; you can break it and your code will still work.</text:p>
        </text:list-item>
        <text:list-item>
          <text:p text:style-name="P1">What is a namespace?</text:p>
          <text:p text:style-name="P1">Solution</text:p>
          <text:p text:style-name="P1">A named collection of related library code.</text:p>
        </text:list-item>
        <text:list-item>
          <text:p text:style-name="P1">In a C# program, can comments start with <text:span text:style-name="NormalTok">\\</text:span> (double backslash) or with <text:span text:style-name="CommentTok">//</text:span> (double (forward) slash)? Do they have to end with a <text:span text:style-name="OperatorTok">;</text:span> (semicolon)?</text:p>
          <text:p text:style-name="P1">Solution</text:p>
          <text:p text:style-name="P1">With <text:span text:style-name="CommentTok">//</text:span>, no.</text:p>
        </text:list-item>
        <text:list-item>
          <text:p text:style-name="P1">Which of the following, if any, are keywords? <text:span text:style-name="NormalTok">Welcome1 </text:span><text:span text:style-name="KeywordTok">public</text:span><text:span text:style-name="NormalTok"><text:s text:c="1"/>apples </text:span><text:span text:style-name="DataTypeTok">int</text:span><text:span text:style-name="NormalTok"><text:s text:c="1"/></text:span><text:span text:style-name="StringTok">"I’m a string"</text:span></text:p>
          <text:p text:style-name="P1">Solution</text:p>
          <text:p text:style-name="P1"><text:span text:style-name="KeywordTok">public</text:span>, <text:span text:style-name="DataTypeTok">int</text:span></text:p>
        </text:list-item>
        <text:list-item>
          <text:p text:style-name="P1">Which of the following are programmer-defined names (or identifiers)? <text:span text:style-name="NormalTok">BankAccount </text:span><text:span text:style-name="KeywordTok">class</text:span><text:span text:style-name="NormalTok"><text:s text:c="1"/>apples </text:span><text:span text:style-name="DataTypeTok">int</text:span><text:span text:style-name="NormalTok"><text:s text:c="1"/>itemPerCapita statement</text:span></text:p>
          <text:p text:style-name="P1">Solution</text:p>
          <text:p text:style-name="P1"><text:span text:style-name="NormalTok">BankAccount</text:span>, <text:span text:style-name="NormalTok">apples</text:span>, <text:span text:style-name="NormalTok">itemPerCapita</text:span>,<text:span text:style-name="NormalTok">statement</text:span>.</text:p>
        </text:list-item>
        <text:list-item>
          <text:p text:style-name="P1">Why are variables called “variables”?</text:p>
          <text:p text:style-name="P1">Solution</text:p>
          <text:p text:style-name="P1">Because their value may change during the program’s execution.</text:p>
        </text:list-item>
        <text:list-item>
          <text:p text:style-name="P1">What is string interpolation?</text:p>
          <text:p text:style-name="P1">Solution</text:p>
          <text:p text:style-name="P1">The action of inserting a variable into a string that is displayed at the screen.</text:p>
        </text:list-item>
        <text:list-item>
          <text:p text:style-name="P1">What is the difference, if any, between <text:span text:style-name="DecValTok">12</text:span>, and <text:span text:style-name="StringTok">"12"</text:span>?</text:p>
          <text:p text:style-name="P1">Solution</text:p>
          <text:p text:style-name="P1">The first one is an integer, the second is a string.</text:p>
        </text:list-item>
        <text:list-item>
          <text:p text:style-name="P1">What is the difference, if any, between the <text:span text:style-name="NormalTok">WriteLine</text:span> and <text:span text:style-name="NormalTok">Write</text:span> methods?</text:p>
          <text:p text:style-name="P1">Solution</text:p>
          <text:p text:style-name="P1">The <text:span text:style-name="NormalTok">Write</text:span> method does not advance the cursor to the next line after the message is displayed at the screen.</text:p>
        </text:list-item>
        <text:list-item>
          <text:p text:style-name="P1">Write a statement that would display the following on the screen: <text:span text:style-name="NormalTok">Hi Mom</text:span><text:span text:style-name="OperatorTok">!</text:span><text:span text:style-name="NormalTok">↵ <text:s text:c="4"/>How are you doing</text:span><text:span text:style-name="OperatorTok">?</text:span></text:p>
          <text:p text:style-name="P1">Solution</text:p>
          <text:p text:style-name="P4">Console.Write("Hi Mom!\nHow are you doing?");</text:p>
        </text:list-item>
        <text:list-item>
          <text:p text:style-name="P1">Assume we have a variable whose name is <text:span text:style-name="NormalTok">myVariable</text:span>, type is <text:span text:style-name="DataTypeTok">string</text:span>, and value is <text:span text:style-name="StringTok">"My message"</text:span>. What would be displayed on the screen by the following statement? <text:span text:style-name="NormalTok">Console</text:span><text:span text:style-name="OperatorTok">.</text:span><text:span text:style-name="FunctionTok">WriteLine</text:span><text:span text:style-name="OperatorTok">(</text:span><text:span text:style-name="NormalTok">$</text:span><text:span text:style-name="StringTok">"Here is my variable: {myVariable}"</text:span><text:span text:style-name="OperatorTok">);</text:span></text:p>
          <text:p text:style-name="P1">Solution</text:p>
          <text:p text:style-name="P5">Here is my variable: My message</text:p>
        </text:list-item>
        <text:list-item>
          <text:p text:style-name="P1">Assume we have a variable whose name is <text:span text:style-name="NormalTok">level</text:span>, whose type is <text:span text:style-name="DataTypeTok">string</text:span>, and whose value is <text:span text:style-name="StringTok">"Easy"</text:span>. What would be displayed at the screen by the following statement? <text:span text:style-name="NormalTok">Console</text:span><text:span text:style-name="OperatorTok">.</text:span><text:span text:style-name="FunctionTok">WriteLine</text:span><text:span text:style-name="OperatorTok">(</text:span><text:span text:style-name="NormalTok">$</text:span><text:span text:style-name="StringTok">"You set the difficulty to {level}."</text:span><text:span text:style-name="OperatorTok">);</text:span></text:p>
          <text:p text:style-name="P1">Solution</text:p>
          <text:p text:style-name="P6">You set the difficulty to Easy.</text:p>
        </text:list-item>
        <text:list-item>
          <text:p text:style-name="P1">Which of the following are correct identifier names? <text:span text:style-name="NormalTok">$myHome3 </text:span><text:span text:style-name="KeywordTok">class</text:span><text:span text:style-name="NormalTok"><text:s text:c="1"/>my</text:span><text:span text:style-name="OperatorTok">%</text:span><text:span text:style-name="NormalTok">variable ANewHope _train _ThisIsAVariable statement</text:span> Is the name <text:span text:style-name="NormalTok">myVariable</text:span> the same as <text:span text:style-name="NormalTok">myvariable</text:span>? If not, why?</text:p>
          <text:p text:style-name="P1">Solution</text:p>
          <text:p text:style-name="P1"><text:span text:style-name="NormalTok">$myHome3</text:span> is correct, but not recommended, <text:span text:style-name="NormalTok">ANewHope</text:span>, <text:span text:style-name="NormalTok">_ThisIsAVariable</text:span>, <text:span text:style-name="NormalTok">statement</text:span> are also correct (but, of course, this latter is weird). The names <text:span text:style-name="NormalTok">myVariable</text:span> and <text:span text:style-name="NormalTok">myvariable</text:span> are treated differently by C#, because it is case-sensitive.</text:p>
        </text:list-item>
        <text:list-item>
          <text:p text:style-name="P1">Which of the following are correct identifier names? <text:span text:style-name="NormalTok">myClass _Exo_1 Lab3</text:span><text:span text:style-name="OperatorTok">-</text:span><text:span text:style-name="NormalTok">Exo1 My</text:span><text:span text:style-name="OperatorTok">.</text:span><text:span text:style-name="FunctionTok">Lab</text:span><text:span text:style-name="OperatorTok">.</text:span><text:span text:style-name="FunctionTok">Variable</text:span><text:span text:style-name="NormalTok"><text:s text:c="1"/></text:span><text:span text:style-name="KeywordTok">using</text:span><text:span text:style-name="NormalTok"><text:s text:c="1"/>Lab3_Part1</text:span></text:p>
          <text:p text:style-name="P1">Solution</text:p>
          <text:p text:style-name="P1">Identifiers: <text:span text:style-name="NormalTok">myClass</text:span>, <text:span text:style-name="NormalTok">Lab3_Part1</text:span></text:p>
        </text:list-item>
        <text:list-item>
          <text:p text:style-name="P1">Which of the following are keywords?</text:p>
          <text:p text:style-name="P1"><text:span text:style-name="NormalTok">myClass </text:span><text:span text:style-name="KeywordTok">static</text:span><text:span text:style-name="NormalTok"><text:s text:c="1"/>Lab3</text:span><text:span text:style-name="OperatorTok">-</text:span><text:span text:style-name="NormalTok">Exo1 “Hello World” </text:span><text:span text:style-name="KeywordTok">using</text:span><text:span text:style-name="NormalTok"><text:s text:c="1"/>Lab3_Part1</text:span></text:p>
          <text:p text:style-name="P1">Solution</text:p>
          <text:p text:style-name="P1">Keywords: <text:span text:style-name="KeywordTok">static</text:span>, <text:span text:style-name="KeywordTok">using</text:span></text:p>
        </text:list-item>
        <text:list-item>
          <text:p text:style-name="P1">Which of the following are correct identifier names?</text:p>
          <text:p text:style-name="P1"><text:span text:style-name="NormalTok">12_Dec_2019 Lab3</text:span><text:span text:style-name="OperatorTok">-</text:span><text:span text:style-name="NormalTok">Exo1 MyClass2 My</text:span><text:span text:style-name="OperatorTok">.</text:span><text:span text:style-name="FunctionTok">Lab</text:span><text:span text:style-name="OperatorTok">.</text:span><text:span text:style-name="FunctionTok">Variable</text:span><text:span text:style-name="NormalTok"><text:s text:c="1"/></text:span><text:span text:style-name="DataTypeTok">string</text:span><text:span text:style-name="NormalTok"><text:s text:c="1"/>My_Var</text:span></text:p>
          <text:p text:style-name="P1">Solution</text:p>
          <text:p text:style-name="P1"><text:span text:style-name="NormalTok">OK</text:span><text:span text:style-name="OperatorTok">:</text:span><text:span text:style-name="NormalTok"><text:s text:c="1"/>MyClass2</text:span><text:span text:style-name="OperatorTok">,</text:span><text:span text:style-name="NormalTok"><text:s text:c="1"/>My_Var Not OK</text:span><text:span text:style-name="OperatorTok">:</text:span><text:span text:style-name="NormalTok"><text:s text:c="1"/>12_Dec_2019</text:span><text:span text:style-name="OperatorTok">,</text:span><text:span text:style-name="NormalTok"><text:s text:c="1"/>Lab3</text:span><text:span text:style-name="OperatorTok">-</text:span><text:span text:style-name="NormalTok">Exo1</text:span><text:span text:style-name="OperatorTok">,</text:span><text:span text:style-name="NormalTok"><text:s text:c="1"/>My</text:span><text:span text:style-name="OperatorTok">.</text:span><text:span text:style-name="FunctionTok">Lab</text:span><text:span text:style-name="OperatorTok">.</text:span><text:span text:style-name="FunctionTok">Variable</text:span><text:span text:style-name="OperatorTok">,</text:span><text:span text:style-name="NormalTok"><text:s text:c="1"/></text:span><text:span text:style-name="DataTypeTok">string</text:span></text:p>
        </text:list-item>
        <text:list-item>
          <text:p text:style-name="P1">Which one(s) of the following, if any, is a correct assignment (assuming that <text:span text:style-name="NormalTok">variable</text:span>, <text:span text:style-name="NormalTok">x</text:span> and <text:span text:style-name="NormalTok">apples</text:span> have been declared as <text:span text:style-name="DataTypeTok">int</text:span> variables)?</text:p>
          <text:p text:style-name="P1"><text:span text:style-name="DecValTok">5</text:span><text:span text:style-name="NormalTok"><text:s text:c="1"/></text:span><text:span text:style-name="OperatorTok">=&gt;</text:span><text:span text:style-name="NormalTok"><text:s text:c="1"/>variable</text:span><text:span text:style-name="OperatorTok">;</text:span> <text:span text:style-name="NormalTok">x</text:span><text:span text:style-name="OperatorTok">=</text:span><text:span text:style-name="DecValTok">5</text:span><text:span text:style-name="OperatorTok">;</text:span> <text:span text:style-name="NormalTok">apples</text:span><text:span text:style-name="OperatorTok">=</text:span><text:span text:style-name="NormalTok"><text:s text:c="1"/></text:span><text:span text:style-name="DecValTok">23</text:span> <text:span text:style-name="NormalTok">x </text:span><text:span text:style-name="OperatorTok">&lt;=</text:span><text:span text:style-name="NormalTok"><text:s text:c="1"/></text:span><text:span text:style-name="DecValTok">23</text:span><text:span text:style-name="OperatorTok">;</text:span> <text:span text:style-name="NormalTok">variable </text:span><text:span text:style-name="OperatorTok">=</text:span><text:span text:style-name="DecValTok">1</text:span><text:span text:style-name="OperatorTok">,</text:span><text:span text:style-name="DecValTok">890</text:span><text:span text:style-name="OperatorTok">;</text:span></text:p>
          <text:p text:style-name="P1">Solution</text:p>
          <text:p text:style-name="P1">Only <text:span text:style-name="NormalTok">x</text:span><text:span text:style-name="OperatorTok">=</text:span><text:span text:style-name="DecValTok">5</text:span><text:span text:style-name="OperatorTok">;</text:span> is correct.</text:p>
        </text:list-item>
        <text:list-item>
          <text:p text:style-name="P1">Write a statement that assigns the value 23 to a variable <text:span text:style-name="NormalTok">myAge</text:span> of type <text:span text:style-name="DataTypeTok">int</text:span>. You do not need to re-declare that variable.</text:p>
          <text:p text:style-name="P1">Solution</text:p>
          <text:p text:style-name="P1"><text:span text:style-name="NormalTok">myAge </text:span><text:span text:style-name="OperatorTok">=</text:span><text:span text:style-name="NormalTok"><text:s text:c="1"/></text:span><text:span text:style-name="DecValTok">23</text:span><text:span text:style-name="OperatorTok">;</text:span></text:p>
        </text:list-item>
        <text:list-item>
          <text:p text:style-name="P1">Cross out the wrong answer in the following sentences, [ <text:span text:style-name="T2">like this (incorrect)</text:span>  |  like this (correct) ]:</text:p>
          <text:list text:style-name="L2">
            <text:list-item>
              <text:p text:style-name="P7">“If the code does not obey the [  rules  |  conventions ] of C#, then the compiler will complain.”</text:p>
            </text:list-item>
            <text:list-item>
              <text:p text:style-name="P7">“Every statement needs to end with [  a forward slash <text:span text:style-name="OperatorTok">/</text:span>  |  a semi-colon <text:span text:style-name="OperatorTok">;</text:span>  ].”</text:p>
            </text:list-item>
            <text:list-item>
              <text:p text:style-name="P7">“C# is a [  object-oriented  |  functional ] programming language.”</text:p>
            </text:list-item>
            <text:list-item>
              <text:p text:style-name="P7">“A class is made up of [  a body and a header  |  multiple <text:span text:style-name="KeywordTok">using</text:span> statements ].”</text:p>
            </text:list-item>
            <text:list-item>
              <text:p text:style-name="P7">“An identifier can contain [  only lower-case letters  |  letters and digits  ].”</text:p>
            </text:list-item>
          </text:list>
          <text:p text:style-name="P1">Solution</text:p>
          <text:list text:style-name="L3">
            <text:list-item>
              <text:p text:style-name="P8">If the code does not obey the <text:span text:style-name="T3">rules</text:span> of C#, then the compiler will complain.</text:p>
            </text:list-item>
            <text:list-item>
              <text:p text:style-name="P8">Every statement needs to end with a <text:span text:style-name="T3">semi-colon </text:span><text:span text:style-name="OperatorTok">;</text:span>.</text:p>
            </text:list-item>
            <text:list-item>
              <text:p text:style-name="P8">C# is an <text:span text:style-name="T3">object-oriented</text:span> programming language.</text:p>
            </text:list-item>
            <text:list-item>
              <text:p text:style-name="P8">A class is made up of <text:span text:style-name="T3">a body and a header</text:span>.</text:p>
            </text:list-item>
            <text:list-item>
              <text:p text:style-name="P8">An identifier can contain <text:span text:style-name="T3">letters and digits</text:span>.</text:p>
            </text:list-item>
          </text:list>
        </text:list-item>
      </text:list>
      <text:h text:style-name="Heading_20_2" text:outline-level="2"><text:bookmark-start text:name="part-ii-problems"/>Part II – Problems<text:bookmark-end text:name="part-ii-problems"/></text:h>
      <text:list text:style-name="L4">
        <text:list-item>
          <text:p text:style-name="P9">There are 4 errors in the following code that will prevent it from compiling. Can you spot them all?</text:p>
          <text:p text:style-name="P10">// My first attempt.</text:p>
          <text:p text:style-name="P11">using System</text:p>
          <text:p text:style-name="P12">class Wel</text:p>
          <text:p text:style-name="P13">{</text:p>
          <text:p text:style-name="P14"><text:s text:c="4"/>static void Main();</text:p>
          <text:p text:style-name="P15"><text:s text:c="4"/>{</text:p>
          <text:p text:style-name="P16"><text:s text:c="8"/>ConsoleWriteLine("Welcome \n to the lab!");</text:p>
          <text:p text:style-name="P17"><text:s text:c="4"/>}</text:p>
          <text:p text:style-name="P18">}</text:p>
          <text:p text:style-name="P9">Solution</text:p>
          <text:list>
            <text:list-item>
              <text:p text:style-name="P18">Missing <text:span text:style-name="OperatorTok">;</text:span> after <text:span text:style-name="KeywordTok">using</text:span><text:span text:style-name="NormalTok"><text:s text:c="1"/>System</text:span></text:p>
            </text:list-item>
            <text:list-item>
              <text:p text:style-name="P18">superfluous <text:span text:style-name="OperatorTok">;</text:span>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p>
            </text:list-item>
            <text:list-item>
              <text:p text:style-name="P18">missing <text:span text:style-name="OperatorTok">.</text:span> between <text:span text:style-name="NormalTok">Console</text:span> and <text:span text:style-name="NormalTok">WriteLine</text:span></text:p>
            </text:list-item>
            <text:list-item>
              <text:p text:style-name="P18">missing closing <text:span text:style-name="OperatorTok">}</text:span> for <text:span text:style-name="KeywordTok">class</text:span><text:span text:style-name="NormalTok"><text:s text:c="1"/>Wel</text:span></text:p>
            </text:list-item>
          </text:list>
        </text:list-item>
      </text:list>
      <text:h text:style-name="Heading_20_1" text:outline-level="1"><text:bookmark-start text:name="homework-2"/>Homework #2<text:bookmark-end text:name="homework-2"/></text:h>
      <text:h text:style-name="Heading_20_2" text:outline-level="2"><text:bookmark-start text:name="part-i-questions-1"/>Part I — Questions<text:bookmark-end text:name="part-i-questions-1"/></text:h>
      <text:list text:style-name="L5">
        <text:list-item>
          <text:p text:style-name="P19">In C#, what is the “escape character”? Why is it useful?</text:p>
          <text:p text:style-name="P19">Solution</text:p>
          <text:p text:style-name="P19"><text:span text:style-name="NormalTok">\</text:span>, to print “special characters”, like new line, tabulation, quotations mark, etc.</text:p>
        </text:list-item>
        <text:list-item>
          <text:p text:style-name="P19">Write a statement that <text:span text:style-name="T1">initializes</text:span> a variable named <text:span text:style-name="NormalTok">myHeightInMeters</text:span> to your height in meters. What should be the datatype of <text:span text:style-name="NormalTok">myHeightInMeters</text:span>?</text:p>
          <text:p text:style-name="P19">Solution</text:p>
          <text:p text:style-name="P19"><text:span text:style-name="DataTypeTok">float</text:span><text:span text:style-name="NormalTok"><text:s text:c="1"/>myHeightInMeters </text:span><text:span text:style-name="OperatorTok">=</text:span><text:span text:style-name="NormalTok"><text:s text:c="1"/></text:span><text:span text:style-name="FloatTok">1.68f</text:span> The datatype should be any floating-point datatype.</text:p>
        </text:list-item>
        <text:list-item>
          <text:p text:style-name="P19">Suppose you replace every <text:span text:style-name="OperatorTok">*</text:span> in your program with the <text:span text:style-name="OperatorTok">!</text:span> symbol. Are you completely sure that your program would still compile? Why or why not?</text:p>
          <text:p text:style-name="P19">Solution</text:p>
          <text:p text:style-name="P19">No, because <text:span text:style-name="CommentTok">/*</text:span> will be transformed into <text:span text:style-name="OperatorTok">/!</text:span>.</text:p>
        </text:list-item>
        <text:list-item>
          <text:p text:style-name="P19">Give the values of <text:span text:style-name="NormalTok">a</text:span> and <text:span text:style-name="NormalTok">b</text:span> after the following four instructions have been executed.</text:p>
          <text:p text:style-name="P20">int a, b;</text:p>
          <text:p text:style-name="P21">a = 2;</text:p>
          <text:p text:style-name="P22">b = a * 2 + 1;</text:p>
          <text:p text:style-name="P23">a -= 1;</text:p>
          <text:p text:style-name="P19">Solution</text:p>
          <text:p text:style-name="P19"><text:span text:style-name="NormalTok">a</text:span> is <text:span text:style-name="DecValTok">1</text:span>, <text:span text:style-name="NormalTok">b</text:span> is <text:span text:style-name="DecValTok">5</text:span>.</text:p>
        </text:list-item>
        <text:list-item>
          <text:p text:style-name="P19">Give the values of <text:span text:style-name="NormalTok">a</text:span> and <text:span text:style-name="NormalTok">b</text:span> after the following four instructions have been executed.</text:p>
          <text:p text:style-name="P24">int a, b;</text:p>
          <text:p text:style-name="P25">a = 4;</text:p>
          <text:p text:style-name="P26">b = a * 3 + 1;</text:p>
          <text:p text:style-name="P27">a /= 2;</text:p>
          <text:p text:style-name="P19">Solution</text:p>
          <text:p text:style-name="P19"><text:span text:style-name="NormalTok">a</text:span> is <text:span text:style-name="DecValTok">2</text:span>, <text:span text:style-name="NormalTok">b</text:span> is <text:span text:style-name="DecValTok">13</text:span>.</text:p>
        </text:list-item>
        <text:list-item>
          <text:p text:style-name="P19">Give the values of <text:span text:style-name="NormalTok">c</text:span> and <text:span text:style-name="NormalTok">d</text:span> after the following four instructions have been executed.</text:p>
          <text:p text:style-name="P28">int c = 3, d;</text:p>
          <text:p text:style-name="P29">d = 2 + c;</text:p>
          <text:p text:style-name="P30">c = d * 2;</text:p>
          <text:p text:style-name="P31">d += 2;</text:p>
          <text:p text:style-name="P19">Solution</text:p>
          <text:p text:style-name="P19"><text:span text:style-name="NormalTok">c</text:span> is <text:span text:style-name="DecValTok">10</text:span>, <text:span text:style-name="NormalTok">d</text:span> is <text:span text:style-name="DecValTok">7</text:span>.</text:p>
        </text:list-item>
        <text:list-item>
          <text:p text:style-name="P19">Is there an error in the following code? Explain the error or give the value of <text:span text:style-name="NormalTok">b</text:span> after the second statement is executed.</text:p>
          <text:p text:style-name="P32">float a = 3.7f;</text:p>
          <text:p text:style-name="P33">int b = (int)a;</text:p>
          <text:p text:style-name="P19">Solution</text:p>
          <text:p text:style-name="P19">No error; 3</text:p>
        </text:list-item>
        <text:list-item>
          <text:p text:style-name="P19">Is there an error in the following code? Explain the error or give the value of <text:span text:style-name="NormalTok">b</text:span> after the second statement is executed.</text:p>
          <text:p text:style-name="P34">decimal a = 1.6M;</text:p>
          <text:p text:style-name="P35">int b = (int)a + a;</text:p>
          <text:p text:style-name="P19">Solution</text:p>
          <text:p text:style-name="P19">Error, the result type of the operation is a decimal, and cannot be stored in an int.</text:p>
        </text:list-item>
        <text:list-item>
          <text:p text:style-name="P19">There is an error in the following code, at the second line. Explain the error, and how you could fix this second line using a cast operator, without changing the datatype of the <text:span text:style-name="NormalTok">b</text:span> variable.</text:p>
          <text:p text:style-name="P36">decimal a = 2.5M;</text:p>
          <text:p text:style-name="P37">int b = a / 2;</text:p>
          <text:p text:style-name="P19">Solution</text:p>
          <text:p text:style-name="P19">The result of the expression <text:span text:style-name="NormalTok">a </text:span><text:span text:style-name="OperatorTok">/</text:span><text:span text:style-name="NormalTok"><text:s text:c="1"/></text:span><text:span text:style-name="DecValTok">2</text:span> is of type <text:span text:style-name="DataTypeTok">decimal</text:span>, so it cannot be stored in an int. This can be fixed by adding an <text:span text:style-name="OperatorTok">(</text:span><text:span text:style-name="DataTypeTok">int</text:span><text:span text:style-name="OperatorTok">)</text:span> cast to the variable <text:span text:style-name="NormalTok">a</text:span> before dividing it by 2, so that the expression’s result type is <text:span text:style-name="DataTypeTok">int</text:span>, like this: <text:span text:style-name="DataTypeTok">int</text:span><text:span text:style-name="NormalTok"><text:s text:c="1"/>b </text:span><text:span text:style-name="OperatorTok">=</text:span><text:span text:style-name="NormalTok"><text:s text:c="1"/></text:span><text:span text:style-name="OperatorTok">(</text:span><text:span text:style-name="DataTypeTok">int</text:span><text:span text:style-name="OperatorTok">)</text:span><text:span text:style-name="NormalTok">a </text:span><text:span text:style-name="OperatorTok">/</text:span><text:span text:style-name="NormalTok"><text:s text:c="1"/></text:span><text:span text:style-name="DecValTok">2</text:span><text:span text:style-name="OperatorTok">;</text:span></text:p>
        </text:list-item>
        <text:list-item>
          <text:p text:style-name="P19">If one of the operator’s operands is of type <text:span text:style-name="DataTypeTok">float</text:span> and the other is of type <text:span text:style-name="DataTypeTok">int</text:span>, what will be the type of the result of the operation?</text:p>
          <text:p text:style-name="P19">Solution</text:p>
          <text:p text:style-name="P19"><text:span text:style-name="DataTypeTok">float</text:span></text:p>
        </text:list-item>
        <text:list-item>
          <text:p text:style-name="P19">What is the return type of the operation <text:span text:style-name="FloatTok">12.4</text:span><text:span text:style-name="NormalTok"><text:s text:c="1"/></text:span><text:span text:style-name="OperatorTok">*</text:span><text:span text:style-name="NormalTok"><text:s text:c="1"/></text:span><text:span text:style-name="DecValTok">3</text:span>? </text:p>
          <text:p text:style-name="P19">Solution</text:p>
          <text:p text:style-name="P19"><text:span text:style-name="DataTypeTok">double</text:span></text:p>
        </text:list-item>
        <text:list-item>
          <text:p text:style-name="P19">Write an explicit conversion from a <text:span text:style-name="DataTypeTok">double</text:span> variable <text:span text:style-name="NormalTok">myDoubleVar</text:span> to an <text:span text:style-name="DataTypeTok">int</text:span> variable called <text:span text:style-name="NormalTok">myIntVar</text:span>. You do not need to re-declare those variables. Assuming <text:span text:style-name="NormalTok">myDoubleVar</text:span>’s value is 5.89, what value would be stored in <text:span text:style-name="NormalTok">myIntVar</text:span>?</text:p>
          <text:p text:style-name="P19">Solution</text:p>
          <text:p text:style-name="P19"><text:span text:style-name="NormalTok">myIntVar </text:span><text:span text:style-name="OperatorTok">=</text:span><text:span text:style-name="NormalTok"><text:s text:c="1"/></text:span><text:span text:style-name="OperatorTok">(</text:span><text:span text:style-name="DataTypeTok">int</text:span><text:span text:style-name="OperatorTok">)</text:span><text:span text:style-name="NormalTok">myDoubleVar</text:span><text:span text:style-name="OperatorTok">;</text:span>, the value stored in <text:span text:style-name="NormalTok">myIntVar</text:span> would be 5.</text:p>
        </text:list-item>
        <text:list-item>
          <text:p text:style-name="P19">Write a statement that performs an implicit conversion between two different numeric datatypes.</text:p>
          <text:p text:style-name="P19">Solution</text:p>
          <text:p text:style-name="P19"><text:span text:style-name="DataTypeTok">float</text:span><text:span text:style-name="NormalTok"><text:s text:c="1"/>m </text:span><text:span text:style-name="OperatorTok">=</text:span><text:span text:style-name="NormalTok"><text:s text:c="1"/></text:span><text:span text:style-name="DecValTok">3</text:span><text:span text:style-name="OperatorTok">;</text:span></text:p>
        </text:list-item>
        <text:list-item>
          <text:p text:style-name="P19">Assuming that <text:span text:style-name="NormalTok">myLastName</text:span> and <text:span text:style-name="NormalTok">myFirstName</text:span> are two <text:span text:style-name="DataTypeTok">string</text:span> variables that have been initialized, write a statement that <text:span text:style-name="T1">concatenates</text:span> them with a space and a comma in-between, and assign the resulting <text:span text:style-name="DataTypeTok">string</text:span> to a variable named <text:span text:style-name="NormalTok">fullName</text:span>. For instance, if the value of <text:span text:style-name="NormalTok">myLastName</text:span> is <text:span text:style-name="StringTok">"Holbertonand"</text:span>, and the value of <text:span text:style-name="NormalTok">myFirstName</text:span> is <text:span text:style-name="StringTok">"Betty"</text:span>, then the value of <text:span text:style-name="NormalTok">fullName</text:span> after your operation should be <text:span text:style-name="StringTok">"Holbertonand, Betty"</text:span>.</text:p>
          <text:p text:style-name="P19">Solution</text:p>
          <text:p text:style-name="P19"><text:span text:style-name="DataTypeTok">string</text:span><text:span text:style-name="NormalTok"><text:s text:c="1"/>fullName </text:span><text:span text:style-name="OperatorTok">=</text:span><text:span text:style-name="NormalTok"><text:s text:c="1"/>myLastName </text:span><text:span text:style-name="OperatorTok">+</text:span><text:span text:style-name="NormalTok"><text:s text:c="1"/></text:span><text:span text:style-name="StringTok">", "</text:span><text:span text:style-name="NormalTok"><text:s text:c="1"/></text:span><text:span text:style-name="OperatorTok">+</text:span><text:span text:style-name="NormalTok"><text:s text:c="1"/>myFirstName</text:span><text:span text:style-name="OperatorTok">;</text:span></text:p>
        </text:list-item>
        <text:list-item>
          <text:p text:style-name="P19">In C#, what is the name of the method used to read input from the user?</text:p>
          <text:p text:style-name="P19">Solution</text:p>
          <text:p text:style-name="P19"><text:span text:style-name="FunctionTok">ReadLine</text:span><text:span text:style-name="OperatorTok">()</text:span>.</text:p>
        </text:list-item>
        <text:list-item>
          <text:p text:style-name="P19">What is wrong with the following? Will the error(s) appear at compilation time or at execution time?</text:p>
          <text:p text:style-name="P38">int age;</text:p>
          <text:p text:style-name="P39">Console.WriteLine("Please enter your age:");</text:p>
          <text:p text:style-name="P40">age = Console.ReadLine();</text:p>
          <text:p text:style-name="P19">Solution</text:p>
          <text:p text:style-name="P19">Conversion of <text:span text:style-name="DataTypeTok">string</text:span> to <text:span text:style-name="DataTypeTok">int</text:span>. At compilation time.</text:p>
        </text:list-item>
        <text:list-item>
          <text:p text:style-name="P19">Will those statements, if placed in a proper <text:span text:style-name="NormalTok">Main</text:span> method, compile? Could this program crash at execution time? Justify your answer.</text:p>
          <text:p text:style-name="P41">int myAge;</text:p>
          <text:p text:style-name="P42">Console.WriteLine("Please enter your age:");</text:p>
          <text:p text:style-name="P43">myAge = int.Parse(Console.ReadLine());</text:p>
          <text:p text:style-name="P19">Solution</text:p>
          <text:p text:style-name="P19">The code will compile, but can crash at execution time if the end user inputs a non-integer value.</text:p>
        </text:list-item>
        <text:list-item>
          <text:p text:style-name="P19">Write a series of statements that: a) Declare an <text:span text:style-name="DataTypeTok">int</text:span> variable named <text:span text:style-name="NormalTok">userAge</text:span>, b) Display on the screen a message asking the user to enter his or her age, c) Read the value entered by the user and store it in the <text:span text:style-name="NormalTok">userAge</text:span> variable. You can add statement(s) performing intermediate steps if you want.</text:p>
          <text:p text:style-name="P19">Solution</text:p>
          <text:p text:style-name="P44">int userAge;</text:p>
          <text:p text:style-name="P45">Console.WriteLine("Please enter your age.");</text:p>
          <text:p text:style-name="P46">userAge = int.Parse(Console.ReadLine());</text:p>
          <text:p text:style-name="P19">Note: This is not the only solution, but the most optimal.</text:p>
        </text:list-item>
        <text:list-item>
          <text:p text:style-name="P19">Write a series of statements that: a) Declare an <text:span text:style-name="DataTypeTok">string</text:span> variable named <text:span text:style-name="NormalTok">favoriteColor</text:span>; b) Display on the screen a message asking the user to enter his or her favorite color; c) Read the value entered by the user and store it in the <text:span text:style-name="NormalTok">favoriteColor</text:span> variable. You can combine some of the statement(s) if you want, but do not display at the screen any information that was not explicitely asked.</text:p>
          <text:p text:style-name="P19">Solution</text:p>
          <text:p text:style-name="P47">string favoriteColor;</text:p>
          <text:p text:style-name="P48">Console.WriteLine("Please enter your favorite color.");</text:p>
          <text:p text:style-name="P49">favoriteColor = Console.ReadLine();</text:p>
          <text:p text:style-name="P19">Note: This is not the only solution, but the most optimal.</text:p>
        </text:list-item>
      </text:list>
      <text:h text:style-name="Heading_20_2" text:outline-level="2"><text:bookmark-start text:name="part-ii-problems-1"/>Part II – Problems<text:bookmark-end text:name="part-ii-problems-1"/></text:h>
      <text:p text:style-name="First_20_paragraph">The following three exercises <text:span text:style-name="T3">do not</text:span> require a computer. Make sure you feel ready before starting them, try to do them with limited time and without notes, and, if you want, check your answer using your IDE.</text:p>
      <text:list text:style-name="L6">
        <text:list-item>
          <text:p text:style-name="P50">This problem restates differently the content the <text:a xlink:type="simple" xlink:href="https://csci-1301.github.io/book.html#order-of-operations" office:name=""><text:span text:style-name="Definition">Order of Operations</text:span></text:a> section of the lecture notes, and ask you to answer various problems.</text:p>
          <text:p text:style-name="P50">There are 5 different arithmetic operations available in C#:</text:p>
          <table:table table:name="Table1" table:style-name="Table1">
            <table:table-column table:style-name="Table1.A"/>
            <table:table-column table:style-name="Table1.B"/>
            <table:table-column table:style-name="Table1.C"/>
            <table:table-column table:style-name="Table1.D"/>
            <table:table-row>
              <table:table-cell table:style-name="TableRowCell" office:value-type="string">
                <text:p text:style-name="P55"><text:span text:style-name="T3">Operation</text:span></text:p>
              </table:table-cell>
              <table:table-cell table:style-name="TableRowCell" office:value-type="string">
                <text:p text:style-name="P56"><text:span text:style-name="T3">Arithmetic Operator</text:span></text:p>
              </table:table-cell>
              <table:table-cell table:style-name="TableRowCell" office:value-type="string">
                <text:p text:style-name="P57"><text:span text:style-name="T3">Algebraic Expression</text:span></text:p>
              </table:table-cell>
              <table:table-cell table:style-name="TableRowCell" office:value-type="string">
                <text:p text:style-name="P58"><text:span text:style-name="T3">Expression</text:span></text:p>
              </table:table-cell>
            </table:table-row>
            <table:table-row>
              <table:table-cell table:style-name="TableRowCell" office:value-type="string">
                <text:p text:style-name="P55">Addition</text:p>
              </table:table-cell>
              <table:table-cell table:style-name="TableRowCell" office:value-type="string">
                <text:p text:style-name="P56"><text:span text:style-name="OperatorTok">+</text:span></text:p>
              </table:table-cell>
              <table:table-cell table:style-name="TableRowCell" office:value-type="string">
                <text:p text:style-name="P57"><draw:frame draw:style-name="fr1" text:anchor-type="as-char"><draw:object xlink:href="Formula-0/" xlink:type="simple" xlink:show="embed" xlink:actuate="onLoad"/></draw:frame></text:p>
              </table:table-cell>
              <table:table-cell table:style-name="TableRowCell" office:value-type="string">
                <text:p text:style-name="P58"><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P55">Substraction</text:p>
              </table:table-cell>
              <table:table-cell table:style-name="TableRowCell" office:value-type="string">
                <text:p text:style-name="P56"><text:span text:style-name="OperatorTok">-</text:span></text:p>
              </table:table-cell>
              <table:table-cell table:style-name="TableRowCell" office:value-type="string">
                <text:p text:style-name="P57"><draw:frame draw:style-name="fr1" text:anchor-type="as-char"><draw:object xlink:href="Formula-2/" xlink:type="simple" xlink:show="embed" xlink:actuate="onLoad"/></draw:frame></text:p>
              </table:table-cell>
              <table:table-cell table:style-name="TableRowCell" office:value-type="string">
                <text:p text:style-name="P58"><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P55">Multiplication</text:p>
              </table:table-cell>
              <table:table-cell table:style-name="TableRowCell" office:value-type="string">
                <text:p text:style-name="P56"><text:span text:style-name="OperatorTok">*</text:span></text:p>
              </table:table-cell>
              <table:table-cell table:style-name="TableRowCell" office:value-type="string">
                <text:p text:style-name="P57"><draw:frame draw:style-name="fr1" text:anchor-type="as-char"><draw:object xlink:href="Formula-4/" xlink:type="simple" xlink:show="embed" xlink:actuate="onLoad"/></draw:frame></text:p>
              </table:table-cell>
              <table:table-cell table:style-name="TableRowCell" office:value-type="string">
                <text:p text:style-name="P58"><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P55">Division</text:p>
              </table:table-cell>
              <table:table-cell table:style-name="TableRowCell" office:value-type="string">
                <text:p text:style-name="P56"><text:span text:style-name="OperatorTok">/</text:span></text:p>
              </table:table-cell>
              <table:table-cell table:style-name="TableRowCell" office:value-type="string">
                <text:p text:style-name="P57"><draw:frame draw:style-name="fr1" text:anchor-type="as-char"><draw:object xlink:href="Formula-6/" xlink:type="simple" xlink:show="embed" xlink:actuate="onLoad"/></draw:frame>, or <draw:frame draw:style-name="fr1" text:anchor-type="as-char"><draw:object xlink:href="Formula-8/" xlink:type="simple" xlink:show="embed" xlink:actuate="onLoad"/></draw:frame></text:p>
              </table:table-cell>
              <table:table-cell table:style-name="TableRowCell" office:value-type="string">
                <text:p text:style-name="P58"><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P55">Remainder (a.k.a. modulo)</text:p>
              </table:table-cell>
              <table:table-cell table:style-name="TableRowCell" office:value-type="string">
                <text:p text:style-name="P56"><text:span text:style-name="OperatorTok">%</text:span></text:p>
              </table:table-cell>
              <table:table-cell table:style-name="TableRowCell" office:value-type="string">
                <text:p text:style-name="P57"><draw:frame draw:style-name="fr1" text:anchor-type="as-char"><draw:object xlink:href="Formula-10/" xlink:type="simple" xlink:show="embed" xlink:actuate="onLoad"/></draw:frame></text:p>
              </table:table-cell>
              <table:table-cell table:style-name="TableRowCell" office:value-type="string">
                <text:p text:style-name="P58"><text:span text:style-name="NormalTok">myVar </text:span><text:span text:style-name="OperatorTok">%</text:span><text:span text:style-name="NormalTok"><text:s text:c="1"/></text:span><text:span text:style-name="DecValTok">7</text:span></text:p>
              </table:table-cell>
            </table:table-row>
          </table:table>
          <text:p text:style-name="P50">Computing operations involving one of them is straightforward:</text:p>
          <table:table table:name="Table2" table:style-name="Table2">
            <table:table-column table:style-name="Table2.A"/>
            <table:table-column table:style-name="Table2.B"/>
            <table:table-row>
              <table:table-cell table:style-name="TableRowCell" office:value-type="string">
                <text:p text:style-name="P61"><text:span text:style-name="T3">Operation</text:span></text:p>
              </table:table-cell>
              <table:table-cell table:style-name="TableRowCell" office:value-type="string">
                <text:p text:style-name="P62"><text:span text:style-name="T3">Result</text:span></text:p>
              </table:table-cell>
            </table:table-row>
            <table:table-row>
              <table:table-cell table:style-name="TableRowCell" office:value-type="string">
                <text:p text:style-name="P61"><text:span text:style-name="DecValTok">3</text:span><text:span text:style-name="NormalTok"><text:s text:c="1"/></text:span><text:span text:style-name="OperatorTok">+</text:span><text:span text:style-name="NormalTok"><text:s text:c="1"/></text:span><text:span text:style-name="DecValTok">4</text:span></text:p>
              </table:table-cell>
              <table:table-cell table:style-name="TableRowCell" office:value-type="string">
                <text:p text:style-name="P62"><text:span text:style-name="DecValTok">7</text:span></text:p>
              </table:table-cell>
            </table:table-row>
            <table:table-row>
              <table:table-cell table:style-name="TableRowCell" office:value-type="string">
                <text:p text:style-name="P61"><text:span text:style-name="DecValTok">3</text:span><text:span text:style-name="NormalTok"><text:s text:c="1"/></text:span><text:span text:style-name="OperatorTok">-</text:span><text:span text:style-name="NormalTok"><text:s text:c="1"/></text:span><text:span text:style-name="DecValTok">4</text:span></text:p>
              </table:table-cell>
              <table:table-cell table:style-name="TableRowCell" office:value-type="string">
                <text:p text:style-name="P62"><text:span text:style-name="OperatorTok">-</text:span><text:span text:style-name="DecValTok">1</text:span></text:p>
              </table:table-cell>
            </table:table-row>
            <table:table-row>
              <table:table-cell table:style-name="TableRowCell" office:value-type="string">
                <text:p text:style-name="P61"><text:span text:style-name="DecValTok">3</text:span><text:span text:style-name="NormalTok"><text:s text:c="1"/></text:span><text:span text:style-name="OperatorTok">*</text:span><text:span text:style-name="NormalTok"><text:s text:c="1"/></text:span><text:span text:style-name="DecValTok">4</text:span></text:p>
              </table:table-cell>
              <table:table-cell table:style-name="TableRowCell" office:value-type="string">
                <text:p text:style-name="P62"><text:span text:style-name="DecValTok">12</text:span></text:p>
              </table:table-cell>
            </table:table-row>
            <table:table-row>
              <table:table-cell table:style-name="TableRowCell" office:value-type="string">
                <text:p text:style-name="P61"><text:span text:style-name="DecValTok">6</text:span><text:span text:style-name="NormalTok"><text:s text:c="1"/></text:span><text:span text:style-name="OperatorTok">/</text:span><text:span text:style-name="NormalTok"><text:s text:c="1"/></text:span><text:span text:style-name="DecValTok">2</text:span></text:p>
              </table:table-cell>
              <table:table-cell table:style-name="TableRowCell" office:value-type="string">
                <text:p text:style-name="P62"><text:span text:style-name="DecValTok">3</text:span></text:p>
              </table:table-cell>
            </table:table-row>
            <table:table-row>
              <table:table-cell table:style-name="TableRowCell" office:value-type="string">
                <text:p text:style-name="P61"><text:span text:style-name="DecValTok">6</text:span><text:span text:style-name="NormalTok"><text:s text:c="1"/></text:span><text:span text:style-name="OperatorTok">%</text:span><text:span text:style-name="NormalTok"><text:s text:c="1"/></text:span><text:span text:style-name="DecValTok">4</text:span></text:p>
              </table:table-cell>
              <table:table-cell table:style-name="TableRowCell" office:value-type="string">
                <text:p text:style-name="P62"><text:span text:style-name="DecValTok">2</text:span></text:p>
              </table:table-cell>
            </table:table-row>
          </table:table>
          <text:p text:style-name="P50">But things get complicated when multiple operators are used, but no parenthesis are indicated. For instance, should</text:p>
          <text:p text:style-name="P63">7 / 2 - 4 * 8 % 3</text:p>
          <text:p text:style-name="P50">be read as</text:p>
          <table:table table:name="Table3" table:style-name="Table3">
            <table:table-column table:style-name="Table3.A"/>
            <table:table-column table:style-name="Table3.B"/>
            <table:table-row>
              <table:table-cell table:style-name="TableRowCell" office:value-type="string">
                <text:p text:style-name="Table_20_Contents"><draw:frame draw:style-name="fr1" text:anchor-type="as-char"><draw:object xlink:href="Formula-12/" xlink:type="simple" xlink:show="embed" xlink:actuate="onLoad"/></draw:frame></text:p>
              </table:table-cell>
              <table:table-cell table:style-name="TableRowCell" office:value-type="string">
                <text:p text:style-name="Table_20_Contents"><draw:frame draw:style-name="fr1" text:anchor-type="as-char"><draw:object xlink:href="Formula-14/" xlink:type="simple" xlink:show="embed" xlink:actuate="onLoad"/></draw:frame></text:p>
              </table:table-cell>
            </table:table-row>
            <table:table-row>
              <table:table-cell table:style-name="TableRowCell" office:value-type="string">
        </table:table-cell>
              <table:table-cell table:style-name="TableRowCell" office:value-type="string">
                <text:p text:style-name="Table_20_Contents"><draw:frame draw:style-name="fr1" text:anchor-type="as-char"><draw:object xlink:href="Formula-16/" xlink:type="simple" xlink:show="embed" xlink:actuate="onLoad"/></draw:frame></text:p>
              </table:table-cell>
            </table:table-row>
            <table:table-row>
              <table:table-cell table:style-name="TableRowCell" office:value-type="string">
        </table:table-cell>
              <table:table-cell table:style-name="TableRowCell" office:value-type="string">
                <text:p text:style-name="Table_20_Contents"><draw:frame draw:style-name="fr1" text:anchor-type="as-char"><draw:object xlink:href="Formula-18/" xlink:type="simple" xlink:show="embed" xlink:actuate="onLoad"/></draw:frame></text:p>
              </table:table-cell>
            </table:table-row>
          </table:table>
          <text:p text:style-name="P50">or as</text:p>
          <table:table table:name="Table4" table:style-name="Table4">
            <table:table-column table:style-name="Table4.A"/>
            <table:table-column table:style-name="Table4.B"/>
            <table:table-row>
              <table:table-cell table:style-name="TableRowCell" office:value-type="string">
                <text:p text:style-name="Table_20_Contents"><draw:frame draw:style-name="fr1" text:anchor-type="as-char"><draw:object xlink:href="Formula-20/" xlink:type="simple" xlink:show="embed" xlink:actuate="onLoad"/></draw:frame></text:p>
              </table:table-cell>
              <table:table-cell table:style-name="TableRowCell" office:value-type="string">
                <text:p text:style-name="Table_20_Contents"><draw:frame draw:style-name="fr1" text:anchor-type="as-char"><draw:object xlink:href="Formula-22/" xlink:type="simple" xlink:show="embed" xlink:actuate="onLoad"/></draw:frame></text:p>
              </table:table-cell>
            </table:table-row>
            <table:table-row>
              <table:table-cell table:style-name="TableRowCell" office:value-type="string">
        </table:table-cell>
              <table:table-cell table:style-name="TableRowCell" office:value-type="string">
                <text:p text:style-name="Table_20_Contents"><draw:frame draw:style-name="fr1" text:anchor-type="as-char"><draw:object xlink:href="Formula-24/" xlink:type="simple" xlink:show="embed" xlink:actuate="onLoad"/></draw:frame></text:p>
              </table:table-cell>
            </table:table-row>
            <table:table-row>
              <table:table-cell table:style-name="TableRowCell" office:value-type="string">
        </table:table-cell>
              <table:table-cell table:style-name="TableRowCell" office:value-type="string">
                <text:p text:style-name="Table_20_Contents"><draw:frame draw:style-name="fr1" text:anchor-type="as-char"><draw:object xlink:href="Formula-26/" xlink:type="simple" xlink:show="embed" xlink:actuate="onLoad"/></draw:frame></text:p>
              </table:table-cell>
            </table:table-row>
          </table:table>
          <text:p text:style-name="P50">Certainly, the result is not the same and there are other possibile ways this calculation may be performed!</text:p>
          <text:p text:style-name="P50">Actually, C# uses the following three rules:</text:p>
          <text:list>
            <text:list-item>
              <text:p text:style-name="P63"><text:span text:style-name="OperatorTok">*</text:span>, <text:span text:style-name="OperatorTok">/</text:span>, and <text:span text:style-name="OperatorTok">%</text:span>, called the “multiplicative operations,” are always evaluated before <text:span text:style-name="OperatorTok">+</text:span> and <text:span text:style-name="OperatorTok">-</text:span>, called the “additive operations.” So that, for instance,</text:p>
              <text:p text:style-name="P64">2 - 4 * 8</text:p>
              <text:p text:style-name="P63">will be evaluated as <draw:frame draw:style-name="fr1" text:anchor-type="as-char"><draw:object xlink:href="Formula-28/" xlink:type="simple" xlink:show="embed" xlink:actuate="onLoad"/></draw:frame>.</text:p>
            </text:list-item>
            <text:list-item>
              <text:p text:style-name="P63">If there are multiple operations of the same type, they are evaluated from left to right. For instance,</text:p>
              <text:p text:style-name="P65">4 / 2 * 8</text:p>
              <text:p text:style-name="P63">will be evaluated as <draw:frame draw:style-name="fr1" text:anchor-type="as-char"><draw:object xlink:href="Formula-30/" xlink:type="simple" xlink:show="embed" xlink:actuate="onLoad"/></draw:frame> and</text:p>
              <text:p text:style-name="P66">4 - 2 + 8</text:p>
              <text:p text:style-name="P63">will be evaluated as <draw:frame draw:style-name="fr1" text:anchor-type="as-char"><draw:object xlink:href="Formula-32/" xlink:type="simple" xlink:show="embed" xlink:actuate="onLoad"/></draw:frame>.</text:p>
            </text:list-item>
            <text:list-item>
              <text:p text:style-name="P63">Parenthesis can be used to force a particular order of evaluation, so that <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4</text:span><text:span text:style-name="OperatorTok">)</text:span> will be evaluated as <draw:frame draw:style-name="fr1" text:anchor-type="as-char"><draw:object xlink:href="Formula-34/" xlink:type="simple" xlink:show="embed" xlink:actuate="onLoad"/></draw:frame>, not as <draw:frame draw:style-name="fr1" text:anchor-type="as-char"><draw:object xlink:href="Formula-36/" xlink:type="simple" xlink:show="embed" xlink:actuate="onLoad"/></draw:frame> as it would without the parenthesis.</text:p>
            </text:list-item>
          </text:list>
          <text:p text:style-name="P50">Answer the following:</text:p>
          <text:list>
            <text:list-item>
              <text:p text:style-name="P66">Which of the following operation(s) compute the arithmetic expression <draw:frame draw:style-name="fr1" text:anchor-type="as-char"><draw:object xlink:href="Formula-38/" xlink:type="simple" xlink:show="embed" xlink:actuate="onLoad"/></draw:frame>?</text:p>
              <text:list>
                <text:list-item>
                  <text:p text:style-name="P66"><text:span text:style-name="NormalTok">x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5</text:span><text:span text:style-name="NormalTok"><text:s text:c="1"/></text:span><text:span text:style-name="OperatorTok">-</text:span><text:span text:style-name="NormalTok"><text:s text:c="1"/>y </text:span><text:span text:style-name="OperatorTok">*</text:span><text:span text:style-name="NormalTok"><text:s text:c="1"/></text:span><text:span text:style-name="DecValTok">7</text:span></text:p>
                </text:list-item>
                <text:list-item>
                  <text:p text:style-name="P66"><text:span text:style-name="NormalTok">x </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5</text:span><text:span text:style-name="OperatorTok">)</text:span><text:span text:style-name="NormalTok"><text:s text:c="1"/></text:span><text:span text:style-name="OperatorTok">-</text:span><text:span text:style-name="NormalTok"><text:s text:c="1"/>y </text:span><text:span text:style-name="OperatorTok">*</text:span><text:span text:style-name="NormalTok"><text:s text:c="1"/></text:span><text:span text:style-name="DecValTok">7</text:span></text:p>
                </text:list-item>
                <text:list-item>
                  <text:p text:style-name="P66"><text:span text:style-name="OperatorTok">(</text:span><text:span text:style-name="NormalTok">x </text:span><text:span text:style-name="OperatorTok">*</text:span><text:span text:style-name="NormalTok"><text:s text:c="1"/></text:span><text:span text:style-name="DecValTok">3</text:span><text:span text:style-name="OperatorTok">)</text:span><text:span text:style-name="NormalTok"><text:s text:c="1"/></text:span><text:span text:style-name="OperatorTok">%</text:span><text:span text:style-name="NormalTok"><text:s text:c="1"/></text:span><text:span text:style-name="DecValTok">5</text:span><text:span text:style-name="NormalTok"><text:s text:c="1"/></text:span><text:span text:style-name="OperatorTok">-</text:span><text:span text:style-name="NormalTok"><text:s text:c="1"/>y </text:span><text:span text:style-name="OperatorTok">*</text:span><text:span text:style-name="NormalTok"><text:s text:c="1"/></text:span><text:span text:style-name="DecValTok">7</text:span></text:p>
                </text:list-item>
                <text:list-item>
                  <text:p text:style-name="P66"><text:span text:style-name="NormalTok">x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OperatorTok">(</text:span><text:span text:style-name="DecValTok">5</text:span><text:span text:style-name="NormalTok"><text:s text:c="1"/></text:span><text:span text:style-name="OperatorTok">-</text:span><text:span text:style-name="NormalTok"><text:s text:c="1"/>y </text:span><text:span text:style-name="OperatorTok">*</text:span><text:span text:style-name="NormalTok"><text:s text:c="1"/></text:span><text:span text:style-name="DecValTok">7</text:span><text:span text:style-name="OperatorTok">)</text:span></text:p>
                </text:list-item>
                <text:list-item>
                  <text:p text:style-name="P66"><text:span text:style-name="OperatorTok">(</text:span><text:span text:style-name="NormalTok">x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5</text:span><text:span text:style-name="OperatorTok">)</text:span><text:span text:style-name="NormalTok"><text:s text:c="1"/></text:span><text:span text:style-name="OperatorTok">-</text:span><text:span text:style-name="NormalTok"><text:s text:c="1"/></text:span><text:span text:style-name="OperatorTok">(</text:span><text:span text:style-name="NormalTok">y </text:span><text:span text:style-name="OperatorTok">*</text:span><text:span text:style-name="NormalTok"><text:s text:c="1"/></text:span><text:span text:style-name="DecValTok">7</text:span><text:span text:style-name="OperatorTok">)</text:span></text:p>
                </text:list-item>
                <text:list-item>
                  <text:p text:style-name="P66"><text:span text:style-name="OperatorTok">(</text:span><text:span text:style-name="NormalTok">x </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5</text:span><text:span text:style-name="OperatorTok">)</text:span><text:span text:style-name="NormalTok"><text:s text:c="1"/></text:span><text:span text:style-name="OperatorTok">-</text:span><text:span text:style-name="NormalTok"><text:s text:c="1"/></text:span><text:span text:style-name="OperatorTok">(</text:span><text:span text:style-name="NormalTok">y </text:span><text:span text:style-name="OperatorTok">*</text:span><text:span text:style-name="NormalTok"><text:s text:c="1"/></text:span><text:span text:style-name="DecValTok">7</text:span><text:span text:style-name="OperatorTok">))</text:span></text:p>
                </text:list-item>
              </text:list>
            </text:list-item>
            <text:list-item>
              <text:p text:style-name="P66">State the order of evaluation of the operators in each of the following operations, and compute the resulting value:</text:p>
              <text:list>
                <text:list-item>
                  <text:p text:style-name="P66"><text:span text:style-name="DecValTok">8</text:span><text:span text:style-name="NormalTok"><text:s text:c="1"/></text:span><text:span text:style-name="OperatorTok">-</text:span><text:span text:style-name="NormalTok"><text:s text:c="1"/></text:span><text:span text:style-name="DecValTok">39</text:span><text:span text:style-name="NormalTok"><text:s text:c="1"/></text:span><text:span text:style-name="OperatorTok">*</text:span><text:span text:style-name="NormalTok"><text:s text:c="1"/></text:span><text:span text:style-name="DecValTok">1</text:span><text:span text:style-name="NormalTok"><text:s text:c="1"/></text:span><text:span text:style-name="OperatorTok">/</text:span><text:span text:style-name="NormalTok"><text:s text:c="1"/></text:span><text:span text:style-name="DecValTok">12</text:span><text:span text:style-name="NormalTok"><text:s text:c="1"/></text:span><text:span text:style-name="OperatorTok">+</text:span><text:span text:style-name="NormalTok"><text:s text:c="1"/></text:span><text:span text:style-name="DecValTok">5</text:span></text:p>
                </text:list-item>
                <text:list-item>
                  <text:p text:style-name="P66"><text:span text:style-name="DecValTok">12</text:span><text:span text:style-name="NormalTok"><text:s text:c="1"/></text:span><text:span text:style-name="OperatorTok">+</text:span><text:span text:style-name="NormalTok"><text:s text:c="1"/></text:span><text:span text:style-name="OperatorTok">-</text:span><text:span text:style-name="DecValTok">23</text:span><text:span text:style-name="NormalTok"><text:s text:c="1"/></text:span><text:span text:style-name="OperatorTok">/</text:span><text:span text:style-name="NormalTok"><text:s text:c="1"/></text:span><text:span text:style-name="DecValTok">12</text:span><text:span text:style-name="NormalTok"><text:s text:c="1"/></text:span><text:span text:style-name="OperatorTok">%</text:span><text:span text:style-name="NormalTok"><text:s text:c="1"/></text:span><text:span text:style-name="DecValTok">3</text:span></text:p>
                </text:list-item>
                <text:list-item>
                  <text:p text:style-name="P66"><text:span text:style-name="DecValTok">90</text:span><text:span text:style-name="NormalTok"><text:s text:c="1"/></text:span><text:span text:style-name="OperatorTok">*</text:span><text:span text:style-name="NormalTok"><text:s text:c="1"/></text:span><text:span text:style-name="DecValTok">23</text:span><text:span text:style-name="NormalTok"><text:s text:c="1"/></text:span><text:span text:style-name="OperatorTok">/</text:span><text:span text:style-name="NormalTok"><text:s text:c="1"/></text:span><text:span text:style-name="DecValTok">34</text:span><text:span text:style-name="NormalTok"><text:s text:c="1"/></text:span><text:span text:style-name="OperatorTok">-</text:span><text:span text:style-name="NormalTok"><text:s text:c="1"/></text:span><text:span text:style-name="DecValTok">12</text:span><text:span text:style-name="NormalTok"><text:s text:c="1"/></text:span><text:span text:style-name="OperatorTok">-</text:span><text:span text:style-name="NormalTok"><text:s text:c="1"/></text:span><text:span text:style-name="DecValTok">13</text:span></text:p>
                </text:list-item>
                <text:list-item>
                  <text:p text:style-name="P66"><text:span text:style-name="DecValTok">12</text:span><text:span text:style-name="NormalTok"><text:s text:c="1"/></text:span><text:span text:style-name="OperatorTok">%</text:span><text:span text:style-name="NormalTok"><text:s text:c="1"/></text:span><text:span text:style-name="DecValTok">83</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3</text:span></text:p>
                </text:list-item>
              </text:list>
            </text:list-item>
            <text:list-item>
              <text:p text:style-name="P66">(Optional) Check your answers using your IDE. You can use a statement of the form:</text:p>
              <text:p text:style-name="P67">Console.WriteLine($"8 - 39 * 1 / 12 + 5 is {8 - 39 * 1 / 12 + 5}");</text:p>
            </text:list-item>
          </text:list>
        </text:list-item>
        <text:list-item>
          <text:p text:style-name="P50">Write down, on a piece of paper, a fully compilable program that initializes an <text:span text:style-name="DataTypeTok">int</text:span> variable named <text:span text:style-name="NormalTok">persons</text:span> with the value 5, an <text:span text:style-name="DataTypeTok">int</text:span> variable named <text:span text:style-name="NormalTok">bottles</text:span> with the value 3, and a <text:span text:style-name="DataTypeTok">double</text:span> variable named <text:span text:style-name="NormalTok">literPerBottlle</text:span> with the value 1.5. What should be the type of the <text:span text:style-name="NormalTok">literPerPerson</text:span> variable to be able to be assigned the number of liters every person is going to get, if split equitably? Write the correct initialization of that variable and a statement that displays its value.</text:p>
          <text:p text:style-name="P50">Place a delimited comment with a your name and the time at which you wrote the program at the top of the program.</text:p>
        </text:list-item>
        <text:list-item>
          <text:p text:style-name="P50">Write down, on a piece of paper, a program that:</text:p>
          <text:list>
            <text:list-item>
              <text:p text:style-name="P67">Declares a <text:span text:style-name="DataTypeTok">string</text:span> variable named <text:span text:style-name="NormalTok">userName</text:span>.</text:p>
            </text:list-item>
            <text:list-item>
              <text:p text:style-name="P67">Displays on the screen “Please enter your name, followed by enter:”.</text:p>
            </text:list-item>
            <text:list-item>
              <text:p text:style-name="P67">Reads a <text:span text:style-name="DataTypeTok">string</text:span> value from the keyboard and assigns the value to the <text:span text:style-name="NormalTok">userName</text:span> variable.</text:p>
            </text:list-item>
            <text:list-item>
              <text:p text:style-name="P67">Declares an <text:span text:style-name="DataTypeTok">int</text:span> variable named <text:span text:style-name="NormalTok">number</text:span>.</text:p>
            </text:list-item>
            <text:list-item>
              <text:p text:style-name="P67">Displays on the screen “Please enter your number:”.</text:p>
            </text:list-item>
            <text:list-item>
              <text:p text:style-name="P67">Reads an <text:span text:style-name="DataTypeTok">int</text:span> value from the keyboard and assigns the value to the <text:span text:style-name="NormalTok">number</text:span> variable.</text:p>
            </text:list-item>
            <text:list-item>
              <text:p text:style-name="P67">Declares a <text:span text:style-name="DataTypeTok">string</text:span> variable named <text:span text:style-name="NormalTok">id</text:span> and initializes it with the string referenced by the <text:span text:style-name="NormalTok">userName</text:span> variable, followed by the number entered by the user (you can concatenate a string and an int using the + sign).</text:p>
            </text:list-item>
            <text:list-item>
              <text:p text:style-name="P67">Displays on the screen, “Your id is” and the content of the <text:span text:style-name="NormalTok">id</text:span> variable.</text:p>
            </text:list-item>
          </text:list>
          <text:p text:style-name="P50">Here is an example of execution, where the user input is underlined, and hitting “enter” is represented by ↵:</text:p>
          <text:p text:style-name="P68">Please enter your name, followed by enter.</text:p>
          <text:p text:style-name="P69">J̲a̲y̲l̲a̲h̲↵̲</text:p>
          <text:p text:style-name="P70">Please enter your area code, followed by enter.</text:p>
          <text:p text:style-name="P71">4̲9̲3̲9̲1̲↵̲</text:p>
          <text:p text:style-name="P72">Your id is Jaylah49391</text:p>
          <text:p text:style-name="P73">Press any key to continue . . .</text:p>
        </text:list-item>
      </text:list>
      <text:h text:style-name="Heading_20_1" text:outline-level="1"><text:bookmark-start text:name="homework-3"/>Homework #3<text:bookmark-end text:name="homework-3"/></text:h>
      <text:h text:style-name="Heading_20_2" text:outline-level="2"><text:bookmark-start text:name="part-i-questions-2"/>Part I – Questions<text:bookmark-end text:name="part-i-questions-2"/></text:h>
      <text:list text:style-name="L7">
        <text:list-item>
          <text:p text:style-name="P74">What is “an instance of a class”?</text:p>
          <text:p text:style-name="P74">Solution</text:p>
          <text:p text:style-name="P74">An object.</text:p>
        </text:list-item>
        <text:list-item>
          <text:p text:style-name="P74">Fill in the blanks: “A class asserts that every objects created using it should have ̲ ̲ ̲ ̲ ̲ ̲ ̲ ̲ ̲ ̲ ̲ ̲ ̲ ̲ ̲ ̲ ̲ ̲ ̲ ̲ ̲ ̲ ̲ ̲ ̲ ̲ ̲ ̲ (i.e.,”data”) and ̲ ̲ ̲ ̲ ̲ ̲ ̲ ̲ ̲ ̲ ̲ ̲ ̲ ̲ ̲ ̲ ̲ ̲ ̲ ̲ ̲ ̲ ̲ ̲ ̲ ̲ ̲ ̲ (i.e., “operations”).”</text:p>
          <text:p text:style-name="P74">Solution</text:p>
          <text:p text:style-name="P74">Attributes and methods.</text:p>
        </text:list-item>
        <text:list-item>
          <text:p text:style-name="P74">Give two access modifiers.</text:p>
          <text:p text:style-name="P74">Solution</text:p>
          <text:p text:style-name="P74"><text:span text:style-name="KeywordTok">public</text:span> and <text:span text:style-name="KeywordTok">private</text:span>.</text:p>
        </text:list-item>
        <text:list-item>
          <text:p text:style-name="P74">What, if any, is the difference between a parameter and an argument?</text:p>
          <text:p text:style-name="P74">Solution</text:p>
          <text:p text:style-name="P74">“Parameters” are called “formal parameters” and are used when defining the method, while “arguments” are called “actual parameters” and are used when calling the method. A method has parameters and takes arguments.</text:p>
        </text:list-item>
        <text:list-item>
          <text:p text:style-name="P74">Write a statement that creates a new object from the <text:span text:style-name="NormalTok">Rectangle</text:span> class.</text:p>
          <text:p text:style-name="P74">Solution</text:p>
          <text:p text:style-name="P74"><text:span text:style-name="NormalTok">Rectangle myRec </text:span><text:span text:style-name="OperatorTok">=</text:span><text:span text:style-name="NormalTok"><text:s text:c="1"/></text:span><text:span text:style-name="KeywordTok">new</text:span><text:span text:style-name="NormalTok"><text:s text:c="1"/></text:span><text:span text:style-name="FunctionTok">Rectangle</text:span><text:span text:style-name="OperatorTok">();</text:span></text:p>
        </text:list-item>
        <text:list-item>
          <text:p text:style-name="P74">What is the purpose of the keyword <text:span text:style-name="KeywordTok">new</text:span>?</text:p>
          <text:p text:style-name="P74">Solution</text:p>
          <text:p text:style-name="P74">To create objects, to instantiate classes.</text:p>
        </text:list-item>
        <text:list-item>
          <text:p text:style-name="P74">Do different objects from the same class share their instance variables?</text:p>
          <text:p text:style-name="P74">Solution</text:p>
          <text:p text:style-name="P74">No, there is one instance variable per object.</text:p>
        </text:list-item>
        <text:list-item>
          <text:p text:style-name="P74">Briefly explain the difference between a local variable and an instance variable.</text:p>
          <text:p text:style-name="P74">Solution</text:p>
          <text:p text:style-name="P74">A local variable exists only within a single method; instance variables are available/accessible to all methods in a class.</text:p>
        </text:list-item>
        <text:list-item>
          <text:p text:style-name="P74">Suppose we have a <text:span text:style-name="NormalTok">Circle</text:span> class containing</text:p>
          <text:p text:style-name="P75">public void SetRadius(double radiusArgument)</text:p>
          <text:p text:style-name="P76">{</text:p>
          <text:p text:style-name="P77"><text:s text:c="4"/>radius = radiusArgument;</text:p>
          <text:p text:style-name="P78">}</text:p>
          <text:p text:style-name="P74">Write a statement that create a <text:span text:style-name="NormalTok">Circle</text:span> object, and one statement that sets its radius to 3.5.</text:p>
          <text:p text:style-name="P74">Solution</text:p>
          <text:p text:style-name="P79">Circle theCircle = new Circle();</text:p>
          <text:p text:style-name="P80">theCircle.SetRadius(3.5);</text:p>
        </text:list-item>
        <text:list-item>
          <text:p text:style-name="P74">Indicate the order of evaluation of the operators in each of the following C# operations by adding parenthesis or developping the expression one step at a time, and compute the resulting value:</text:p>
          <text:list>
            <text:list-item>
              <text:p text:style-name="P80"><text:span text:style-name="DecValTok">3</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2</text:span></text:p>
            </text:list-item>
            <text:list-item>
              <text:p text:style-name="P80"><text:span text:style-name="DecValTok">3</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3</text:span></text:p>
            </text:list-item>
            <text:list-item>
              <text:p text:style-name="P80"><text:span text:style-name="DecValTok">2</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text:p>
            </text:list-item>
            <text:list-item>
              <text:p text:style-name="P80"><text:span text:style-name="DecValTok">2</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1</text:span><text:span text:style-name="NormalTok"><text:s text:c="1"/></text:span><text:span text:style-name="OperatorTok">-</text:span><text:span text:style-name="NormalTok"><text:s text:c="1"/></text:span><text:span text:style-name="DecValTok">4</text:span></text:p>
            </text:list-item>
          </text:list>
        </text:list-item>
        <text:list-item>
          <text:p text:style-name="P74">Write the complete implementation of a class that contains two attributes (with different data types), a setter for one attribute, a getter for the other attribute, a custom constructor, and a <text:span text:style-name="NormalTok">ToString</text:span> method. You can re-use an example from a lecture or a lab, as long as it satisfies those conditions, or you can invent one. No need to write an application program.</text:p>
          <text:p text:style-name="P74">Solution</text:p>
          <text:p text:style-name="P74">Note: In this solution, the Rectangle class from the lab was used, but any class fulfilling the requirements will work.</text:p>
          <text:p text:style-name="P81">class Rectangle</text:p>
          <text:p text:style-name="P82">{</text:p>
          <text:p text:style-name="P83"><text:s text:c="4"/>private int length;</text:p>
          <text:p text:style-name="P84"><text:s text:c="4"/>private int width;</text:p>
          <text:p text:style-name="P85"/>
          <text:p text:style-name="P86"><text:s text:c="4"/>public Rectangle(int lengthP, int widthP)</text:p>
          <text:p text:style-name="P87"><text:s text:c="4"/>{</text:p>
          <text:p text:style-name="P88"><text:s text:c="8"/>length = lengthP;</text:p>
          <text:p text:style-name="P89"><text:s text:c="8"/>width = widthP;</text:p>
          <text:p text:style-name="P90"><text:s text:c="4"/>}</text:p>
          <text:p text:style-name="P91"><text:s text:c="4"/>public void SetLength(int lengthParameter)</text:p>
          <text:p text:style-name="P92"><text:s text:c="4"/>{</text:p>
          <text:p text:style-name="P93"><text:s text:c="8"/>length = lengthParameter;</text:p>
          <text:p text:style-name="P94"><text:s text:c="4"/>}</text:p>
          <text:p text:style-name="P95"><text:s text:c="4"/>public int GetWidth()</text:p>
          <text:p text:style-name="P96"><text:s text:c="4"/>{</text:p>
          <text:p text:style-name="P97"><text:s text:c="8"/>return width;</text:p>
          <text:p text:style-name="P98"><text:s text:c="4"/>}</text:p>
          <text:p text:style-name="P99"><text:s text:c="4"/>public override string ToString()</text:p>
          <text:p text:style-name="P100"><text:s text:c="4"/>{</text:p>
          <text:p text:style-name="P101"><text:s text:c="8"/>return "Length: " + length + ", Width: " + width;</text:p>
          <text:p text:style-name="P102"><text:s text:c="4"/>}</text:p>
          <text:p text:style-name="P103">}</text:p>
        </text:list-item>
        <text:list-item>
          <text:p text:style-name="P74">What does the keyword <text:span text:style-name="KeywordTok">return</text:span> do?</text:p>
          <text:p text:style-name="P74">Solution</text:p>
          <text:p text:style-name="P74">It is used by a method to return a value to the environment that called it.</text:p>
        </text:list-item>
        <text:list-item>
          <text:p text:style-name="P74">Write a get method for an instance variable named <text:span text:style-name="NormalTok">total</text:span> of type <text:span text:style-name="DataTypeTok">int</text:span>.</text:p>
          <text:p text:style-name="P74">Solution</text:p>
          <text:p text:style-name="P104">public int GetTotal()</text:p>
          <text:p text:style-name="P105">{ </text:p>
          <text:p text:style-name="P106"><text:s text:c="4"/>return total;</text:p>
          <text:p text:style-name="P107">}</text:p>
        </text:list-item>
        <text:list-item>
          <text:p text:style-name="P74">Write a getter for an attribute of type <text:span text:style-name="DataTypeTok">string</text:span> named <text:span text:style-name="NormalTok">myName</text:span>.</text:p>
          <text:p text:style-name="P74">Solution</text:p>
          <text:p text:style-name="P108">public string GetMyName() </text:p>
          <text:p text:style-name="P109">{ </text:p>
          <text:p text:style-name="P110"><text:s text:c="4"/>return myName;</text:p>
          <text:p text:style-name="P111">}</text:p>
        </text:list-item>
        <text:list-item>
          <text:p text:style-name="P74">Write a setter for an attribute of type <text:span text:style-name="DataTypeTok">int</text:span> named <text:span text:style-name="NormalTok">myAge</text:span>.</text:p>
          <text:p text:style-name="P74">Solution</text:p>
          <text:p text:style-name="P112">public void SetMyAge(int paramMyAge) </text:p>
          <text:p text:style-name="P113">{ </text:p>
          <text:p text:style-name="P114"><text:s text:c="4"/>myAge = paramMyAge; </text:p>
          <text:p text:style-name="P115">}</text:p>
        </text:list-item>
        <text:list-item>
          <text:p text:style-name="P74">Assuming <text:span text:style-name="NormalTok">name</text:span> is a <text:span text:style-name="DataTypeTok">string</text:span> instance variable, there is problem with the following setter. Fix it.</text:p>
          <text:p text:style-name="P116">public int SetName(string val){</text:p>
          <text:p text:style-name="P117"><text:s text:c="4"/>name = val;</text:p>
          <text:p text:style-name="P118">}</text:p>
          <text:p text:style-name="P74">Solution</text:p>
          <text:p text:style-name="P74">It has the wrong return type, because it does not (and should not) return a value, i.e., replace <text:span text:style-name="DataTypeTok">int</text:span> with <text:span text:style-name="DataTypeTok">void</text:span>.</text:p>
        </text:list-item>
        <text:list-item>
          <text:p text:style-name="P74">Assume we have an instance of the <text:span text:style-name="NormalTok">Rectangle</text:span> class named <text:span text:style-name="NormalTok">myRect</text:span> and an instance of the <text:span text:style-name="NormalTok">Circle</text:span> class named <text:span text:style-name="NormalTok">myCircle</text:span>. Write statement(s) that will make the radius of <text:span text:style-name="NormalTok">myCircle</text:span> equal to the width of <text:span text:style-name="NormalTok">myRect</text:span>.</text:p>
          <text:p text:style-name="P74">Solution</text:p>
          <text:p text:style-name="P119">myCircle.SetRadius(myRect.GetWidth());</text:p>
        </text:list-item>
        <text:list-item>
          <text:p text:style-name="P74">Briefly describe what a format specifier is. Write a statement that uses one.</text:p>
          <text:p text:style-name="P74">Solution</text:p>
          <text:p text:style-name="P74">An indication to format a numerical value in a special way in a string. For example, <text:span text:style-name="NormalTok">Console</text:span><text:span text:style-name="OperatorTok">.</text:span><text:span text:style-name="FunctionTok">WriteLine</text:span><text:span text:style-name="OperatorTok">(</text:span><text:span text:style-name="NormalTok">$</text:span><text:span text:style-name="StringTok">"{65536:N"</text:span><text:span text:style-name="OperatorTok">);}</text:span> will display “65,536.00” on the screen after applying the <text:span text:style-name="OperatorTok">:</text:span><text:span text:style-name="NormalTok">N</text:span> format specifier to the value 65536.</text:p>
        </text:list-item>
        <text:list-item>
          <text:p text:style-name="P74">Write a statement that uses a format specifier.</text:p>
          <text:p text:style-name="P74">Solution</text:p>
          <text:p text:style-name="P120">Console.WriteLine($"myInt:C");</text:p>
        </text:list-item>
        <text:list-item>
          <text:p text:style-name="P74">Write a method for the <text:span text:style-name="NormalTok">Rectangle</text:span> class that divides the length and width of the calling object by a factor given as a parameter.</text:p>
          <text:p text:style-name="P74">Solution</text:p>
          <text:p text:style-name="P121">public void DivideBy(int factor) </text:p>
          <text:p text:style-name="P122">{</text:p>
          <text:p text:style-name="P123"><text:s text:c="4"/>length /= factor; </text:p>
          <text:p text:style-name="P124"><text:s text:c="4"/>width /= factor;</text:p>
          <text:p text:style-name="P125">}</text:p>
        </text:list-item>
        <text:list-item>
          <text:p text:style-name="P74">Draw the UML diagram of a class named “Student” with a single attribute, “name”, of type <text:span text:style-name="DataTypeTok">string</text:span>, and two methods, <text:span text:style-name="NormalTok">SetName</text:span> and <text:span text:style-name="NormalTok">GetName</text:span>.</text:p>
          <text:p text:style-name="P74">Solution</text:p>
          <table:table table:name="Table5" table:style-name="Table5">
            <table:table-column table:style-name="Table5.A"/>
            <table:table-header-rows>
              <table:table-row>
                <table:table-cell table:style-name="TableHeaderRowCell" office:value-type="string">
                  <text:p text:style-name="Table_20_Heading">Student</text:p>
                </table:table-cell>
              </table:table-row>
            </table:table-header-rows>
            <table:table-row>
              <table:table-cell table:style-name="TableRowCell" office:value-type="string">
                <text:p text:style-name="Table_20_Contents">- name: string</text:p>
              </table:table-cell>
            </table:table-row>
            <table:table-row>
              <table:table-cell table:style-name="TableRowCell" office:value-type="string">
                <text:p text:style-name="Table_20_Contents">+ SetName(arg: string)</text:p>
              </table:table-cell>
            </table:table-row>
            <table:table-row>
              <table:table-cell table:style-name="TableRowCell" office:value-type="string">
                <text:p text:style-name="Table_20_Contents">+ GetName(): string</text:p>
              </table:table-cell>
            </table:table-row>
          </table:table>
        </text:list-item>
        <text:list-item>
          <text:p text:style-name="P74">Write a <text:span text:style-name="NormalTok">ToString</text:span> method for a <text:span text:style-name="NormalTok">Account</text:span> class with two attributes, a <text:span text:style-name="DataTypeTok">string</text:span> attribute called <text:span text:style-name="NormalTok">name</text:span> and a <text:span text:style-name="DataTypeTok">decimal</text:span> attribute called <text:span text:style-name="NormalTok">amount</text:span>.</text:p>
          <text:p text:style-name="P74">Solution</text:p>
          <text:p text:style-name="P126">public override string ToString() </text:p>
          <text:p text:style-name="P127">{ </text:p>
          <text:p text:style-name="P128"><text:s text:c="4"/>return $"Account Name: {name}\nAccount Balance: {amount}";</text:p>
          <text:p text:style-name="P129">}</text:p>
        </text:list-item>
        <text:list-item>
          <text:p text:style-name="P74">Consider the following UML diagram:</text:p>
          <table:table table:name="Table6" table:style-name="Table6">
            <table:table-column table:style-name="Table6.A"/>
            <table:table-header-rows>
              <table:table-row>
                <table:table-cell table:style-name="TableHeaderRowCell" office:value-type="string">
                  <text:p text:style-name="Table_20_Heading">Circle</text:p>
                </table:table-cell>
              </table:table-row>
            </table:table-header-rows>
            <table:table-row>
              <table:table-cell table:style-name="TableRowCell" office:value-type="string">
                <text:p text:style-name="Table_20_Contents">- radius : float</text:p>
              </table:table-cell>
            </table:table-row>
            <table:table-row>
              <table:table-cell table:style-name="TableRowCell" office:value-type="string">
                <text:p text:style-name="Table_20_Contents">+ setRadius(radiusParam : float) : void</text:p>
              </table:table-cell>
            </table:table-row>
            <table:table-row>
              <table:table-cell table:style-name="TableRowCell" office:value-type="string">
                <text:p text:style-name="Table_20_Contents">+ getRadius(): float</text:p>
              </table:table-cell>
            </table:table-row>
            <table:table-row>
              <table:table-cell table:style-name="TableRowCell" office:value-type="string">
                <text:p text:style-name="Table_20_Contents">+ getArea(): float</text:p>
              </table:table-cell>
            </table:table-row>
          </table:table>
          <text:p text:style-name="P74">What is the name of the class, what are the methods and attributes of the class?</text:p>
          <text:p text:style-name="P74">Solution</text:p>
          <text:p text:style-name="P74">The class is named Circle, it has a single attribute (radius) and three methods (setRadius, getRadius and getArea).</text:p>
        </text:list-item>
        <text:list-item>
          <text:p text:style-name="P74">What does it mean to say that instance variables have a default initial value? How is that different from the variables we have been manipulating in the <text:span text:style-name="NormalTok">Main</text:span> method?</text:p>
          <text:p text:style-name="P74">Solution</text:p>
          <text:p text:style-name="P74">When we create an object, the instance variable get a default value. When we declare a variable, it is unassigned.</text:p>
        </text:list-item>
        <text:list-item>
          <text:p text:style-name="P74">Is it possible to have more than one constructor defined for a class? If yes, how can C# know which one is called?</text:p>
          <text:p text:style-name="P74">Solution</text:p>
          <text:p text:style-name="P74">Yes, by looking at the signature.</text:p>
        </text:list-item>
        <text:list-item>
          <text:p text:style-name="P74">What is the name of a constructor method? What is the return type of a constructor?</text:p>
          <text:p text:style-name="P74">Solution</text:p>
          <text:p text:style-name="P74">The name of the class. It does not have a return type, not even <text:span text:style-name="DataTypeTok">void</text:span>.</text:p>
        </text:list-item>
        <text:list-item>
          <text:p text:style-name="P74">Write a constructor for a <text:span text:style-name="NormalTok">Soda</text:span> class with one <text:span text:style-name="DataTypeTok">string</text:span> attribute called <text:span text:style-name="NormalTok">name</text:span>.</text:p>
          <text:p text:style-name="P74">Solution</text:p>
          <text:p text:style-name="P130">public Soda() </text:p>
          <text:p text:style-name="P131">{ </text:p>
          <text:p text:style-name="P132">name = "Generic"; </text:p>
          <text:p text:style-name="P133">}</text:p>
        </text:list-item>
        <text:list-item>
          <text:p text:style-name="P74">Assume we have a <text:span text:style-name="NormalTok">Polygon</text:span> class, that have only one attribute, an <text:span text:style-name="DataTypeTok">int</text:span> called <text:span text:style-name="NormalTok">numberOfSides</text:span>. Write a constructor for that class.</text:p>
          <text:p text:style-name="P74">Solution</text:p>
          <text:p text:style-name="P134">public Polygon (int numberOfSidesParam)</text:p>
          <text:p text:style-name="P135">{</text:p>
          <text:p text:style-name="P136"><text:s text:c="4"/>numberOfSides = numberOfSidesParam; </text:p>
          <text:p text:style-name="P137">}</text:p>
        </text:list-item>
        <text:list-item>
          <text:p text:style-name="P74">What is the “default” constructor? Do we always have the possibility of using it?</text:p>
          <text:p text:style-name="P74">Solution</text:p>
          <text:p text:style-name="P74">The constructor provided with the class by default, that set all the attributes to their default values. If we define our own constructor, this one disappears.</text:p>
        </text:list-item>
        <text:list-item>
          <text:p text:style-name="P74">What is the return type of a <text:span text:style-name="NormalTok">ToString</text:span> method? How many arguments does it usually take?</text:p>
          <text:p text:style-name="P74">Solution</text:p>
          <text:p text:style-name="P74"><text:span text:style-name="DataTypeTok">string</text:span>; 0.</text:p>
        </text:list-item>
        <text:list-item>
          <text:p text:style-name="P74">Consider the following partial class definition:</text:p>
          <text:p text:style-name="P138">public class Book</text:p>
          <text:p text:style-name="P139">{</text:p>
          <text:p text:style-name="P140"><text:s text:c="4"/>private string title;</text:p>
          <text:p text:style-name="P141"><text:s text:c="4"/>private string author;</text:p>
          <text:p text:style-name="P142"><text:s text:c="4"/>private string publisher;</text:p>
          <text:p text:style-name="P143"><text:s text:c="4"/>private int copiesSold;</text:p>
          <text:p text:style-name="P144">}</text:p>
          <text:list>
            <text:list-item>
              <text:p text:style-name="P144">Write a statement that would create a <text:span text:style-name="NormalTok">Book</text:span> object.</text:p>
            </text:list-item>
            <text:list-item>
              <text:p text:style-name="P144">Write a “getter” and a “setter” for the <text:span text:style-name="NormalTok">title</text:span> attribute.</text:p>
            </text:list-item>
            <text:list-item>
              <text:p text:style-name="P144">Write a constructor for the <text:span text:style-name="NormalTok">Book</text:span> class taking at least one argument (you are free to decide which one(s)).</text:p>
            </text:list-item>
          </text:list>
          <text:p text:style-name="P74">Solution</text:p>
          <text:list>
            <text:list-item>
              <text:p text:style-name="P144"><text:span text:style-name="NormalTok">Book myBook </text:span><text:span text:style-name="OperatorTok">=</text:span><text:span text:style-name="NormalTok"><text:s text:c="1"/></text:span><text:span text:style-name="KeywordTok">new</text:span><text:span text:style-name="NormalTok"><text:s text:c="1"/></text:span><text:span text:style-name="FunctionTok">Book</text:span><text:span text:style-name="OperatorTok">();</text:span> 2 and 3.</text:p>
            </text:list-item>
          </text:list>
          <text:p text:style-name="P145">public string GetTitle() </text:p>
          <text:p text:style-name="P146">{ </text:p>
          <text:p text:style-name="P147"><text:s text:c="4"/>return title; </text:p>
          <text:p text:style-name="P148">}</text:p>
          <text:p text:style-name="P149"/>
          <text:p text:style-name="P150">public void SetTitle(string titleP) </text:p>
          <text:p text:style-name="P151">{ </text:p>
          <text:p text:style-name="P152"><text:s text:c="4"/>title = titleP; </text:p>
          <text:p text:style-name="P153">}</text:p>
          <text:p text:style-name="P154"/>
          <text:p text:style-name="P155">public Book (string titleP, string authorP, string pubP, int copiesP) </text:p>
          <text:p text:style-name="P156">{ </text:p>
          <text:p text:style-name="P157"><text:s text:c="4"/>title = titleP; </text:p>
          <text:p text:style-name="P158"><text:s text:c="4"/>author = authorP; </text:p>
          <text:p text:style-name="P159"><text:s text:c="4"/>publisher = pubP; </text:p>
          <text:p text:style-name="P160"><text:s text:c="4"/>copiesSold = copiesP </text:p>
          <text:p text:style-name="P161">}</text:p>
        </text:list-item>
        <text:list-item>
          <text:p text:style-name="P74">Consider the following partial class definition:</text:p>
          <text:p text:style-name="P162">class DVD</text:p>
          <text:p text:style-name="P163">{</text:p>
          <text:p text:style-name="P164"><text:s text:c="4"/>private string title;</text:p>
          <text:p text:style-name="P165"><text:s text:c="4"/>private decimal price;</text:p>
          <text:p text:style-name="P166">}</text:p>
          <text:list>
            <text:list-item>
              <text:p text:style-name="P166">Write a “setter” for the <text:span text:style-name="NormalTok">title</text:span> attribute.</text:p>
            </text:list-item>
            <text:list-item>
              <text:p text:style-name="P166">Write a constructor for the <text:span text:style-name="NormalTok">DVD</text:span> class that takes two arguments.</text:p>
            </text:list-item>
            <text:list-item>
              <text:p text:style-name="P166">Write a method called <text:span text:style-name="NormalTok">Discount</text:span> that decreases the <text:span text:style-name="NormalTok">price</text:span> attribute by 20.55%.</text:p>
            </text:list-item>
            <text:list-item>
              <text:p text:style-name="P166">Write a (good, informative) <text:span text:style-name="NormalTok">ToString</text:span> method for the class.</text:p>
            </text:list-item>
            <text:list-item>
              <text:p text:style-name="P166">Write statements that ask the user to enter a price and then create a <text:span text:style-name="NormalTok">DVD</text:span> object with a <text:span text:style-name="NormalTok">price</text:span> attribute equal to the price the user entered. (The object’s <text:span text:style-name="NormalTok">title</text:span> attribute can be anything you choose).</text:p>
            </text:list-item>
            <text:list-item>
              <text:p text:style-name="P166">Draw the UML class diagram for the class you obtained by adding the above four methods to our original class definition.</text:p>
            </text:list-item>
          </text:list>
          <text:p text:style-name="P74">Solution</text:p>
          <text:p text:style-name="P167">class DVD</text:p>
          <text:p text:style-name="P168">{</text:p>
          <text:p text:style-name="P169"><text:s text:c="4"/>private string title;</text:p>
          <text:p text:style-name="P170"><text:s text:c="4"/>private decimal price;</text:p>
          <text:p text:style-name="P171"/>
          <text:p text:style-name="P172"><text:s text:c="4"/>public void SetTitle(string titleP)</text:p>
          <text:p text:style-name="P173"><text:s text:c="4"/>{</text:p>
          <text:p text:style-name="P174"><text:s text:c="8"/>title = titleP;</text:p>
          <text:p text:style-name="P175"><text:s text:c="4"/>}</text:p>
          <text:p text:style-name="P176"/>
          <text:p text:style-name="P177"><text:s text:c="4"/>public DVD(string titleP, decimal priceP)</text:p>
          <text:p text:style-name="P178"><text:s text:c="4"/>{</text:p>
          <text:p text:style-name="P179"><text:s text:c="8"/>title = titleP;</text:p>
          <text:p text:style-name="P180"><text:s text:c="8"/>price = priceP;</text:p>
          <text:p text:style-name="P181"><text:s text:c="4"/>}</text:p>
          <text:p text:style-name="P182"/>
          <text:p text:style-name="P183"><text:s text:c="4"/>public void Discount()</text:p>
          <text:p text:style-name="P184"><text:s text:c="4"/>{</text:p>
          <text:p text:style-name="P185"><text:s text:c="8"/>price -= price * 0.2055</text:p>
          <text:p text:style-name="P186"><text:s text:c="4"/>}</text:p>
          <text:p text:style-name="P187"/>
          <text:p text:style-name="P188"><text:s text:c="4"/>public override string ToString()</text:p>
          <text:p text:style-name="P189"><text:s text:c="4"/>{</text:p>
          <text:p text:style-name="P190"><text:s text:c="8"/>return $"DVD Title: {title}\nDVD Price: {price}"</text:p>
          <text:p text:style-name="P191"><text:s text:c="4"/>}</text:p>
          <text:p text:style-name="P192">}</text:p>
          <text:p text:style-name="P193"/>
          <text:p text:style-name="P194">//program.cs</text:p>
          <text:p text:style-name="P195">Console.WriteLine("What should the price be for the movie "Ender's Game?");</text:p>
          <text:p text:style-name="P196">DVD myDVD = new DVD("Ender's Game", decimal.Parse(Console.ReadLine()));</text:p>
          <table:table table:name="Table7" table:style-name="Table7">
            <table:table-column table:style-name="Table7.A"/>
            <table:table-header-rows>
              <table:table-row>
                <table:table-cell table:style-name="TableHeaderRowCell" office:value-type="string">
                  <text:p text:style-name="Table_20_Heading">DVD</text:p>
                </table:table-cell>
              </table:table-row>
            </table:table-header-rows>
            <table:table-row>
              <table:table-cell table:style-name="TableRowCell" office:value-type="string">
                <text:p text:style-name="Table_20_Contents">- title : string</text:p>
              </table:table-cell>
            </table:table-row>
            <table:table-row>
              <table:table-cell table:style-name="TableRowCell" office:value-type="string">
                <text:p text:style-name="Table_20_Contents">- price : decimal</text:p>
              </table:table-cell>
            </table:table-row>
            <table:table-row>
              <table:table-cell table:style-name="TableRowCell" office:value-type="string">
                <text:p text:style-name="Table_20_Contents">+ SetTitle(titleP : string) : void</text:p>
              </table:table-cell>
            </table:table-row>
            <table:table-row>
              <table:table-cell table:style-name="TableRowCell" office:value-type="string">
                <text:p text:style-name="Table_20_Contents">+ &lt;&gt; DVD(titleP : string, priceP : double)</text:p>
              </table:table-cell>
            </table:table-row>
            <table:table-row>
              <table:table-cell table:style-name="TableRowCell" office:value-type="string">
                <text:p text:style-name="Table_20_Contents">+ Discount() : void</text:p>
              </table:table-cell>
            </table:table-row>
            <table:table-row>
              <table:table-cell table:style-name="TableRowCell" office:value-type="string">
                <text:p text:style-name="Table_20_Contents">+ ToString() : string</text:p>
              </table:table-cell>
            </table:table-row>
          </table:table>
          <text:p text:style-name="P74">Note: This is not the only answer, but is the most optimal.</text:p>
        </text:list-item>
        <text:list-item>
          <text:p text:style-name="P74">Consider the following partial class definition:</text:p>
          <text:p text:style-name="P197">class Book</text:p>
          <text:p text:style-name="P198">{</text:p>
          <text:p text:style-name="P199"><text:s text:c="4"/>private string title;</text:p>
          <text:p text:style-name="P200"><text:s text:c="4"/>private decimal price;</text:p>
          <text:p text:style-name="P201">}</text:p>
          <text:list>
            <text:list-item>
              <text:p text:style-name="P201">Write a “getter” for the <text:span text:style-name="NormalTok">title</text:span> attribute.</text:p>
            </text:list-item>
            <text:list-item>
              <text:p text:style-name="P201">Write a constructor for the <text:span text:style-name="NormalTok">Book</text:span> class that takes two arguments.</text:p>
            </text:list-item>
            <text:list-item>
              <text:p text:style-name="P201">Write a method called <text:span text:style-name="NormalTok">AddTaxes</text:span> that increases the <text:span text:style-name="NormalTok">price</text:span> attribute by 6.35%.</text:p>
            </text:list-item>
            <text:list-item>
              <text:p text:style-name="P201">Write a (good, informative) <text:span text:style-name="NormalTok">ToString</text:span> method for that class.</text:p>
            </text:list-item>
            <text:list-item>
              <text:p text:style-name="P201">Write statements that ask the user to enter a price and then create a <text:span text:style-name="NormalTok">Book</text:span> object with a <text:span text:style-name="NormalTok">price</text:span> attribute equal to the price the user entered. (The object’s <text:span text:style-name="NormalTok">title</text:span> attribute can be anything you choose).</text:p>
            </text:list-item>
            <text:list-item>
              <text:p text:style-name="P201">Draw the UML class diagram for the class you obtained by adding the above four methods to our original class definition.</text:p>
            </text:list-item>
          </text:list>
          <text:p text:style-name="P74">Solution</text:p>
          <text:p text:style-name="P202">class Book</text:p>
          <text:p text:style-name="P203">{</text:p>
          <text:p text:style-name="P204"><text:s text:c="4"/>private string title;</text:p>
          <text:p text:style-name="P205"><text:s text:c="4"/>private decimal price;</text:p>
          <text:p text:style-name="P206"/>
          <text:p text:style-name="P207"><text:s text:c="4"/>public string GetTitle() { return title; }</text:p>
          <text:p text:style-name="P208"/>
          <text:p text:style-name="P209"><text:s text:c="4"/>public Book(string titleP, decimal priceP)</text:p>
          <text:p text:style-name="P210"><text:s text:c="4"/>{</text:p>
          <text:p text:style-name="P211"><text:s text:c="8"/>title = titleP;</text:p>
          <text:p text:style-name="P212"><text:s text:c="8"/>price = priceP;</text:p>
          <text:p text:style-name="P213"><text:s text:c="4"/>}</text:p>
          <text:p text:style-name="P214"/>
          <text:p text:style-name="P215"><text:s text:c="4"/>public void AddTaxes()</text:p>
          <text:p text:style-name="P216"><text:s text:c="4"/>{</text:p>
          <text:p text:style-name="P217"><text:s text:c="8"/>price *= 1.0635m;</text:p>
          <text:p text:style-name="P218"><text:s text:c="4"/>}</text:p>
          <text:p text:style-name="P219"/>
          <text:p text:style-name="P220"><text:s text:c="4"/>public override string ToString()</text:p>
          <text:p text:style-name="P221"><text:s text:c="4"/>{</text:p>
          <text:p text:style-name="P222"><text:s text:c="8"/>return $"Book Title: {title}, Price: {price}.";</text:p>
          <text:p text:style-name="P223"><text:s text:c="4"/>}</text:p>
          <text:p text:style-name="P224">}</text:p>
          <text:p text:style-name="P225"/>
          <text:p text:style-name="P226">//program.cs</text:p>
          <text:p text:style-name="P227">Console.WriteLine("What should the price be for the book "Ender's Game?");</text:p>
          <text:p text:style-name="P228">Book myBook = new Book("Ender's Game", decimal.Parse(Console.ReadLine()));</text:p>
          <table:table table:name="Table8" table:style-name="Table8">
            <table:table-column table:style-name="Table8.A"/>
            <table:table-header-rows>
              <table:table-row>
                <table:table-cell table:style-name="TableHeaderRowCell" office:value-type="string">
                  <text:p text:style-name="Table_20_Heading">Book</text:p>
                </table:table-cell>
              </table:table-row>
            </table:table-header-rows>
            <table:table-row>
              <table:table-cell table:style-name="TableRowCell" office:value-type="string">
                <text:p text:style-name="Table_20_Contents">- title : string</text:p>
              </table:table-cell>
            </table:table-row>
            <table:table-row>
              <table:table-cell table:style-name="TableRowCell" office:value-type="string">
                <text:p text:style-name="Table_20_Contents">- price : decimal</text:p>
              </table:table-cell>
            </table:table-row>
            <table:table-row>
              <table:table-cell table:style-name="TableRowCell" office:value-type="string">
                <text:p text:style-name="Table_20_Contents">+ GetTitle() : string</text:p>
              </table:table-cell>
            </table:table-row>
            <table:table-row>
              <table:table-cell table:style-name="TableRowCell" office:value-type="string">
                <text:p text:style-name="Table_20_Contents">+ &lt;&gt; Book(titleP : string, priceP : double</text:p>
              </table:table-cell>
            </table:table-row>
            <table:table-row>
              <table:table-cell table:style-name="TableRowCell" office:value-type="string">
                <text:p text:style-name="Table_20_Contents">+ AddTaxes() : void</text:p>
              </table:table-cell>
            </table:table-row>
            <table:table-row>
              <table:table-cell table:style-name="TableRowCell" office:value-type="string">
                <text:p text:style-name="Table_20_Contents">+ ToString() : string</text:p>
              </table:table-cell>
            </table:table-row>
          </table:table>
          <text:p text:style-name="P74">Note: This is not the only answer, but is the most optimal.</text:p>
        </text:list-item>
        <text:list-item>
          <text:p text:style-name="P74">Assume that my <text:span text:style-name="NormalTok">Pet</text:span> class contains one custom constructor:</text:p>
          <text:p text:style-name="P229">public Pet(string nameP, char genderP){</text:p>
          <text:p text:style-name="P230"><text:s text:c="4"/>name = nameP;</text:p>
          <text:p text:style-name="P231"><text:s text:c="4"/>gender = genderP;</text:p>
          <text:p text:style-name="P232">}</text:p>
          <text:p text:style-name="P74">What is the problem with the following statement?</text:p>
          <text:p text:style-name="P233">Pet myPet = new Pet('M', "Bob");</text:p>
          <text:p text:style-name="P74">Solution</text:p>
          <text:p text:style-name="P74">The method has for parameters a <text:span text:style-name="DataTypeTok">string</text:span> and a <text:span text:style-name="DataTypeTok">char</text:span>, but the problematic statement calls it with a <text:span text:style-name="DataTypeTok">char</text:span> and a <text:span text:style-name="DataTypeTok">string</text:span>: the order of the arguments is wrong, it should be <text:span text:style-name="NormalTok">Pet myPet </text:span><text:span text:style-name="OperatorTok">=</text:span><text:span text:style-name="NormalTok"><text:s text:c="1"/></text:span><text:span text:style-name="KeywordTok">new</text:span><text:span text:style-name="NormalTok"><text:s text:c="1"/></text:span><text:span text:style-name="FunctionTok">Pet</text:span><text:span text:style-name="OperatorTok">(</text:span><text:span text:style-name="StringTok">"Bob"</text:span><text:span text:style-name="OperatorTok">,</text:span><text:span text:style-name="NormalTok"><text:s text:c="1"/></text:span><text:span text:style-name="CharTok">'M'</text:span><text:span text:style-name="OperatorTok">);</text:span>.</text:p>
        </text:list-item>
        <text:list-item>
          <text:p text:style-name="P74">Why would one want to define a constructor for a class?</text:p>
          <text:p text:style-name="P74">Solution</text:p>
          <text:p text:style-name="P74">To be able to set the instance variables directly when creating the objects.</text:p>
        </text:list-item>
      </text:list>
      <text:h text:style-name="Heading_20_2" text:outline-level="2"><text:bookmark-start text:name="part-ii-problems-2"/>Part II – Problems<text:bookmark-end text:name="part-ii-problems-2"/></text:h>
      <text:p text:style-name="First_20_paragraph">There is only one problem this time, and it is harder than what you’ll be asked to do during the exam. Being able to solve it is an excellent sign that you are ready.</text:p>
      <text:list text:style-name="L8">
        <text:list-item>
          <text:p text:style-name="P234">You are going to design a class named <text:span text:style-name="NormalTok">Triangle</text:span>. A triangle has three angles, but knowing the value of only two angles is sufficient to determine the value of the third, since they always add up to 180°. Hence, it is sufficient to have only two <text:span text:style-name="DataTypeTok">double</text:span> attributes, <text:span text:style-name="NormalTok">angle1</text:span> and <text:span text:style-name="NormalTok">angle2</text:span>. We want to define several methods:</text:p>
          <text:list text:style-name="L9">
            <text:list-item>
              <text:p text:style-name="P235">a no-arg constructor that sets the value of <text:span text:style-name="NormalTok">angle1</text:span> to <draw:frame draw:style-name="fr1" text:anchor-type="as-char"><draw:object xlink:href="Formula-40/" xlink:type="simple" xlink:show="embed" xlink:actuate="onLoad"/></draw:frame> and the value of <text:span text:style-name="NormalTok">angle2</text:span> to <draw:frame draw:style-name="fr1" text:anchor-type="as-char"><draw:object xlink:href="Formula-42/" xlink:type="simple" xlink:show="embed" xlink:actuate="onLoad"/></draw:frame>,</text:p>
            </text:list-item>
            <text:list-item>
              <text:p text:style-name="P235">another constructor, that takes two arguments, and assigns to <text:span text:style-name="NormalTok">angle1</text:span> the value of the first argument, and assigns to <text:span text:style-name="NormalTok">angle2</text:span> the value of the second argument,</text:p>
            </text:list-item>
            <text:list-item>
              <text:p text:style-name="P235">getters for <text:span text:style-name="NormalTok">angle1</text:span> and <text:span text:style-name="NormalTok">angle2</text:span>,</text:p>
            </text:list-item>
            <text:list-item>
              <text:p text:style-name="P235">a method that computes and returns the value of the third angle, that we name <text:span text:style-name="NormalTok">ComputeAngle3</text:span>,</text:p>
            </text:list-item>
            <text:list-item>
              <text:p text:style-name="P235">a method that rotate the triangle: the value of the first angle should be replaced with the value of the second angle, and the value of the second angle should be replaced with the value of the third angle.</text:p>
            </text:list-item>
          </text:list>
          <text:list>
            <text:list-item>
              <text:p text:style-name="P235">Write the UML diagram for the <text:span text:style-name="NormalTok">Triangle</text:span> class.</text:p>
            </text:list-item>
            <text:list-item>
              <text:p text:style-name="P235">Write the full, compilable implementation of the <text:span text:style-name="NormalTok">Triangle</text:span> class.</text:p>
            </text:list-item>
          </text:list>
          <text:p text:style-name="P234">Solution</text:p>
          <table:table table:name="Table9" table:style-name="Table9">
            <table:table-column table:style-name="Table9.A"/>
            <table:table-header-rows>
              <table:table-row>
                <table:table-cell table:style-name="TableHeaderRowCell" office:value-type="string">
                  <text:p text:style-name="Table_20_Heading">Triangle</text:p>
                </table:table-cell>
              </table:table-row>
            </table:table-header-rows>
            <table:table-row>
              <table:table-cell table:style-name="TableRowCell" office:value-type="string">
                <text:p text:style-name="Table_20_Contents">- angle1: double</text:p>
              </table:table-cell>
            </table:table-row>
            <table:table-row>
              <table:table-cell table:style-name="TableRowCell" office:value-type="string">
                <text:p text:style-name="Table_20_Contents">- angle2: double</text:p>
              </table:table-cell>
            </table:table-row>
            <table:table-row>
              <table:table-cell table:style-name="TableRowCell" office:value-type="string">
                <text:p text:style-name="Table_20_Contents">+ Triangle()</text:p>
              </table:table-cell>
            </table:table-row>
            <table:table-row>
              <table:table-cell table:style-name="TableRowCell" office:value-type="string">
                <text:p text:style-name="Table_20_Contents">+ Triangle(angle1P: double, angle2P : double)</text:p>
              </table:table-cell>
            </table:table-row>
            <table:table-row>
              <table:table-cell table:style-name="TableRowCell" office:value-type="string">
                <text:p text:style-name="Table_20_Contents">+ GetAngle1(): double</text:p>
              </table:table-cell>
            </table:table-row>
            <table:table-row>
              <table:table-cell table:style-name="TableRowCell" office:value-type="string">
                <text:p text:style-name="Table_20_Contents">+ GetAngle2(): double</text:p>
              </table:table-cell>
            </table:table-row>
            <table:table-row>
              <table:table-cell table:style-name="TableRowCell" office:value-type="string">
                <text:p text:style-name="Table_20_Contents">+ ComputeAngle3(): double</text:p>
              </table:table-cell>
            </table:table-row>
            <table:table-row>
              <table:table-cell table:style-name="TableRowCell" office:value-type="string">
                <text:p text:style-name="Table_20_Contents">+ Rotate(): void</text:p>
              </table:table-cell>
            </table:table-row>
          </table:table>
          <text:p text:style-name="P236">class Triangle</text:p>
          <text:p text:style-name="P237">{</text:p>
          <text:p text:style-name="P238"><text:s text:c="4"/>private double angle1;</text:p>
          <text:p text:style-name="P239"><text:s text:c="4"/>private double angle2;</text:p>
          <text:p text:style-name="P240"><text:s text:c="4"/>public Triangle()</text:p>
          <text:p text:style-name="P241"><text:s text:c="4"/>{</text:p>
          <text:p text:style-name="P242"><text:s text:c="8"/>angle1 = 60;</text:p>
          <text:p text:style-name="P243"><text:s text:c="8"/>angle2 = 60;</text:p>
          <text:p text:style-name="P244"><text:s text:c="4"/>}</text:p>
          <text:p text:style-name="P245"><text:s text:c="4"/>public Triangle(double angle1Param, double angle2Param)</text:p>
          <text:p text:style-name="P246"><text:s text:c="4"/>{</text:p>
          <text:p text:style-name="P247"><text:s text:c="8"/>angle1 = angle1Param;</text:p>
          <text:p text:style-name="P248"><text:s text:c="8"/>angle2 = angle2Param;</text:p>
          <text:p text:style-name="P249"><text:s text:c="4"/>}</text:p>
          <text:p text:style-name="P250"><text:s text:c="4"/>public double GetAngle1()</text:p>
          <text:p text:style-name="P251"><text:s text:c="4"/>{</text:p>
          <text:p text:style-name="P252"><text:s text:c="8"/>return angle1;</text:p>
          <text:p text:style-name="P253"><text:s text:c="4"/>}</text:p>
          <text:p text:style-name="P254"><text:s text:c="4"/>public double GetAngle2()</text:p>
          <text:p text:style-name="P255"><text:s text:c="4"/>{</text:p>
          <text:p text:style-name="P256"><text:s text:c="8"/>return angle2;</text:p>
          <text:p text:style-name="P257"><text:s text:c="4"/>}</text:p>
          <text:p text:style-name="P258"><text:s text:c="4"/>public double ComputeAngle3()</text:p>
          <text:p text:style-name="P259"><text:s text:c="4"/>{</text:p>
          <text:p text:style-name="P260"><text:s text:c="8"/>return 180 - angle1 - angle2;</text:p>
          <text:p text:style-name="P261"><text:s text:c="4"/>}</text:p>
          <text:p text:style-name="P262"><text:s text:c="4"/>public void Rotate()</text:p>
          <text:p text:style-name="P263"><text:s text:c="4"/>{</text:p>
          <text:p text:style-name="P264"><text:s text:c="8"/>double oldAngle3 = ComputeAngle3();</text:p>
          <text:p text:style-name="P265"><text:s text:c="8"/>angle1 = angle2;</text:p>
          <text:p text:style-name="P266"><text:s text:c="8"/>angle2 = oldAngle3;</text:p>
          <text:p text:style-name="P267"><text:s text:c="4"/>}</text:p>
          <text:p text:style-name="P268">}</text:p>
        </text:list-item>
      </text:list>
      <text:h text:style-name="Heading_20_1" text:outline-level="1"><text:bookmark-start text:name="homework-4"/>Homework #4<text:bookmark-end text:name="homework-4"/></text:h>
      <text:h text:style-name="Heading_20_2" text:outline-level="2"><text:bookmark-start text:name="part-i-questions-3"/>Part I — Questions<text:bookmark-end text:name="part-i-questions-3"/></text:h>
      <text:list text:style-name="L10">
        <text:list-item>
          <text:p text:style-name="P269">What is sequential processing?</text:p>
          <text:p text:style-name="P269">Solution</text:p>
          <text:p text:style-name="P269">When the code is executed sequentially, without any branching. It implies that the code is processed in the order in which it is presented in the source code: the statement at line <draw:frame draw:style-name="fr1" text:anchor-type="as-char"><draw:object xlink:href="Formula-44/" xlink:type="simple" xlink:show="embed" xlink:actuate="onLoad"/></draw:frame> will always be executed after the statement at line <draw:frame draw:style-name="fr1" text:anchor-type="as-char"><draw:object xlink:href="Formula-46/" xlink:type="simple" xlink:show="embed" xlink:actuate="onLoad"/></draw:frame> and before the statement at line <draw:frame draw:style-name="fr1" text:anchor-type="as-char"><draw:object xlink:href="Formula-48/" xlink:type="simple" xlink:show="embed" xlink:actuate="onLoad"/></draw:frame>.</text:p>
        </text:list-item>
        <text:list-item>
          <text:p text:style-name="P269">What is a decision structure?</text:p>
          <text:p text:style-name="P269">Solution</text:p>
          <text:p text:style-name="P269">A decision structure is a test and one or multiple statement blocks that may or may not be executed based on the outcome of the test. Selection and iteration are two examples of decision structures: in the first one, a statement block can be “skipped over” if the test evaluates to false, in the second one, a statement block can be repeated multiple times, as long as the test evaluates to true. A decision structure makes it possible to have portions of the code executed conditionally.</text:p>
        </text:list-item>
        <text:list-item>
          <text:p text:style-name="P269">Decide if the following boolean expressions will evaluate to <text:span text:style-name="KeywordTok">true</text:span> or <text:span text:style-name="KeywordTok">false</text:span>:</text:p>
          <text:list>
            <text:list-item>
              <text:p text:style-name="P269"><text:span text:style-name="DecValTok">3</text:span><text:span text:style-name="NormalTok"><text:s text:c="1"/></text:span><text:span text:style-name="OperatorTok">&gt;</text:span><text:span text:style-name="NormalTok"><text:s text:c="1"/></text:span><text:span text:style-name="FloatTok">2.0</text:span><text:span text:style-name="NormalTok"><text:s text:c="1"/></text:span><text:span text:style-name="OperatorTok">&amp;&amp;</text:span><text:span text:style-name="NormalTok"><text:s text:c="1"/></text:span><text:span text:style-name="KeywordTok">false</text:span></text:p>
            </text:list-item>
            <text:list-item>
              <text:p text:style-name="P269"><text:span text:style-name="OperatorTok">(</text:span><text:span text:style-name="DecValTok">4</text:span><text:span text:style-name="NormalTok"><text:s text:c="1"/></text:span><text:span text:style-name="OperatorTok">!=</text:span><text:span text:style-name="NormalTok"><text:s text:c="1"/></text:span><text:span text:style-name="DecValTok">3</text:span><text:span text:style-name="OperatorTok">)</text:span><text:span text:style-name="NormalTok"><text:s text:c="1"/></text:span><text:span text:style-name="OperatorTok">||</text:span><text:span text:style-name="NormalTok"><text:s text:c="2"/></text:span><text:span text:style-name="KeywordTok">false</text:span></text:p>
            </text:list-item>
            <text:list-item>
              <text:p text:style-name="P269"><text:span text:style-name="CharTok">'A'</text:span><text:span text:style-name="NormalTok"><text:s text:c="1"/></text:span><text:span text:style-name="OperatorTok">==</text:span><text:span text:style-name="NormalTok"><text:s text:c="1"/></text:span><text:span text:style-name="CharTok">'b'</text:span><text:span text:style-name="NormalTok"><text:s text:c="1"/></text:span><text:span text:style-name="OperatorTok">&amp;&amp;</text:span><text:span text:style-name="NormalTok"><text:s text:c="1"/></text:span><text:span text:style-name="OperatorTok">!</text:span><text:span text:style-name="NormalTok"><text:s text:c="1"/></text:span><text:span text:style-name="KeywordTok">false</text:span></text:p>
            </text:list-item>
            <text:list-item>
              <text:p text:style-name="P269"><text:span text:style-name="OperatorTok">(!</text:span><text:span text:style-name="NormalTok"><text:s text:c="1"/></text:span><text:span text:style-name="KeywordTok">false</text:span><text:span text:style-name="OperatorTok">)</text:span><text:span text:style-name="NormalTok"><text:s text:c="1"/></text:span><text:span text:style-name="OperatorTok">==</text:span><text:span text:style-name="NormalTok"><text:s text:c="1"/></text:span><text:span text:style-name="OperatorTok">(</text:span><text:span text:style-name="KeywordTok">true</text:span><text:span text:style-name="NormalTok"><text:s text:c="1"/></text:span><text:span text:style-name="OperatorTok">||</text:span><text:span text:style-name="NormalTok"><text:s text:c="2"/></text:span><text:span text:style-name="DecValTok">4</text:span><text:span text:style-name="NormalTok"><text:s text:c="1"/></text:span><text:span text:style-name="OperatorTok">==</text:span><text:span text:style-name="NormalTok"><text:s text:c="1"/></text:span><text:span text:style-name="DecValTok">3</text:span><text:span text:style-name="OperatorTok">)</text:span></text:p>
              <text:p text:style-name="P269">Solution</text:p>
              <text:list>
                <text:list-item>
                  <text:p text:style-name="P269"><text:span text:style-name="KeywordTok">false</text:span></text:p>
                </text:list-item>
                <text:list-item>
                  <text:p text:style-name="P269"><text:span text:style-name="KeywordTok">true</text:span></text:p>
                </text:list-item>
                <text:list-item>
                  <text:p text:style-name="P269"><text:span text:style-name="KeywordTok">false</text:span></text:p>
                </text:list-item>
                <text:list-item>
                  <text:p text:style-name="P269"><text:span text:style-name="KeywordTok">true</text:span></text:p>
                </text:list-item>
              </text:list>
            </text:list-item>
          </text:list>
        </text:list-item>
        <text:list-item>
          <text:p text:style-name="P269">Decide if the following Boolean expressions will evaluate to <text:span text:style-name="KeywordTok">true</text:span> or <text:span text:style-name="KeywordTok">false</text:span>:</text:p>
          <text:list>
            <text:list-item>
              <text:p text:style-name="P269"><text:span text:style-name="DecValTok">3</text:span><text:span text:style-name="NormalTok"><text:s text:c="1"/></text:span><text:span text:style-name="OperatorTok">&gt;</text:span><text:span text:style-name="NormalTok"><text:s text:c="1"/></text:span><text:span text:style-name="FloatTok">2.0</text:span><text:span text:style-name="NormalTok"><text:s text:c="1"/></text:span><text:span text:style-name="OperatorTok">||</text:span><text:span text:style-name="NormalTok"><text:s text:c="1"/></text:span><text:span text:style-name="KeywordTok">true</text:span></text:p>
            </text:list-item>
            <text:list-item>
              <text:p text:style-name="P269"><text:span text:style-name="OperatorTok">(</text:span><text:span text:style-name="DecValTok">4</text:span><text:span text:style-name="NormalTok"><text:s text:c="1"/></text:span><text:span text:style-name="OperatorTok">!=</text:span><text:span text:style-name="NormalTok"><text:s text:c="1"/></text:span><text:span text:style-name="DecValTok">3</text:span><text:span text:style-name="OperatorTok">)</text:span><text:span text:style-name="NormalTok"><text:s text:c="1"/></text:span><text:span text:style-name="OperatorTok">&amp;&amp;</text:span><text:span text:style-name="NormalTok"><text:s text:c="1"/></text:span><text:span text:style-name="KeywordTok">false</text:span></text:p>
            </text:list-item>
            <text:list-item>
              <text:p text:style-name="P269"><text:span text:style-name="CharTok">'A'</text:span><text:span text:style-name="NormalTok"><text:s text:c="1"/></text:span><text:span text:style-name="OperatorTok">==</text:span><text:span text:style-name="NormalTok"><text:s text:c="1"/></text:span><text:span text:style-name="CharTok">'b'</text:span><text:span text:style-name="NormalTok"><text:s text:c="1"/></text:span><text:span text:style-name="OperatorTok">||</text:span><text:span text:style-name="NormalTok"><text:s text:c="1"/></text:span><text:span text:style-name="OperatorTok">!</text:span><text:span text:style-name="NormalTok"><text:s text:c="1"/></text:span><text:span text:style-name="KeywordTok">false</text:span></text:p>
            </text:list-item>
            <text:list-item>
              <text:p text:style-name="P269"><text:span text:style-name="OperatorTok">(!</text:span><text:span text:style-name="NormalTok"><text:s text:c="1"/></text:span><text:span text:style-name="KeywordTok">true</text:span><text:span text:style-name="OperatorTok">)</text:span><text:span text:style-name="NormalTok"><text:s text:c="1"/></text:span><text:span text:style-name="OperatorTok">==</text:span><text:span text:style-name="NormalTok"><text:s text:c="1"/></text:span><text:span text:style-name="OperatorTok">(</text:span><text:span text:style-name="KeywordTok">true</text:span><text:span text:style-name="NormalTok"><text:s text:c="1"/></text:span><text:span text:style-name="OperatorTok">||</text:span><text:span text:style-name="NormalTok"><text:s text:c="2"/></text:span><text:span text:style-name="DecValTok">4</text:span><text:span text:style-name="NormalTok"><text:s text:c="1"/></text:span><text:span text:style-name="OperatorTok">!=</text:span><text:span text:style-name="NormalTok"><text:s text:c="1"/></text:span><text:span text:style-name="DecValTok">3</text:span><text:span text:style-name="OperatorTok">)</text:span></text:p>
              <text:p text:style-name="P269">Solution</text:p>
              <text:list>
                <text:list-item>
                  <text:p text:style-name="P269"><text:span text:style-name="KeywordTok">true</text:span></text:p>
                </text:list-item>
                <text:list-item>
                  <text:p text:style-name="P269"><text:span text:style-name="KeywordTok">false</text:span></text:p>
                </text:list-item>
                <text:list-item>
                  <text:p text:style-name="P269"><text:span text:style-name="KeywordTok">true</text:span></text:p>
                </text:list-item>
                <text:list-item>
                  <text:p text:style-name="P269"><text:span text:style-name="KeywordTok">false</text:span></text:p>
                </text:list-item>
              </text:list>
            </text:list-item>
          </text:list>
        </text:list-item>
        <text:list-item>
          <text:p text:style-name="P269">For each of the following Boolean expressions, decide if it will evaluate to <text:span text:style-name="KeywordTok">true</text:span> or <text:span text:style-name="KeywordTok">false</text:span>:</text:p>
          <text:list>
            <text:list-item>
              <text:p text:style-name="P269"><text:span text:style-name="OperatorTok">(</text:span><text:span text:style-name="CharTok">'y'</text:span><text:span text:style-name="NormalTok"><text:s text:c="1"/></text:span><text:span text:style-name="OperatorTok">==</text:span><text:span text:style-name="NormalTok"><text:s text:c="1"/></text:span><text:span text:style-name="CharTok">'Y'</text:span><text:span text:style-name="OperatorTok">)</text:span><text:span text:style-name="NormalTok"><text:s text:c="1"/></text:span><text:span text:style-name="OperatorTok">&amp;&amp;</text:span><text:span text:style-name="NormalTok"><text:s text:c="1"/></text:span><text:span text:style-name="KeywordTok">true</text:span></text:p>
            </text:list-item>
            <text:list-item>
              <text:p text:style-name="P269"><text:span text:style-name="DecValTok">6</text:span><text:span text:style-name="NormalTok"><text:s text:c="1"/></text:span><text:span text:style-name="OperatorTok">+</text:span><text:span text:style-name="NormalTok"><text:s text:c="1"/></text:span><text:span text:style-name="DecValTok">2</text:span><text:span text:style-name="NormalTok"><text:s text:c="1"/></text:span><text:span text:style-name="OperatorTok">&lt;</text:span><text:span text:style-name="NormalTok"><text:s text:c="1"/></text:span><text:span text:style-name="DecValTok">8</text:span><text:span text:style-name="NormalTok"><text:s text:c="1"/></text:span><text:span text:style-name="OperatorTok">||</text:span><text:span text:style-name="NormalTok"><text:s text:c="2"/></text:span><text:span text:style-name="DecValTok">3</text:span><text:span text:style-name="NormalTok"><text:s text:c="1"/></text:span><text:span text:style-name="OperatorTok">&gt;</text:span><text:span text:style-name="NormalTok"><text:s text:c="1"/></text:span><text:span text:style-name="DecValTok">4</text:span></text:p>
            </text:list-item>
            <text:list-item>
              <text:p text:style-name="P269"><text:span text:style-name="OperatorTok">(</text:span><text:span text:style-name="KeywordTok">true</text:span><text:span text:style-name="NormalTok"><text:s text:c="1"/></text:span><text:span text:style-name="OperatorTok">&amp;&amp;</text:span><text:span text:style-name="NormalTok"><text:s text:c="1"/></text:span><text:span text:style-name="DecValTok">4</text:span><text:span text:style-name="NormalTok"><text:s text:c="1"/></text:span><text:span text:style-name="OperatorTok">==</text:span><text:span text:style-name="NormalTok"><text:s text:c="1"/></text:span><text:span text:style-name="DecValTok">3</text:span><text:span text:style-name="OperatorTok">)</text:span><text:span text:style-name="NormalTok"><text:s text:c="1"/></text:span><text:span text:style-name="OperatorTok">==</text:span><text:span text:style-name="NormalTok"><text:s text:c="1"/></text:span><text:span text:style-name="KeywordTok">false</text:span></text:p>
            </text:list-item>
            <text:list-item>
              <text:p text:style-name="P269"><text:span text:style-name="DecValTok">4</text:span><text:span text:style-name="NormalTok"><text:s text:c="1"/></text:span><text:span text:style-name="OperatorTok">&gt;</text:span><text:span text:style-name="NormalTok"><text:s text:c="1"/></text:span><text:span text:style-name="DecValTok">4</text:span><text:span text:style-name="NormalTok"><text:s text:c="1"/></text:span><text:span text:style-name="OperatorTok">&amp;&amp;</text:span><text:span text:style-name="NormalTok"><text:s text:c="1"/></text:span><text:span text:style-name="OperatorTok">!</text:span><text:span text:style-name="KeywordTok">false</text:span></text:p>
              <text:p text:style-name="P269">Solution</text:p>
              <text:list>
                <text:list-item>
                  <text:p text:style-name="P269"><text:span text:style-name="KeywordTok">false</text:span></text:p>
                </text:list-item>
                <text:list-item>
                  <text:p text:style-name="P269"><text:span text:style-name="KeywordTok">false</text:span></text:p>
                </text:list-item>
                <text:list-item>
                  <text:p text:style-name="P269"><text:span text:style-name="KeywordTok">true</text:span></text:p>
                </text:list-item>
                <text:list-item>
                  <text:p text:style-name="P269"><text:span text:style-name="KeywordTok">false</text:span></text:p>
                </text:list-item>
              </text:list>
            </text:list-item>
          </text:list>
        </text:list-item>
        <text:list-item>
          <text:p text:style-name="P269">For each of the following Boolean expressions, decide if it will evaluate to <text:span text:style-name="KeywordTok">true</text:span> or <text:span text:style-name="KeywordTok">false</text:span>:</text:p>
          <text:list>
            <text:list-item>
              <text:p text:style-name="P269"><text:span text:style-name="OperatorTok">(</text:span><text:span text:style-name="CharTok">'y'</text:span><text:span text:style-name="NormalTok"><text:s text:c="1"/></text:span><text:span text:style-name="OperatorTok">!=</text:span><text:span text:style-name="NormalTok"><text:s text:c="1"/></text:span><text:span text:style-name="CharTok">'Y'</text:span><text:span text:style-name="OperatorTok">)</text:span><text:span text:style-name="NormalTok"><text:s text:c="1"/></text:span><text:span text:style-name="OperatorTok">&amp;&amp;</text:span><text:span text:style-name="NormalTok"><text:s text:c="1"/></text:span><text:span text:style-name="KeywordTok">true</text:span></text:p>
            </text:list-item>
            <text:list-item>
              <text:p text:style-name="P269"><text:span text:style-name="DecValTok">6</text:span><text:span text:style-name="NormalTok"><text:s text:c="1"/></text:span><text:span text:style-name="OperatorTok">+</text:span><text:span text:style-name="NormalTok"><text:s text:c="1"/></text:span><text:span text:style-name="DecValTok">2</text:span><text:span text:style-name="NormalTok"><text:s text:c="1"/></text:span><text:span text:style-name="OperatorTok">&lt;</text:span><text:span text:style-name="NormalTok"><text:s text:c="1"/></text:span><text:span text:style-name="DecValTok">12</text:span><text:span text:style-name="NormalTok"><text:s text:c="1"/></text:span><text:span text:style-name="OperatorTok">||</text:span><text:span text:style-name="NormalTok"><text:s text:c="2"/></text:span><text:span text:style-name="DecValTok">3</text:span><text:span text:style-name="NormalTok"><text:s text:c="1"/></text:span><text:span text:style-name="OperatorTok">&gt;</text:span><text:span text:style-name="NormalTok"><text:s text:c="1"/></text:span><text:span text:style-name="DecValTok">4</text:span></text:p>
            </text:list-item>
            <text:list-item>
              <text:p text:style-name="P269"><text:span text:style-name="OperatorTok">(</text:span><text:span text:style-name="KeywordTok">true</text:span><text:span text:style-name="NormalTok"><text:s text:c="1"/></text:span><text:span text:style-name="OperatorTok">&amp;&amp;</text:span><text:span text:style-name="NormalTok"><text:s text:c="1"/></text:span><text:span text:style-name="DecValTok">4</text:span><text:span text:style-name="NormalTok"><text:s text:c="1"/></text:span><text:span text:style-name="OperatorTok">&gt;=</text:span><text:span text:style-name="NormalTok"><text:s text:c="1"/></text:span><text:span text:style-name="DecValTok">3</text:span><text:span text:style-name="OperatorTok">)</text:span><text:span text:style-name="NormalTok"><text:s text:c="1"/></text:span><text:span text:style-name="OperatorTok">==</text:span><text:span text:style-name="NormalTok"><text:s text:c="1"/></text:span><text:span text:style-name="KeywordTok">false</text:span></text:p>
            </text:list-item>
            <text:list-item>
              <text:p text:style-name="P269"><text:span text:style-name="DecValTok">13</text:span><text:span text:style-name="NormalTok"><text:s text:c="1"/></text:span><text:span text:style-name="OperatorTok">&lt;=</text:span><text:span text:style-name="NormalTok"><text:s text:c="1"/></text:span><text:span text:style-name="DecValTok">4</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2"/></text:span><text:span text:style-name="OperatorTok">!</text:span><text:span text:style-name="KeywordTok">false</text:span></text:p>
              <text:p text:style-name="P269">Solution</text:p>
              <text:list>
                <text:list-item>
                  <text:p text:style-name="P269"><text:span text:style-name="KeywordTok">true</text:span></text:p>
                </text:list-item>
                <text:list-item>
                  <text:p text:style-name="P269"><text:span text:style-name="KeywordTok">true</text:span></text:p>
                </text:list-item>
                <text:list-item>
                  <text:p text:style-name="P269"><text:span text:style-name="KeywordTok">false</text:span></text:p>
                </text:list-item>
                <text:list-item>
                  <text:p text:style-name="P269"><text:span text:style-name="KeywordTok">true</text:span></text:p>
                </text:list-item>
              </text:list>
            </text:list-item>
          </text:list>
        </text:list-item>
        <text:list-item>
          <text:p text:style-name="P269">What is the relational operator used to determine whenever two values are different?</text:p>
          <text:p text:style-name="P269">Solution</text:p>
          <text:p text:style-name="P269"><text:span text:style-name="OperatorTok">!=</text:span></text:p>
        </text:list-item>
        <text:list-item>
          <text:p text:style-name="P269">How do you store the result of a Boolean expression?</text:p>
          <text:p text:style-name="P269">Solution</text:p>
          <text:p text:style-name="P269">In a variable of type <text:span text:style-name="DataTypeTok">bool</text:span>. Its two possible values are <text:span text:style-name="KeywordTok">true</text:span> and <text:span text:style-name="KeywordTok">false</text:span>.</text:p>
        </text:list-item>
        <text:list-item>
          <text:p text:style-name="P269">Give three relational operators, and then two logical operators.</text:p>
          <text:p text:style-name="P269">Solution</text:p>
          <text:p text:style-name="P269">Possible answers: <text:span text:style-name="OperatorTok">&lt;=</text:span>, <text:span text:style-name="OperatorTok">&gt;=</text:span>, <text:span text:style-name="OperatorTok">==</text:span>, <text:span text:style-name="OperatorTok">!=</text:span>, <text:span text:style-name="OperatorTok">&gt;</text:span>, <text:span text:style-name="OperatorTok">&lt;</text:span> and <text:span text:style-name="OperatorTok">!</text:span>, <text:span text:style-name="OperatorTok">&amp;&amp;</text:span>, <text:span text:style-name="OperatorTok">||</text:span></text:p>
        </text:list-item>
        <text:list-item>
          <text:p text:style-name="P269">What would be displayed on the screen by the following code?</text:p>
          <text:p text:style-name="P270">if (false)</text:p>
          <text:p text:style-name="P271">{</text:p>
          <text:p text:style-name="P272"><text:s text:c="4"/>Console.WriteLine("Hello!");</text:p>
          <text:p text:style-name="P273">}</text:p>
          <text:p text:style-name="P274">Console.WriteLine("Hi!");</text:p>
          <text:p text:style-name="P269">Solution</text:p>
          <text:p text:style-name="P269">“Hi!”</text:p>
        </text:list-item>
        <text:list-item>
          <text:p text:style-name="P269">Is there a simpler way to write the expression <text:span text:style-name="NormalTok">over21 </text:span><text:span text:style-name="OperatorTok">==</text:span><text:span text:style-name="NormalTok"><text:s text:c="1"/></text:span><text:span text:style-name="KeywordTok">true</text:span>, assuming that <text:span text:style-name="NormalTok">over21</text:span> is a Boolean variable?</text:p>
          <text:p text:style-name="P269">Solution</text:p>
          <text:p text:style-name="P269">We can simply write <text:span text:style-name="NormalTok">over21</text:span>, which will always evaluate to the same value as <text:span text:style-name="NormalTok">over21 </text:span><text:span text:style-name="OperatorTok">==</text:span><text:span text:style-name="NormalTok"><text:s text:c="1"/></text:span><text:span text:style-name="KeywordTok">true</text:span>.</text:p>
        </text:list-item>
        <text:list-item>
          <text:p text:style-name="P269">Assume that <text:span text:style-name="NormalTok">x</text:span> and <text:span text:style-name="NormalTok">y</text:span> are two <text:span text:style-name="DataTypeTok">int</text:span> variables that have already been initialized (i.e., declared and assigned), write an <text:span text:style-name="KeywordTok">if</text:span> statement that assigns <draw:frame draw:style-name="fr1" text:anchor-type="as-char"><draw:object xlink:href="Formula-50/" xlink:type="simple" xlink:show="embed" xlink:actuate="onLoad"/></draw:frame> to <text:span text:style-name="NormalTok">x</text:span> if <text:span text:style-name="NormalTok">y</text:span> is (strictly) greater than <draw:frame draw:style-name="fr1" text:anchor-type="as-char"><draw:object xlink:href="Formula-52/" xlink:type="simple" xlink:show="embed" xlink:actuate="onLoad"/></draw:frame>.</text:p>
          <text:p text:style-name="P269">Solution</text:p>
          <text:p text:style-name="P269"><text:span text:style-name="KeywordTok">if</text:span><text:span text:style-name="NormalTok"><text:s text:c="1"/></text:span><text:span text:style-name="OperatorTok">(</text:span><text:span text:style-name="NormalTok">y </text:span><text:span text:style-name="OperatorTok">&gt;</text:span><text:span text:style-name="NormalTok"><text:s text:c="1"/></text:span><text:span text:style-name="DecValTok">5</text:span><text:span text:style-name="OperatorTok">)</text:span><text:span text:style-name="NormalTok"><text:s text:c="1"/>x </text:span><text:span text:style-name="OperatorTok">=</text:span><text:span text:style-name="NormalTok"><text:s text:c="1"/></text:span><text:span text:style-name="DecValTok">10</text:span><text:span text:style-name="OperatorTok">;</text:span></text:p>
        </text:list-item>
        <text:list-item>
          <text:p text:style-name="P269">In C#, is there a difference between <text:span text:style-name="OperatorTok">=</text:span> and <text:span text:style-name="OperatorTok">==</text:span>? Write a statement that uses <text:span text:style-name="OperatorTok">=</text:span>.</text:p>
          <text:p text:style-name="P269">Solution</text:p>
          <text:p text:style-name="P269">Yes, one equal sign serves to write assignment operator, and two equal signs serve to compare. An example of statement that uses comparison first and assignment second could be: <text:span text:style-name="KeywordTok">if</text:span><text:span text:style-name="NormalTok"><text:s text:c="1"/></text:span><text:span text:style-name="OperatorTok">(</text:span><text:span text:style-name="NormalTok">x </text:span><text:span text:style-name="OperatorTok">==</text:span><text:span text:style-name="NormalTok"><text:s text:c="1"/></text:span><text:span text:style-name="DecValTok">9</text:span><text:span text:style-name="OperatorTok">)</text:span><text:span text:style-name="NormalTok">x </text:span><text:span text:style-name="OperatorTok">=</text:span><text:span text:style-name="NormalTok"><text:s text:c="1"/></text:span><text:span text:style-name="DecValTok">12</text:span><text:span text:style-name="OperatorTok">;</text:span></text:p>
        </text:list-item>
        <text:list-item>
          <text:p text:style-name="P269">Assuming a <text:span text:style-name="NormalTok">name</text:span> string was declared and initialized with a value given by the user, write an <text:span text:style-name="KeywordTok">if</text:span> statement that displays “I have the same name!” if <text:span text:style-name="NormalTok">name</text:span> contains your first name.</text:p>
          <text:p text:style-name="P269">Solution</text:p>
          <text:p text:style-name="P275">if(name=="Clément") </text:p>
          <text:p text:style-name="P276"><text:s text:c="4"/>Console.WriteLine("I have the same name!");</text:p>
        </text:list-item>
        <text:list-item>
          <text:p text:style-name="P269">Is the following statement correct, i.e., would it compile, assuming <text:span text:style-name="NormalTok">myFlag</text:span> is a <text:span text:style-name="DataTypeTok">bool</text:span> variable, and <text:span text:style-name="NormalTok">myAge</text:span> is an initialized <text:span text:style-name="DataTypeTok">int</text:span> variable?</text:p>
          <text:p text:style-name="P277">if ( myAge &gt; 20 )</text:p>
          <text:p text:style-name="P278">{</text:p>
          <text:p text:style-name="P279"><text:s text:c="4"/>myFlag = true</text:p>
          <text:p text:style-name="P280">};</text:p>
          <text:p text:style-name="P269">Solution</text:p>
          <text:p text:style-name="P269">No, the semi-colon should come before the closing brace.</text:p>
        </text:list-item>
        <text:list-item>
          <text:p text:style-name="P269">If we write a statement that begins with <text:span text:style-name="KeywordTok">if</text:span><text:span text:style-name="OperatorTok">(</text:span><text:span text:style-name="KeywordTok">false</text:span><text:span text:style-name="OperatorTok">)</text:span>, then the IDE returns a warning, “Unreachable code detected”. What does it mean?</text:p>
          <text:p text:style-name="P269">Solution</text:p>
          <text:p text:style-name="P269">The IDE is warning us that the statements in the block will never be executed.</text:p>
        </text:list-item>
        <text:list-item>
          <text:p text:style-name="P269">Write an <text:span text:style-name="KeywordTok">if</text:span> statement that prints “Bonjour !” if the value of the <text:span text:style-name="DataTypeTok">char</text:span> variable <text:span text:style-name="NormalTok">lang</text:span> is <text:span text:style-name="CharTok">'f'</text:span>.</text:p>
          <text:p text:style-name="P269">Solution</text:p>
          <text:p text:style-name="P281">if (lang == 'f') </text:p>
          <text:p text:style-name="P282"><text:s text:c="4"/>Console.WriteLine("Bonjour !");</text:p>
        </text:list-item>
        <text:list-item>
          <text:p text:style-name="P269">For each of the following boolean expressions, decide if it will evaluate to <text:span text:style-name="KeywordTok">true</text:span> or <text:span text:style-name="KeywordTok">false</text:span> when the boolean variables <text:span text:style-name="NormalTok">x</text:span>, <text:span text:style-name="NormalTok">y</text:span> and <text:span text:style-name="NormalTok">z</text:span> are all set to <text:span text:style-name="KeywordTok">true</text:span>:</text:p>
          <text:list text:style-name="L11">
            <text:list-item>
              <text:p text:style-name="P283"><text:span text:style-name="NormalTok">x </text:span><text:span text:style-name="OperatorTok">||</text:span><text:span text:style-name="NormalTok"><text:s text:c="2"/>y </text:span><text:span text:style-name="OperatorTok">&amp;&amp;</text:span><text:span text:style-name="NormalTok"><text:s text:c="1"/>z</text:span></text:p>
            </text:list-item>
            <text:list-item>
              <text:p text:style-name="P283"><text:span text:style-name="OperatorTok">!</text:span><text:span text:style-name="NormalTok">x </text:span><text:span text:style-name="OperatorTok">||</text:span><text:span text:style-name="NormalTok"><text:s text:c="2"/>y </text:span><text:span text:style-name="OperatorTok">&amp;&amp;</text:span><text:span text:style-name="NormalTok"><text:s text:c="1"/>z</text:span></text:p>
            </text:list-item>
            <text:list-item>
              <text:p text:style-name="P283"><text:span text:style-name="OperatorTok">!(</text:span><text:span text:style-name="NormalTok">x </text:span><text:span text:style-name="OperatorTok">||</text:span><text:span text:style-name="NormalTok"><text:s text:c="2"/>y</text:span><text:span text:style-name="OperatorTok">)</text:span><text:span text:style-name="NormalTok"><text:s text:c="1"/></text:span><text:span text:style-name="OperatorTok">&amp;&amp;</text:span><text:span text:style-name="NormalTok"><text:s text:c="1"/></text:span><text:span text:style-name="OperatorTok">(</text:span><text:span text:style-name="NormalTok">z </text:span><text:span text:style-name="OperatorTok">&amp;&amp;</text:span><text:span text:style-name="NormalTok"><text:s text:c="1"/>y</text:span><text:span text:style-name="OperatorTok">)</text:span></text:p>
            </text:list-item>
            <text:list-item>
              <text:p text:style-name="P283"><text:span text:style-name="OperatorTok">(!</text:span><text:span text:style-name="NormalTok">x </text:span><text:span text:style-name="OperatorTok">&amp;&amp;</text:span><text:span text:style-name="NormalTok"><text:s text:c="1"/>x</text:span><text:span text:style-name="OperatorTok">)</text:span><text:span text:style-name="NormalTok"><text:s text:c="1"/></text:span><text:span text:style-name="OperatorTok">||</text:span><text:span text:style-name="NormalTok"><text:s text:c="2"/></text:span><text:span text:style-name="OperatorTok">(!</text:span><text:span text:style-name="NormalTok">x </text:span><text:span text:style-name="OperatorTok">||</text:span><text:span text:style-name="NormalTok"><text:s text:c="2"/>x</text:span><text:span text:style-name="OperatorTok">)</text:span></text:p>
            </text:list-item>
          </text:list>
          <text:p text:style-name="P269">Do the same when they are all set to <text:span text:style-name="KeywordTok">false</text:span>.</text:p>
          <text:p text:style-name="P269">Solution</text:p>
          <text:p text:style-name="P269">For each expression, we give first the value if all the variables are set to <text:span text:style-name="KeywordTok">true</text:span>, then the value if all the variables are set to <text:span text:style-name="KeywordTok">false</text:span>.</text:p>
          <text:list text:style-name="L12">
            <text:list-item>
              <text:p text:style-name="P284"><text:span text:style-name="KeywordTok">true</text:span>, <text:span text:style-name="KeywordTok">false</text:span></text:p>
            </text:list-item>
            <text:list-item>
              <text:p text:style-name="P284"><text:span text:style-name="KeywordTok">true</text:span>, <text:span text:style-name="KeywordTok">true</text:span></text:p>
            </text:list-item>
            <text:list-item>
              <text:p text:style-name="P284"><text:span text:style-name="KeywordTok">false</text:span>, <text:span text:style-name="KeywordTok">false</text:span></text:p>
            </text:list-item>
            <text:list-item>
              <text:p text:style-name="P284"><text:span text:style-name="KeywordTok">true</text:span>, <text:span text:style-name="KeywordTok">true</text:span></text:p>
            </text:list-item>
          </text:list>
          <text:p text:style-name="P269">You can check the answer using for instance the following code.</text:p>
          <text:p text:style-name="P285">using System;</text:p>
          <text:p text:style-name="P286">class MainClass {</text:p>
          <text:p text:style-name="P287"><text:s text:c="4"/>public static void Main (string[] args) {</text:p>
          <text:p text:style-name="P288"><text:s text:c="8"/>bool x, y, z;</text:p>
          <text:p text:style-name="P289"><text:s text:c="8"/>x = true;</text:p>
          <text:p text:style-name="P290"><text:s text:c="8"/>y = true;</text:p>
          <text:p text:style-name="P291"><text:s text:c="8"/>z = true;</text:p>
          <text:p text:style-name="P292"><text:s text:c="8"/>Console.WriteLine(x || y &amp;&amp; z);</text:p>
          <text:p text:style-name="P293"><text:s text:c="8"/>Console.WriteLine(!x || y &amp;&amp; z);</text:p>
          <text:p text:style-name="P294"><text:s text:c="8"/>Console.WriteLine(!(x || y) &amp;&amp; (z &amp;&amp; y));</text:p>
          <text:p text:style-name="P295"><text:s text:c="8"/>Console.WriteLine ((!x &amp;&amp; x) || (!x || x));</text:p>
          <text:p text:style-name="P296"><text:s text:c="8"/>x = false;</text:p>
          <text:p text:style-name="P297"><text:s text:c="8"/>y = false;</text:p>
          <text:p text:style-name="P298"><text:s text:c="8"/>z = false;</text:p>
          <text:p text:style-name="P299"><text:s text:c="8"/>Console.WriteLine(x || y &amp;&amp; z);</text:p>
          <text:p text:style-name="P300"><text:s text:c="8"/>Console.WriteLine(!x || y &amp;&amp; z);</text:p>
          <text:p text:style-name="P301"><text:s text:c="8"/>Console.WriteLine(!(x || y) &amp;&amp; (z &amp;&amp; y));</text:p>
          <text:p text:style-name="P302"><text:s text:c="8"/>Console.WriteLine ((!x &amp;&amp; x) || (!x || x));</text:p>
          <text:p text:style-name="P303"><text:s text:c="4"/>}</text:p>
          <text:p text:style-name="P304">}</text:p>
        </text:list-item>
        <text:list-item>
          <text:p text:style-name="P269">Write a <text:span text:style-name="NormalTok">boolean</text:span> expression that evaluates to <text:span text:style-name="KeywordTok">true</text:span> if a variable <text:span text:style-name="NormalTok">x</text:span> is between 3 (excluded) and 5 (included).</text:p>
          <text:p text:style-name="P269">Solution</text:p>
          <text:p text:style-name="P269"><text:span text:style-name="NormalTok">x</text:span><text:span text:style-name="OperatorTok">&gt;</text:span><text:span text:style-name="DecValTok">3</text:span><text:span text:style-name="NormalTok"><text:s text:c="1"/></text:span><text:span text:style-name="OperatorTok">&amp;&amp;</text:span><text:span text:style-name="NormalTok"><text:s text:c="1"/></text:span><text:span text:style-name="DecValTok">5</text:span><text:span text:style-name="OperatorTok">&gt;=</text:span><text:span text:style-name="NormalTok">x</text:span></text:p>
        </text:list-item>
        <text:list-item>
          <text:p text:style-name="P269">Write an <text:span text:style-name="KeywordTok">if</text:span><text:span text:style-name="OperatorTok">-</text:span><text:span text:style-name="KeywordTok">else</text:span> statement that assigns <draw:frame draw:style-name="fr1" text:anchor-type="as-char"><draw:object xlink:href="Formula-54/" xlink:type="simple" xlink:show="embed" xlink:actuate="onLoad"/></draw:frame> to <text:span text:style-name="NormalTok">z</text:span> if <text:span text:style-name="NormalTok">y</text:span> is greater or equal than <draw:frame draw:style-name="fr1" text:anchor-type="as-char"><draw:object xlink:href="Formula-56/" xlink:type="simple" xlink:show="embed" xlink:actuate="onLoad"/></draw:frame>, and that assigns <draw:frame draw:style-name="fr1" text:anchor-type="as-char"><draw:object xlink:href="Formula-58/" xlink:type="simple" xlink:show="embed" xlink:actuate="onLoad"/></draw:frame> to <text:span text:style-name="NormalTok">z</text:span> otherwise.</text:p>
          <text:p text:style-name="P269">Solution</text:p>
          <text:p text:style-name="P305">if(y &gt;= 0){</text:p>
          <text:p text:style-name="P306"><text:s text:c="4"/>z = 0.1;</text:p>
          <text:p text:style-name="P307">}</text:p>
          <text:p text:style-name="P308">else{</text:p>
          <text:p text:style-name="P309"><text:s text:c="4"/>z = -0.1;</text:p>
          <text:p text:style-name="P310">}</text:p>
        </text:list-item>
        <text:list-item>
          <text:p text:style-name="P269">Write an <text:span text:style-name="KeywordTok">if</text:span><text:span text:style-name="OperatorTok">-</text:span><text:span text:style-name="KeywordTok">else</text:span> statement that assigns <text:span text:style-name="StringTok">"Minor"</text:span> to an already declared <text:span text:style-name="DataTypeTok">string</text:span> variable <text:span text:style-name="NormalTok">legalStatus</text:span> if <text:span text:style-name="NormalTok">age</text:span> is strictly less than 18, and that assigns <text:span text:style-name="StringTok">"Major"</text:span> to <text:span text:style-name="NormalTok">legalStatus</text:span> otherwise.</text:p>
          <text:p text:style-name="P269">Solution</text:p>
          <text:p text:style-name="P311">if(age &lt; 18){</text:p>
          <text:p text:style-name="P312"><text:s text:c="4"/>legalStatus = "Minor";</text:p>
          <text:p text:style-name="P313">}</text:p>
          <text:p text:style-name="P314">else{</text:p>
          <text:p text:style-name="P315"><text:s text:c="4"/>legalStatus = "Major";</text:p>
          <text:p text:style-name="P316">}</text:p>
        </text:list-item>
        <text:list-item>
          <text:p text:style-name="P269">Write an <text:span text:style-name="KeywordTok">if</text:span><text:span text:style-name="OperatorTok">-</text:span><text:span text:style-name="KeywordTok">else</text:span> statement that displays “It’s free for you!” if an <text:span text:style-name="DataTypeTok">int</text:span> variable <text:span text:style-name="NormalTok">age</text:span> is between 0 and 18, and “It’s $5.00.” otherwise.</text:p>
          <text:p text:style-name="P269">Solution</text:p>
          <text:p text:style-name="P317">if(age &lt;= 18 &amp;&amp; age &gt;= 0){</text:p>
          <text:p text:style-name="P318"><text:s text:c="4"/>Console.WriteLine("It's free for you!");</text:p>
          <text:p text:style-name="P319">}</text:p>
          <text:p text:style-name="P320">else{</text:p>
          <text:p text:style-name="P321"><text:s text:c="4"/>Console.WriteLine($"It's {5M:C}.");</text:p>
          <text:p text:style-name="P322">}</text:p>
        </text:list-item>
        <text:list-item>
          <text:p text:style-name="P269">Assume we initialized an <text:span text:style-name="DataTypeTok">int</text:span> variable called <text:span text:style-name="NormalTok">courseNumber</text:span> and a <text:span text:style-name="DataTypeTok">string</text:span> variable called <text:span text:style-name="NormalTok">courseCode</text:span>. Write a series of statements that will display:</text:p>
          <text:list>
            <text:list-item>
              <text:p text:style-name="P322">“I’m taking this class!” if <text:span text:style-name="NormalTok">courseNumber</text:span> is <text:span text:style-name="DecValTok">1301</text:span> and <text:span text:style-name="NormalTok">courseCode</text:span> is <text:span text:style-name="NormalTok">CSCI</text:span>;</text:p>
            </text:list-item>
            <text:list-item>
              <text:p text:style-name="P322">“That’s my major!” if <text:span text:style-name="NormalTok">courseCode</text:span> is <text:span text:style-name="NormalTok">CSCI</text:span>;</text:p>
            </text:list-item>
            <text:list-item>
              <text:p text:style-name="P322">“Is that an elective?” if <text:span text:style-name="NormalTok">courseNumber</text:span> is greater than 3000; or</text:p>
            </text:list-item>
            <text:list-item>
              <text:p text:style-name="P322">“Is it a good class?” otherwise.</text:p>
            </text:list-item>
          </text:list>
          <text:p text:style-name="P269">Your program should display exactly one message.</text:p>
          <text:p text:style-name="P269">Solution</text:p>
          <text:p text:style-name="P323">if(courseNumber == 1301 &amp;&amp; courseCode == "CSCI")</text:p>
          <text:p text:style-name="P324">{</text:p>
          <text:p text:style-name="P325"><text:s text:c="4"/>Console.WriteLine("I'm taking this class!");</text:p>
          <text:p text:style-name="P326">}</text:p>
          <text:p text:style-name="P327">else if(courseCode == "CSCI")</text:p>
          <text:p text:style-name="P328">{</text:p>
          <text:p text:style-name="P329"><text:s text:c="4"/>Console.WriteLine("That's my major!");</text:p>
          <text:p text:style-name="P330">}</text:p>
          <text:p text:style-name="P331">else if(courseNumber &gt; 3000)</text:p>
          <text:p text:style-name="P332">{</text:p>
          <text:p text:style-name="P333"><text:s text:c="4"/>Console.WriteLine("Is that an elective?");</text:p>
          <text:p text:style-name="P334">}</text:p>
          <text:p text:style-name="P335">else</text:p>
          <text:p text:style-name="P336">{</text:p>
          <text:p text:style-name="P337"><text:s text:c="4"/>Console.WriteLine("Is it a good class?");</text:p>
          <text:p text:style-name="P338">}</text:p>
        </text:list-item>
        <text:list-item>
          <text:p text:style-name="P269">Assume we previously initialized an <text:span text:style-name="DataTypeTok">int</text:span> variable called <text:span text:style-name="NormalTok">graduationYear</text:span> and a <text:span text:style-name="DataTypeTok">string</text:span> variable called <text:span text:style-name="NormalTok">graduationSemester</text:span>. Write a series of statements that will display:</text:p>
          <text:list>
            <text:list-item>
              <text:p text:style-name="P338">“I will graduate at the same time!” if <text:span text:style-name="NormalTok">graduationYear</text:span> is <text:span text:style-name="DecValTok">2023</text:span> and <text:span text:style-name="NormalTok">graduationSemester</text:span> is <text:span text:style-name="NormalTok">Fall</text:span>;</text:p>
            </text:list-item>
            <text:list-item>
              <text:p text:style-name="P338">“I love this season.” if <text:span text:style-name="NormalTok">graduationSemester</text:span> is <text:span text:style-name="NormalTok">Spring</text:span>;</text:p>
            </text:list-item>
            <text:list-item>
              <text:p text:style-name="P338">“That is in a long time!” if <text:span text:style-name="NormalTok">graduationYear</text:span> is greater than 2025; or</text:p>
            </text:list-item>
            <text:list-item>
              <text:p text:style-name="P338">“I hope you’ll have an in-person ceremony!” otherwise.</text:p>
            </text:list-item>
          </text:list>
          <text:p text:style-name="P269">Your program should display exactly one message.</text:p>
          <text:p text:style-name="P269">Solution</text:p>
          <text:p text:style-name="P339">if(graduationYear == 2023 &amp;&amp; graduationSemester == "Fall")</text:p>
          <text:p text:style-name="P340">{</text:p>
          <text:p text:style-name="P341"><text:s text:c="4"/>Console.WriteLine("I will graduate at the same time!");</text:p>
          <text:p text:style-name="P342">}</text:p>
          <text:p text:style-name="P343">else if(graduationSemester == "Spring")</text:p>
          <text:p text:style-name="P344">{</text:p>
          <text:p text:style-name="P345"><text:s text:c="4"/>Console.WriteLine("I love this season.");</text:p>
          <text:p text:style-name="P346">}</text:p>
          <text:p text:style-name="P347">else if(graduationSemester &gt; 2025)</text:p>
          <text:p text:style-name="P348">{</text:p>
          <text:p text:style-name="P349"><text:s text:c="4"/>Console.WriteLine("That's in a long time!");</text:p>
          <text:p text:style-name="P350">}</text:p>
          <text:p text:style-name="P351">else</text:p>
          <text:p text:style-name="P352">{</text:p>
          <text:p text:style-name="P353"><text:s text:c="4"/>Console.WriteLine("I hope you'll have an in-person ceremony!");</text:p>
          <text:p text:style-name="P354">}</text:p>
        </text:list-item>
        <text:list-item>
          <text:p text:style-name="P269">Assume we previously initialized a <text:span text:style-name="DataTypeTok">char</text:span> variable called <text:span text:style-name="NormalTok">myChar</text:span>. Write a series of statements that will display if the character is…</text:p>
          <text:list>
            <text:list-item>
              <text:p text:style-name="P354">Uppercase</text:p>
            </text:list-item>
            <text:list-item>
              <text:p text:style-name="P354">Lowercase</text:p>
            </text:list-item>
            <text:list-item>
              <text:p text:style-name="P354">A number</text:p>
            </text:list-item>
            <text:list-item>
              <text:p text:style-name="P354">or none of those.</text:p>
            </text:list-item>
          </text:list>
          <text:p text:style-name="P269">Your program should display exactly one message. Bonus: Make your message also display the ASCII value of the character.</text:p>
          <text:p text:style-name="P269">Solution</text:p>
          <text:p text:style-name="P355">if ((myChar &gt;= 'a') &amp;&amp; (myChar &lt;= 'z')) </text:p>
          <text:p text:style-name="P356">{</text:p>
          <text:p text:style-name="P357"><text:s text:c="4"/>Console.WriteLine($"Your character ({(int)myChar}) is lower-case!");</text:p>
          <text:p text:style-name="P358">}</text:p>
          <text:p text:style-name="P359">else if ((myChar &gt;= 'A') &amp;&amp; (myChar &lt;= 'Z')) </text:p>
          <text:p text:style-name="P360">{</text:p>
          <text:p text:style-name="P361"><text:s text:c="4"/>Console.WriteLine($"Your character ({(int)myChar}) is upper-case!");</text:p>
          <text:p text:style-name="P362">}</text:p>
          <text:p text:style-name="P363">else if ((myChar &gt;= '0') &amp;&amp; (myChar &lt;= '9')) </text:p>
          <text:p text:style-name="P364">{</text:p>
          <text:p text:style-name="P365"><text:s text:c="4"/>Console.WriteLine($"Your character ({(int)myChar}) is a number!");</text:p>
          <text:p text:style-name="P366">}</text:p>
          <text:p text:style-name="P367">else</text:p>
          <text:p text:style-name="P368">{</text:p>
          <text:p text:style-name="P369"><text:s text:c="4"/>Console.WriteLine($"Your character ({(int)myChar}) is not a letter or number!");</text:p>
          <text:p text:style-name="P370">}</text:p>
        </text:list-item>
        <text:list-item>
          <text:p text:style-name="P269">What will be displayed on the screen by the following program?</text:p>
          <text:p text:style-name="P371">int x = 3, y = 2, z = 4;</text:p>
          <text:p text:style-name="P372">if (x &gt; y) {z += y;}</text:p>
          <text:p text:style-name="P373">if (x &gt; z) {y -= 4;}</text:p>
          <text:p text:style-name="P374">Console.WriteLine($"x is {x}, y is {y}, and z is {z}.");</text:p>
          <text:p text:style-name="P269">Solution</text:p>
          <text:p text:style-name="P269">“x is 3, y is 2, and z is 6.”</text:p>
        </text:list-item>
        <text:list-item>
          <text:p text:style-name="P269">What will be displayed on the screen by the following program?</text:p>
          <text:p text:style-name="P375">int x = 3, y = 2, z = 4;</text:p>
          <text:p text:style-name="P376">if (x &gt;= z) {z += y;} else if (x != y) {z *= y;}</text:p>
          <text:p text:style-name="P377">y -= 4;</text:p>
          <text:p text:style-name="P378">Console.WriteLine($"x is {x}, y is {y}, and z is {z}.");</text:p>
          <text:p text:style-name="P269">Solution</text:p>
          <text:p text:style-name="P269">“x is 3, y is -2, and z is 8.”</text:p>
        </text:list-item>
        <text:list-item>
          <text:p text:style-name="P269">(<text:span text:style-name="T1">We’ll use the 24-hour clock, sometimes called </text:span>“<text:span text:style-name="T1">military time</text:span>”<text:span text:style-name="T1">.</text:span>) Assuming that an <text:span text:style-name="DataTypeTok">int</text:span> variable <text:span text:style-name="NormalTok">hour</text:span> has been initialized, write part of a program that would display on the screen “Good morning” if <text:span text:style-name="NormalTok">hours</text:span> is less than or equal to 12, and “Hello” otherwise.</text:p>
          <text:p text:style-name="P269">Solution</text:p>
          <text:p text:style-name="P379">if (hours &lt;= 12) </text:p>
          <text:p text:style-name="P380">{</text:p>
          <text:p text:style-name="P381"><text:s text:c="4"/>Console.WriteLine("Good morning!");</text:p>
          <text:p text:style-name="P382">}</text:p>
          <text:p text:style-name="P383">else </text:p>
          <text:p text:style-name="P384">{</text:p>
          <text:p text:style-name="P385"><text:s text:c="4"/>Console.WriteLine(("Hello");</text:p>
          <text:p text:style-name="P386">}</text:p>
        </text:list-item>
        <text:list-item>
          <text:p text:style-name="P269">Assuming that <text:span text:style-name="NormalTok">myString</text:span> is a string variable, write a statement that prints “Hello, Melody!” if the value of <text:span text:style-name="NormalTok">myString</text:span> is equal to <text:span text:style-name="NormalTok">Melody</text:span>, and nothing otherwise.</text:p>
          <text:p text:style-name="P269">Solution</text:p>
          <text:p text:style-name="P387">if (myString == "Melody") </text:p>
          <text:p text:style-name="P388">{</text:p>
          <text:p text:style-name="P389"><text:s text:c="4"/>Console.WriteLine("Hello, Melody!");</text:p>
          <text:p text:style-name="P390">}</text:p>
        </text:list-item>
        <text:list-item>
          <text:p text:style-name="P269">What will be displayed on the screen by the following program?</text:p>
          <text:p text:style-name="P391">int x = 3, y = 2, z = 4;</text:p>
          <text:p text:style-name="P392">if (y &gt;= z) {z += y;}</text:p>
          <text:p text:style-name="P393">else if (x != y) { if (false) {z -= 3;} else {z += x;}}</text:p>
          <text:p text:style-name="P394">Console.WriteLine($"x is {x}, y is {y}, and z is {z}.");</text:p>
          <text:p text:style-name="P269">Solution</text:p>
          <text:p text:style-name="P269">x is 3, y is 2, and z is 7.</text:p>
        </text:list-item>
        <text:list-item>
          <text:p text:style-name="P269">Rewrite, if possible, the three following <text:span text:style-name="KeywordTok">if</text:span><text:span text:style-name="OperatorTok">-</text:span><text:span text:style-name="KeywordTok">else</text:span><text:span text:style-name="OperatorTok">-</text:span><text:span text:style-name="KeywordTok">if</text:span> statements as <text:span text:style-name="KeywordTok">switch</text:span> statements:</text:p>
          <text:p text:style-name="P395">if (myLang == 'f')</text:p>
          <text:p text:style-name="P396">{</text:p>
          <text:p text:style-name="P397"><text:s text:c="4"/>Console.WriteLine("Vous parlez Français ?");</text:p>
          <text:p text:style-name="P398">}</text:p>
          <text:p text:style-name="P399">else if (myLang == 'e')</text:p>
          <text:p text:style-name="P400">{</text:p>
          <text:p text:style-name="P401"><text:s text:c="4"/>Console.WriteLine("Do you speak English?");</text:p>
          <text:p text:style-name="P402">}</text:p>
          <text:p text:style-name="P403">else if (myLang == 'd')</text:p>
          <text:p text:style-name="P404">{</text:p>
          <text:p text:style-name="P405"><text:s text:c="4"/>Console.WriteLine("Sprechen Sie Deutsch?");</text:p>
          <text:p text:style-name="P406">}</text:p>
          <text:p text:style-name="P407">else</text:p>
          <text:p text:style-name="P408">{</text:p>
          <text:p text:style-name="P409"><text:s text:c="4"/>Console.WriteLine("I do not know your language!");</text:p>
          <text:p text:style-name="P410">}</text:p>
          <text:p text:style-name="P411">if (myCity == "Augusta")</text:p>
          <text:p text:style-name="P412">{</text:p>
          <text:p text:style-name="P413"><text:s text:c="4"/>Console.WriteLine("I also live here!");</text:p>
          <text:p text:style-name="P414">}</text:p>
          <text:p text:style-name="P415">else if (myCity == "Ithaca" || myCity == "Providence")</text:p>
          <text:p text:style-name="P416">{</text:p>
          <text:p text:style-name="P417"><text:s text:c="4"/>Console.WriteLine("I used to live there!");</text:p>
          <text:p text:style-name="P418"><text:s text:c="4"/>}</text:p>
          <text:p text:style-name="P419">else</text:p>
          <text:p text:style-name="P420">{</text:p>
          <text:p text:style-name="P421"><text:s text:c="4"/>Console.WriteLine("I never lived there.");</text:p>
          <text:p text:style-name="P422">}</text:p>
          <text:p text:style-name="P423">if (temp == 100.0)</text:p>
          <text:p text:style-name="P424">{</text:p>
          <text:p text:style-name="P425"><text:s text:c="4"/>Console.WriteLine("It's ready!");</text:p>
          <text:p text:style-name="P426">}</text:p>
          <text:p text:style-name="P427">else if (temp &gt;= 90.0)</text:p>
          <text:p text:style-name="P428">{</text:p>
          <text:p text:style-name="P429"><text:s text:c="4"/>Console.WriteLine("Almost ready!");</text:p>
          <text:p text:style-name="P430">}</text:p>
          <text:p text:style-name="P431">else</text:p>
          <text:p text:style-name="P432">{</text:p>
          <text:p text:style-name="P433"><text:s text:c="4"/>Console.WriteLine("You have to wait.");</text:p>
          <text:p text:style-name="P434">}</text:p>
          <text:p text:style-name="P269">If you think it is not possible or not feasible, explain why.</text:p>
          <text:p text:style-name="P269">Solution</text:p>
          <text:p text:style-name="P435">switch (myLang)</text:p>
          <text:p text:style-name="P436">{</text:p>
          <text:p text:style-name="P437"><text:s text:c="4"/>case 'f':</text:p>
          <text:p text:style-name="P438"><text:s text:c="8"/>Console.WriteLine("Vous parlez Français ?");</text:p>
          <text:p text:style-name="P439"><text:s text:c="4"/>break;</text:p>
          <text:p text:style-name="P440"><text:s text:c="4"/>case 'e':</text:p>
          <text:p text:style-name="P441"><text:s text:c="8"/>Console.WriteLine("Do you speak English?");</text:p>
          <text:p text:style-name="P442"><text:s text:c="4"/>break;</text:p>
          <text:p text:style-name="P443"><text:s text:c="4"/>case 'd':</text:p>
          <text:p text:style-name="P444"><text:s text:c="8"/>Console.WriteLine("Sprechen Sie Deutsch?");</text:p>
          <text:p text:style-name="P445"><text:s text:c="4"/>break;</text:p>
          <text:p text:style-name="P446"><text:s text:c="4"/>default:</text:p>
          <text:p text:style-name="P447"><text:s text:c="8"/>Console.WriteLine("I do not know your language!");</text:p>
          <text:p text:style-name="P448"><text:s text:c="4"/>break;</text:p>
          <text:p text:style-name="P449">}</text:p>
          <text:p text:style-name="P450">switch (myCity)</text:p>
          <text:p text:style-name="P451">{</text:p>
          <text:p text:style-name="P452"><text:s text:c="4"/>case "Augusta":</text:p>
          <text:p text:style-name="P453"><text:s text:c="8"/>Console.WriteLine("I also live here!");</text:p>
          <text:p text:style-name="P454"><text:s text:c="4"/>break;</text:p>
          <text:p text:style-name="P455"><text:s text:c="4"/>case "Ithaca":</text:p>
          <text:p text:style-name="P456"><text:s text:c="4"/>case "Providence":</text:p>
          <text:p text:style-name="P457"><text:s text:c="8"/>Console.WriteLine("I used to live there!");</text:p>
          <text:p text:style-name="P458"><text:s text:c="4"/>break;</text:p>
          <text:p text:style-name="P459"><text:s text:c="4"/>default:</text:p>
          <text:p text:style-name="P460"><text:s text:c="8"/>Console.WriteLine("I never lived there.");</text:p>
          <text:p text:style-name="P461"><text:s text:c="4"/>break;</text:p>
          <text:p text:style-name="P462">}</text:p>
          <text:p text:style-name="P269">The last one is impossible, since we cannot write ‘switch’ statements comparing all the possible <text:span text:style-name="DataTypeTok">float</text:span> values!</text:p>
        </text:list-item>
        <text:list-item>
          <text:p text:style-name="P269">Give an example of an <text:span text:style-name="KeywordTok">if</text:span> statement that could not be rewritten as a <text:span text:style-name="KeywordTok">switch</text:span>.</text:p>
          <text:p text:style-name="P269">Solution</text:p>
          <text:p text:style-name="P269">Any condition not making a simple comparison is a good attempt. For instance, trying to convert <text:span text:style-name="KeywordTok">if</text:span><text:span text:style-name="OperatorTok">(</text:span><text:span text:style-name="NormalTok">age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text:span text:style-name="NormalTok">Console</text:span><text:span text:style-name="OperatorTok">.</text:span><text:span text:style-name="FunctionTok">WriteLine</text:span><text:span text:style-name="OperatorTok">(</text:span><text:span text:style-name="StringTok">"Your age is even."</text:span><text:span text:style-name="OperatorTok">);</text:span>. into a <text:span text:style-name="KeywordTok">switch</text:span> would require to list all the even values, which is not realistic.</text:p>
        </text:list-item>
        <text:list-item>
          <text:p text:style-name="P269">Write a <text:span text:style-name="KeywordTok">switch</text:span> statement that sets a <text:span text:style-name="DataTypeTok">double</text:span> <text:span text:style-name="NormalTok">discount</text:span> variable to <text:span text:style-name="FloatTok">0.5</text:span> if a string <text:span text:style-name="NormalTok">day</text:span> variable contains <text:span text:style-name="StringTok">"Monday"</text:span> or <text:span text:style-name="StringTok">"Wednesday"</text:span>, <text:span text:style-name="FloatTok">0.25</text:span> if <text:span text:style-name="NormalTok">day</text:span> contains <text:span text:style-name="StringTok">"Saturday"</text:span>, and <text:span text:style-name="FloatTok">0.5</text:span> otherwise.</text:p>
          <text:p text:style-name="P269">Solution</text:p>
          <text:p text:style-name="P463">switch (day)</text:p>
          <text:p text:style-name="P464">{</text:p>
          <text:p text:style-name="P465"><text:s text:c="4"/>case "Saturday":</text:p>
          <text:p text:style-name="P466"><text:s text:c="4"/>{</text:p>
          <text:p text:style-name="P467"><text:s text:c="8"/>discount = 0.25;</text:p>
          <text:p text:style-name="P468"><text:s text:c="8"/>break;</text:p>
          <text:p text:style-name="P469"><text:s text:c="4"/>}</text:p>
          <text:p text:style-name="P470"><text:s text:c="4"/>default:</text:p>
          <text:p text:style-name="P471"><text:s text:c="4"/>{</text:p>
          <text:p text:style-name="P472"><text:s text:c="8"/>discount = 0.5;</text:p>
          <text:p text:style-name="P473"><text:s text:c="8"/>break;</text:p>
          <text:p text:style-name="P474"><text:s text:c="4"/>}</text:p>
          <text:p text:style-name="P475">}</text:p>
        </text:list-item>
      </text:list>
      <text:h text:style-name="Heading_20_2" text:outline-level="2"><text:bookmark-start text:name="part-ii-problems-3"/>Part II – Problems<text:bookmark-end text:name="part-ii-problems-3"/></text:h>
      <text:p text:style-name="First_20_paragraph">This time, the two exercises <text:span text:style-name="T3">do not</text:span> require a computer, and are here to craft on your problem-solving skills. Make sure you feel ready before starting them, try to do them with a limited amount of time and without notes, and check your answer using your IDE.</text:p>
      <text:list text:style-name="L13">
        <text:list-item>
          <text:p text:style-name="P476">Write a program that asks the user to write a country name and stores the user’s input into a string variable. Then, compare that string with <text:span text:style-name="StringTok">"france"</text:span>: if it is equal, then display at the screen <text:span text:style-name="StringTok">"Bienvenue en France !"</text:span>. Then, compare that string with <text:span text:style-name="StringTok">"usa"</text:span>: if it is equal, then display at the screen <text:span text:style-name="StringTok">"Welcome to the US!"</text:span>. If the string is different from both <text:span text:style-name="StringTok">"france"</text:span> and <text:span text:style-name="StringTok">"usa"</text:span>, then display at the screen <text:span text:style-name="StringTok">"Welcome to"</text:span> followed by the name of the country the user typed in. Can you think of two ways to implement this program, one using <text:span text:style-name="KeywordTok">if</text:span><text:span text:style-name="OperatorTok">-</text:span><text:span text:style-name="KeywordTok">else</text:span><text:span text:style-name="OperatorTok">-</text:span><text:span text:style-name="KeywordTok">if</text:span> statements, the other using <text:span text:style-name="KeywordTok">switch</text:span>?</text:p>
          <text:p text:style-name="P476">Solution</text:p>
          <text:p text:style-name="P477">Console.WriteLine("Country?");</text:p>
          <text:p text:style-name="P478">string c = Console.ReadLine();</text:p>
          <text:p text:style-name="P479">switch (c)</text:p>
          <text:p text:style-name="P480">{</text:p>
          <text:p text:style-name="P481"><text:s text:c="4"/>case "usa":</text:p>
          <text:p text:style-name="P482"><text:s text:c="8"/>Console.WriteLine("Welcome to the US!");</text:p>
          <text:p text:style-name="P483"><text:s text:c="4"/>break;</text:p>
          <text:p text:style-name="P484"><text:s text:c="4"/>case "fr":</text:p>
          <text:p text:style-name="P485"><text:s text:c="8"/>Console.Write("Bienvenue en France!");</text:p>
          <text:p text:style-name="P486"><text:s text:c="4"/>break;</text:p>
          <text:p text:style-name="P487"><text:s text:c="4"/>default:</text:p>
          <text:p text:style-name="P488"><text:s text:c="8"/>Console.WriteLine($"Welcome to {c}");</text:p>
          <text:p text:style-name="P489"><text:s text:c="4"/>break;</text:p>
          <text:p text:style-name="P490">}</text:p>
        </text:list-item>
        <text:list-item>
          <text:p text:style-name="P476">You want to write a small program for an on-line printing company. Your program should ask the user to chose a format (<draw:frame draw:style-name="fr1" text:anchor-type="as-char"><draw:object xlink:href="Formula-60/" xlink:type="simple" xlink:show="embed" xlink:actuate="onLoad"/></draw:frame> centimeters, or <draw:frame draw:style-name="fr1" text:anchor-type="as-char"><draw:object xlink:href="Formula-62/" xlink:type="simple" xlink:show="embed" xlink:actuate="onLoad"/></draw:frame> inches), ask if it is the first time the customer order through your company, and a number of copies. Then, calculate the total cost of printing those pictures, knowing that</text:p>
          <text:list text:style-name="L14">
            <text:list-item>
              <text:p text:style-name="P491">Printing a <draw:frame draw:style-name="fr1" text:anchor-type="as-char"><draw:object xlink:href="Formula-64/" xlink:type="simple" xlink:show="embed" xlink:actuate="onLoad"/></draw:frame> centimeters picture costs <draw:frame draw:style-name="fr1" text:anchor-type="as-char"><draw:object xlink:href="Formula-66/" xlink:type="simple" xlink:show="embed" xlink:actuate="onLoad"/></draw:frame>, printing a <draw:frame draw:style-name="fr1" text:anchor-type="as-char"><draw:object xlink:href="Formula-68/" xlink:type="simple" xlink:show="embed" xlink:actuate="onLoad"/></draw:frame> inches picture costs <draw:frame draw:style-name="fr1" text:anchor-type="as-char"><draw:object xlink:href="Formula-70/" xlink:type="simple" xlink:show="embed" xlink:actuate="onLoad"/></draw:frame>,</text:p>
            </text:list-item>
            <text:list-item>
              <text:p text:style-name="P491">A new customer gets a <draw:frame draw:style-name="fr1" text:anchor-type="as-char"><draw:object xlink:href="Formula-72/" xlink:type="simple" xlink:show="embed" xlink:actuate="onLoad"/></draw:frame> coupon if the order is more than <draw:frame draw:style-name="fr1" text:anchor-type="as-char"><draw:object xlink:href="Formula-74/" xlink:type="simple" xlink:show="embed" xlink:actuate="onLoad"/></draw:frame>,</text:p>
            </text:list-item>
            <text:list-item>
              <text:p text:style-name="P491">A <draw:frame draw:style-name="fr1" text:anchor-type="as-char"><draw:object xlink:href="Formula-76/" xlink:type="simple" xlink:show="embed" xlink:actuate="onLoad"/></draw:frame> discount is given if more than <draw:frame draw:style-name="fr1" text:anchor-type="as-char"><draw:object xlink:href="Formula-78/" xlink:type="simple" xlink:show="embed" xlink:actuate="onLoad"/></draw:frame> copies were ordered,</text:p>
            </text:list-item>
            <text:list-item>
              <text:p text:style-name="P491">The two previous offers can be cumulated.</text:p>
            </text:list-item>
          </text:list>
          <text:p text:style-name="P476">Display on the screen a message starting by “Welcome!”, then a new line, then “We cherish our new customers” if it is the first time the user uses your company, “, so we’re giving you a $3 discount!” if the user is allowed to get the coupon, then print the total and “You had a <draw:frame draw:style-name="fr1" text:anchor-type="as-char"><draw:object xlink:href="Formula-80/" xlink:type="simple" xlink:show="embed" xlink:actuate="onLoad"/></draw:frame> discount!” if the user ordered more than <draw:frame draw:style-name="fr1" text:anchor-type="as-char"><draw:object xlink:href="Formula-82/" xlink:type="simple" xlink:show="embed" xlink:actuate="onLoad"/></draw:frame> copies. See below for examples of execution, where the user input is underlined, and hitting carriage return is represented by ↵.</text:p>
          <text:p text:style-name="P492">Enter 'c' for 10x15cm, anything else for 8x11in.</text:p>
          <text:p text:style-name="P493">c̲ ↵</text:p>
          <text:p text:style-name="P494">Is this your first time here? Type 'y' for 'yes'.</text:p>
          <text:p text:style-name="P495">y̲ ↵</text:p>
          <text:p text:style-name="P496">Enter a number of copies.</text:p>
          <text:p text:style-name="P497">9̲0̲ ↵</text:p>
          <text:p text:style-name="P498">Welcome!</text:p>
          <text:p text:style-name="P499">We cherish our new customers, so we are giving you a $3 discount!</text:p>
          <text:p text:style-name="P500">Your total is $13.50. You had a 10% discount!</text:p>
          <text:p text:style-name="P501">Enter 'c' for 10x15cm, anything else for 8x11in.</text:p>
          <text:p text:style-name="P502">p̲ ↵</text:p>
          <text:p text:style-name="P503">Is this your first time here? Type 'y' for 'yes'.</text:p>
          <text:p text:style-name="P504">N̲o̲t̲ ̲a̲t̲ ̲a̲l̲l̲↵</text:p>
          <text:p text:style-name="P505">Enter a number of copies.</text:p>
          <text:p text:style-name="P506">1̲2̲0̲ ↵</text:p>
          <text:p text:style-name="P507">Your total is $27.00. You had a 10% discount!</text:p>
          <text:p text:style-name="P476">Solution</text:p>
          <text:p text:style-name="P508">Console.WriteLine("Enter 'c' for 10x15cm, anything else for 8x11in");</text:p>
          <text:p text:style-name="P509">char sizeChoice = char.Parse(Console.ReadLine());</text:p>
          <text:p text:style-name="P510">Console.WriteLine("Is this your first time here? Type 'y' for 'yes'.");</text:p>
          <text:p text:style-name="P511">char firstTime = char.Parse(Console.ReadLine());</text:p>
          <text:p text:style-name="P512">Console.WriteLine("Enter a number of copies");</text:p>
          <text:p text:style-name="P513">int copies = int.Parse(Console.ReadLine());</text:p>
          <text:p text:style-name="P514">decimal totalCost = sizeChoice == 'c' ? copies * 0.2m : copies * 0.25m;</text:p>
          <text:p text:style-name="P515">if(firstTime == 'y')</text:p>
          <text:p text:style-name="P516">{</text:p>
          <text:p text:style-name="P517"><text:s text:c="4"/>Console.WriteLine("Welcome!");</text:p>
          <text:p text:style-name="P518"><text:s text:c="4"/>string message = "We cherish our new customers";</text:p>
          <text:p text:style-name="P519"><text:s text:c="4"/>if(totalCost &gt; 5m)</text:p>
          <text:p text:style-name="P520"><text:s text:c="4"/>{</text:p>
          <text:p text:style-name="P521"><text:s text:c="8"/>totalCost -= 3m;</text:p>
          <text:p text:style-name="P522"><text:s text:c="8"/>message += ", so we're giving you a $3 discount!";</text:p>
          <text:p text:style-name="P523"><text:s text:c="4"/>}</text:p>
          <text:p text:style-name="P524"><text:s text:c="4"/>Console.WriteLine(message);</text:p>
          <text:p text:style-name="P525">}</text:p>
          <text:p text:style-name="P526">if(copies &gt; 50)</text:p>
          <text:p text:style-name="P527">{</text:p>
          <text:p text:style-name="P528"><text:s text:c="4"/>totalCost -= totalCost * 0.1m;</text:p>
          <text:p text:style-name="P529"><text:s text:c="4"/>Console.WriteLine($"Your total is {totalCost:C}. You had a 10% discount!");</text:p>
          <text:p text:style-name="P530">}</text:p>
          <text:p text:style-name="P531">else</text:p>
          <text:p text:style-name="P532">{</text:p>
          <text:p text:style-name="P533"><text:s text:c="4"/>Console.WriteLine($"Your total is {totalCost:C}.");</text:p>
          <text:p text:style-name="P534">}</text:p>
        </text:list-item>
      </text:list>
      <text:h text:style-name="Heading_20_1" text:outline-level="1"><text:bookmark-start text:name="homework-5"/>Homework #5<text:bookmark-end text:name="homework-5"/></text:h>
      <text:h text:style-name="Heading_20_2" text:outline-level="2"><text:bookmark-start text:name="part-i-questions-4"/>Part I — Questions<text:bookmark-end text:name="part-i-questions-4"/></text:h>
      <text:list text:style-name="L15">
        <text:list-item>
          <text:p text:style-name="P535">Assume you are given an un-assigned <text:span text:style-name="DataTypeTok">string</text:span> variable <text:span text:style-name="NormalTok">letterGrade</text:span>, and an already assigned <text:span text:style-name="DataTypeTok">float</text:span> variable <text:span text:style-name="NormalTok">numberGrade</text:span>. Write a small program that assigns <text:span text:style-name="StringTok">"A"</text:span> to <text:span text:style-name="NormalTok">letterGrade</text:span> if <text:span text:style-name="NormalTok">numberGrade</text:span> is between 100 and 90 (both included), <text:span text:style-name="StringTok">"B"</text:span> to <text:span text:style-name="NormalTok">letterGrade</text:span> if <text:span text:style-name="NormalTok">numberGrade</text:span> is between 90 (excluded) and 80 (included), etc., and <text:span text:style-name="StringTok">"Invalid data"</text:span> if <text:span text:style-name="NormalTok">numberGrade</text:span> is strictly lower than 0 or strictly greater than 100. Should you use a <text:span text:style-name="KeywordTok">switch</text:span> statement or a <text:span text:style-name="KeywordTok">if</text:span> …<text:span text:style-name="KeywordTok">else</text:span><text:span text:style-name="NormalTok"><text:s text:c="1"/></text:span><text:span text:style-name="KeywordTok">if</text:span> …<text:span text:style-name="KeywordTok">else</text:span>?</text:p>
          <text:p text:style-name="P535">Solution</text:p>
          <text:p text:style-name="P535">An <text:span text:style-name="KeywordTok">if</text:span> …<text:span text:style-name="KeywordTok">else</text:span><text:span text:style-name="NormalTok"><text:s text:c="1"/></text:span><text:span text:style-name="KeywordTok">if</text:span> …<text:span text:style-name="KeywordTok">else</text:span> is the right structure for this task:</text:p>
          <text:p text:style-name="P536">float numberGrade;</text:p>
          <text:p text:style-name="P537">string letterGrade;</text:p>
          <text:p text:style-name="P538">numberGrade = -60; // This is just an example, feel free to change it.</text:p>
          <text:p text:style-name="P539">if(numberGrade &gt; 100 || numberGrade &lt; 0)</text:p>
          <text:p text:style-name="P540">{</text:p>
          <text:p text:style-name="P541">// It's actually easier to get rid of the "invalid" cases first.</text:p>
          <text:p text:style-name="P542"><text:s text:c="4"/>letterGrade = "Invalid Data";</text:p>
          <text:p text:style-name="P543">}</text:p>
          <text:p text:style-name="P544">else if (numberGrade &gt;= 90)</text:p>
          <text:p text:style-name="P545">{</text:p>
          <text:p text:style-name="P546"><text:s text:c="4"/>letterGrade = "A";</text:p>
          <text:p text:style-name="P547">}</text:p>
          <text:p text:style-name="P548">else if(numberGrade &gt;= 80)</text:p>
          <text:p text:style-name="P549">{</text:p>
          <text:p text:style-name="P550"><text:s text:c="4"/>letterGrade = "B";</text:p>
          <text:p text:style-name="P551">}</text:p>
          <text:p text:style-name="P552">else if(numberGrade &gt;= 70)</text:p>
          <text:p text:style-name="P553">{</text:p>
          <text:p text:style-name="P554"><text:s text:c="4"/>letterGrade = "C";</text:p>
          <text:p text:style-name="P555">}</text:p>
          <text:p text:style-name="P556">else if(numberGrade &gt;= 60)</text:p>
          <text:p text:style-name="P557">{</text:p>
          <text:p text:style-name="P558"><text:s text:c="4"/>letterGrade = "D";</text:p>
          <text:p text:style-name="P559">}</text:p>
          <text:p text:style-name="P560">else</text:p>
          <text:p text:style-name="P561">{</text:p>
          <text:p text:style-name="P562">// We know the value is greater than 0 but strictly lower than 60.</text:p>
          <text:p text:style-name="P563"><text:s text:c="4"/>letterGrade = "F";</text:p>
          <text:p text:style-name="P564">}</text:p>
          <text:p text:style-name="P565">Console.WriteLine(numberGrade + " corresponds to " + letterGrade);</text:p>
        </text:list-item>
        <text:list-item>
          <text:p text:style-name="P535">Given an <text:span text:style-name="DataTypeTok">int</text:span> variable <text:span text:style-name="NormalTok">counter</text:span>, write three statements to decrement its value by 1.</text:p>
          <text:p text:style-name="P535">Solution</text:p>
          <text:p text:style-name="P535">We actually know four ways to do that:</text:p>
          <text:p text:style-name="P566">counter = counter - 1;</text:p>
          <text:p text:style-name="P567">counter -= 1;</text:p>
          <text:p text:style-name="P568">counter--;</text:p>
          <text:p text:style-name="P569">--counter;</text:p>
        </text:list-item>
        <text:list-item>
          <text:p text:style-name="P535">What will be displayed on the screen?</text:p>
          <text:p text:style-name="P570">int x = 3, y = 7;</text:p>
          <text:p text:style-name="P571">Console.WriteLine (x++ +" and "+ --y);</text:p>
          <text:p text:style-name="P535">Solution</text:p>
          <text:p text:style-name="P535">“3 and 6”</text:p>
        </text:list-item>
        <text:list-item>
          <text:p text:style-name="P535">What will be displayed on the screen by the following program?</text:p>
          <text:p text:style-name="P572">int counter = 2;</text:p>
          <text:p text:style-name="P573">while (counter != 5)</text:p>
          <text:p text:style-name="P574">{</text:p>
          <text:p text:style-name="P575"><text:s text:c="4"/>Console.Write(counter + "\n");</text:p>
          <text:p text:style-name="P576"><text:s text:c="4"/>counter++;</text:p>
          <text:p text:style-name="P577">}</text:p>
          <text:p text:style-name="P535">Solution</text:p>
          <text:p text:style-name="P578">2</text:p>
          <text:p text:style-name="P579">3</text:p>
          <text:p text:style-name="P580">4</text:p>
        </text:list-item>
        <text:list-item>
          <text:p text:style-name="P535">What will be displayed on the screen by the following program? Write the spaces and new line explicitly.</text:p>
          <text:p text:style-name="P581">int counter = 10;</text:p>
          <text:p text:style-name="P582">while (counter &gt; 5)</text:p>
          <text:p text:style-name="P583">{</text:p>
          <text:p text:style-name="P584"><text:s text:c="4"/>counter--;</text:p>
          <text:p text:style-name="P585"><text:s text:c="4"/>Console.Write(counter + "\n");</text:p>
          <text:p text:style-name="P586"><text:s text:c="4"/>if (counter == 7) {</text:p>
          <text:p text:style-name="P587"><text:s text:c="8"/>Console.WriteLine("Bingo");</text:p>
          <text:p text:style-name="P588"><text:s text:c="4"/>}</text:p>
          <text:p text:style-name="P589">}</text:p>
          <text:p text:style-name="P535">Solution</text:p>
          <text:p text:style-name="P590">9</text:p>
          <text:p text:style-name="P591">8</text:p>
          <text:p text:style-name="P592">7</text:p>
          <text:p text:style-name="P593">Bingo</text:p>
          <text:p text:style-name="P594">6</text:p>
          <text:p text:style-name="P595">5</text:p>
        </text:list-item>
        <text:list-item>
          <text:p text:style-name="P535">What will be displayed on the screen by the following program?</text:p>
          <text:p text:style-name="P596">int counter = 10;</text:p>
          <text:p text:style-name="P597">while (counter != 5) ;</text:p>
          <text:p text:style-name="P598">Console.Write(counter + "\n");</text:p>
          <text:p text:style-name="P599">counter--;</text:p>
          <text:p text:style-name="P535">Solution</text:p>
          <text:p text:style-name="P535">Nothing, and it will loop forever.</text:p>
        </text:list-item>
        <text:list-item>
          <text:p text:style-name="P535">What will be displayed on the screen by the following program?</text:p>
          <text:p text:style-name="P600">int counter = 7;</text:p>
          <text:p text:style-name="P601">while (counter != 2)</text:p>
          <text:p text:style-name="P602"><text:s text:c="4"/>Console.Write(counter + "\n");</text:p>
          <text:p text:style-name="P603">counter--;</text:p>
          <text:p text:style-name="P535">Solution</text:p>
          <text:p text:style-name="P535"><draw:frame draw:style-name="fr1" text:anchor-type="as-char"><draw:object xlink:href="Formula-84/" xlink:type="simple" xlink:show="embed" xlink:actuate="onLoad"/></draw:frame> infinitely many times.</text:p>
        </text:list-item>
        <text:list-item>
          <text:p text:style-name="P535">What is input validation? Name a control structure that can be used to perform it. Why is it important?</text:p>
          <text:p text:style-name="P535">Solution</text:p>
          <text:p text:style-name="P535">Making sure the user’s input is valid. The <text:span text:style-name="KeywordTok">while</text:span> loop. Because we cannot trust the user.</text:p>
        </text:list-item>
        <text:list-item>
          <text:p text:style-name="P535">What do we name a variable that is increased by some value at every iteration of a loop, i.e., that keeps the running total?</text:p>
          <text:p text:style-name="P535">Solution</text:p>
          <text:p text:style-name="P535">An accumulator.</text:p>
        </text:list-item>
        <text:list-item>
          <text:p text:style-name="P535">What is a sentinel value?</text:p>
          <text:p text:style-name="P535">Solution</text:p>
          <text:p text:style-name="P535">It’s a value that will trigger an exit from a loop. It is a value that was agreed on, and that signifies “I now want to exit the loop.”.</text:p>
        </text:list-item>
        <text:list-item>
          <text:p text:style-name="P535">Write a program that asks the user to enter a value between <draw:frame draw:style-name="fr1" text:anchor-type="as-char"><draw:object xlink:href="Formula-86/" xlink:type="simple" xlink:show="embed" xlink:actuate="onLoad"/></draw:frame> and <draw:frame draw:style-name="fr1" text:anchor-type="as-char"><draw:object xlink:href="Formula-88/" xlink:type="simple" xlink:show="embed" xlink:actuate="onLoad"/></draw:frame>, and asks again as long as the user enters integers outside that range.</text:p>
          <text:p text:style-name="P535">Solution</text:p>
          <text:p text:style-name="P604">int answer;</text:p>
          <text:p text:style-name="P605">do{</text:p>
          <text:p text:style-name="P606"><text:s text:c="4"/>Console.WriteLine("Enter a value between 0 and 10 (both included).");</text:p>
          <text:p text:style-name="P607"><text:s text:c="4"/>answer = int.Parse(Console.ReadLine());</text:p>
          <text:p text:style-name="P608">}while(answer &gt; 10 || answer &lt; 0);</text:p>
        </text:list-item>
        <text:list-item>
          <text:p text:style-name="P535">Write a small program that asks the user for an integer, and displays “It is positive” if the number entered is positive, “It is negative” if the number entered is negative, and “Not a number” if the user entered a string that is not an integer.</text:p>
          <text:p text:style-name="P535">Solution</text:p>
          <text:p text:style-name="P609">int answer;</text:p>
          <text:p text:style-name="P610">Console.WriteLine("Enter an integer");</text:p>
          <text:p text:style-name="P611">if(!int.TryParse(Console.ReadLine(), out answer)){</text:p>
          <text:p text:style-name="P612"><text:s text:c="4"/>Console.WriteLine("Not a number");</text:p>
          <text:p text:style-name="P613">}</text:p>
          <text:p text:style-name="P614">else if (answer &gt; 0){</text:p>
          <text:p text:style-name="P615"><text:s text:c="4"/>Console.WriteLine("Positive");</text:p>
          <text:p text:style-name="P616">}</text:p>
          <text:p text:style-name="P617">else{</text:p>
          <text:p text:style-name="P618"><text:s text:c="4"/>Console.WriteLine("Negative");</text:p>
          <text:p text:style-name="P619">}</text:p>
        </text:list-item>
        <text:list-item>
          <text:p text:style-name="P535">Write a program containing a <text:span text:style-name="KeywordTok">while</text:span> loop that would display the numbers between -100 and 100 (both included) with a space between them when executed.</text:p>
          <text:p text:style-name="P535">Solution</text:p>
          <text:p text:style-name="P620">int counter = -100;</text:p>
          <text:p text:style-name="P621">while(counter &lt;= 100){</text:p>
          <text:p text:style-name="P622"><text:s text:c="4"/>Console.Write(counter++ + " ");</text:p>
          <text:p text:style-name="P623">}</text:p>
        </text:list-item>
        <text:list-item>
          <text:p text:style-name="P535">Assume you are given an initialized <text:span text:style-name="DataTypeTok">string</text:span> variable <text:span text:style-name="NormalTok">name</text:span>, and a <text:span text:style-name="DataTypeTok">string</text:span> variable <text:span text:style-name="NormalTok">field</text:span>. Write a small program that assigns to <text:span text:style-name="NormalTok">field</text:span></text:p>
          <text:list text:style-name="L16">
            <text:list-item>
              <text:p text:style-name="P624">“CS” if <text:span text:style-name="NormalTok">name</text:span> is “Turing” or “Liskov”,</text:p>
            </text:list-item>
            <text:list-item>
              <text:p text:style-name="P624">“Math.” if <text:span text:style-name="NormalTok">name</text:span> is “Aryabhata” or “Noether”,</text:p>
            </text:list-item>
            <text:list-item>
              <text:p text:style-name="P624">“Unknown” otherwise.</text:p>
              <text:p text:style-name="P624">Solution</text:p>
            </text:list-item>
          </text:list>
          <text:p text:style-name="P625">string name;</text:p>
          <text:p text:style-name="P626">name = "Turing"; // Value given as an example, change it to test.</text:p>
          <text:p text:style-name="P627">string field;</text:p>
          <text:p text:style-name="P628">switch(name){</text:p>
          <text:p text:style-name="P629"><text:s text:c="4"/>case("Turing"):</text:p>
          <text:p text:style-name="P630"><text:s text:c="4"/>case("Liskov"):</text:p>
          <text:p text:style-name="P631"><text:s text:c="8"/>field = "CS";</text:p>
          <text:p text:style-name="P632"><text:s text:c="8"/>break;</text:p>
          <text:p text:style-name="P633"><text:s text:c="4"/>case("Aryabhata"):</text:p>
          <text:p text:style-name="P634"><text:s text:c="4"/>case("Noether"):</text:p>
          <text:p text:style-name="P635"><text:s text:c="8"/>field = "Math.";</text:p>
          <text:p text:style-name="P636"><text:s text:c="8"/>break;</text:p>
          <text:p text:style-name="P637"><text:s text:c="4"/>default:</text:p>
          <text:p text:style-name="P638"><text:s text:c="8"/>field = "Unknown";</text:p>
          <text:p text:style-name="P639"><text:s text:c="8"/>break;</text:p>
          <text:p text:style-name="P640">}</text:p>
          <text:p text:style-name="P641">Console.WriteLine(name + " worked in " + field + ".");</text:p>
        </text:list-item>
        <text:list-item>
          <text:p text:style-name="P535">Write a program that asks the user to enter a value between 1900 and 1999 (both included), and asks again as long as the user enters integers outside that range.</text:p>
          <text:p text:style-name="P535">Solution</text:p>
          <text:p text:style-name="P642">int answer;</text:p>
          <text:p text:style-name="P643">do{</text:p>
          <text:p text:style-name="P644"><text:s text:c="4"/>Console.WriteLine("Enter a value between 1900 and 1999 (both included).");</text:p>
          <text:p text:style-name="P645"><text:s text:c="4"/>answer = int.Parse(Console.ReadLine());</text:p>
          <text:p text:style-name="P646">}while(answer &lt; 1900 || answer &gt; 1999);</text:p>
        </text:list-item>
      </text:list>
      <text:h text:style-name="Heading_20_2" text:outline-level="2"><text:bookmark-start text:name="part-ii-problems-4"/>Part II – Problems<text:bookmark-end text:name="part-ii-problems-4"/></text:h>
      <text:list text:style-name="L17">
        <text:list-item>
          <text:p text:style-name="P647">Write a <text:span text:style-name="KeywordTok">switch</text:span> statement that calculates the number of days in a particular month. You should assume that you are given already assigned <text:span text:style-name="NormalTok">month</text:span> and <text:span text:style-name="NormalTok">year</text:span> <text:span text:style-name="DataTypeTok">int</text:span> variables, and that your program should set an already declared <text:span text:style-name="DataTypeTok">int</text:span> <text:span text:style-name="NormalTok">numberOfDays</text:span> variable to 28, 29, 30 or 31 depending on the month / year combination. Your program should start with a <text:span text:style-name="KeywordTok">switch</text:span> matching <text:span text:style-name="NormalTok">month</text:span> against certain values, and, if <text:span text:style-name="NormalTok">month</text:span> is 2, uses an <text:span text:style-name="KeywordTok">if</text:span> statement to decide whenever the number of days is 28 or 29. You can use something like</text:p>
          <text:p text:style-name="P648">switch (month) {</text:p>
          <text:p text:style-name="P649"><text:s text:c="4"/>…</text:p>
          <text:p text:style-name="P650"><text:s text:c="4"/>case (2):</text:p>
          <text:p text:style-name="P651"><text:s text:c="8"/>if …</text:p>
          <text:p text:style-name="P652"><text:s text:c="8"/>…</text:p>
          <text:p text:style-name="P653"><text:s text:c="8"/>break;</text:p>
          <text:p text:style-name="P654"><text:s text:c="4"/>…</text:p>
          <text:p text:style-name="P655">}</text:p>
          <text:p text:style-name="P647">Solution</text:p>
          <text:p text:style-name="P656">int month = 2;</text:p>
          <text:p text:style-name="P657">int year = 2000;</text:p>
          <text:p text:style-name="P658">int numDays = 0;</text:p>
          <text:p text:style-name="P659">switch (month) {</text:p>
          <text:p text:style-name="P660"><text:s text:c="4"/>case 1: case 3: case 5:</text:p>
          <text:p text:style-name="P661"><text:s text:c="4"/>case 7: case 8: case 10:</text:p>
          <text:p text:style-name="P662"><text:s text:c="4"/>case 12:</text:p>
          <text:p text:style-name="P663"><text:s text:c="8"/>numDays = 31;</text:p>
          <text:p text:style-name="P664"><text:s text:c="4"/>break;</text:p>
          <text:p text:style-name="P665"><text:s text:c="4"/>case 4: case 6:</text:p>
          <text:p text:style-name="P666"><text:s text:c="4"/>case 9: case 11:</text:p>
          <text:p text:style-name="P667"><text:s text:c="8"/>numDays = 30;</text:p>
          <text:p text:style-name="P668"><text:s text:c="4"/>break;</text:p>
          <text:p text:style-name="P669"><text:s text:c="4"/>case 2:</text:p>
          <text:p text:style-name="P670"><text:s text:c="8"/>if (((year % 4 == 0) &amp;&amp; !(year % 100 == 0))</text:p>
          <text:p text:style-name="P671"><text:s text:c="12"/>|| (year % 400 == 0))</text:p>
          <text:p text:style-name="P672"><text:s text:c="12"/>numDays = 29;</text:p>
          <text:p text:style-name="P673"><text:s text:c="8"/>else</text:p>
          <text:p text:style-name="P674"><text:s text:c="12"/>numDays = 28;</text:p>
          <text:p text:style-name="P675"><text:s text:c="4"/>break;</text:p>
          <text:p text:style-name="P676"><text:s text:c="4"/>default:</text:p>
          <text:p text:style-name="P677"><text:s text:c="8"/>Console.WriteLine("Invalid month.");</text:p>
          <text:p text:style-name="P678"><text:s text:c="4"/>break;</text:p>
          <text:p text:style-name="P679">}</text:p>
          <text:p text:style-name="P680">Console.WriteLine("Number of Days = " + numDays);</text:p>
        </text:list-item>
      </text:list>
      <text:h text:style-name="Heading_20_1" text:outline-level="1"><text:bookmark-start text:name="homework-6"/>Homework #6<text:bookmark-end text:name="homework-6"/></text:h>
      <text:h text:style-name="Heading_20_2" text:outline-level="2"><text:bookmark-start text:name="part-i-questions-5"/>Part I — Questions<text:bookmark-end text:name="part-i-questions-5"/></text:h>
      <text:list text:style-name="L18">
        <text:list-item>
          <text:p text:style-name="P681">Write a statement that creates a 10-element <text:span text:style-name="DataTypeTok">int</text:span> array named <text:span text:style-name="NormalTok">numbers</text:span>.</text:p>
          <text:p text:style-name="P681">Solution</text:p>
          <text:p text:style-name="P682">int[] numbers = new int[10];</text:p>
        </text:list-item>
        <text:list-item>
          <text:p text:style-name="P681">In the following, what is the value of the size declarator? What is the value of the index?</text:p>
          <text:p text:style-name="P683">int[] numbers;</text:p>
          <text:p text:style-name="P684">numbers = new int[8];</text:p>
          <text:p text:style-name="P685">numbers[4] = 9;</text:p>
          <text:p text:style-name="P681">Solution</text:p>
          <text:p text:style-name="P681">The size declarator is 8, the subscript, or index, is 4.</text:p>
        </text:list-item>
        <text:list-item>
          <text:p text:style-name="P681">What is wrong with the following array declaration?</text:p>
          <text:p text:style-name="P686">int[] books = new int[-1];</text:p>
          <text:p text:style-name="P681">Solution</text:p>
          <text:p text:style-name="P681">The size declarator cannot be negative.</text:p>
        </text:list-item>
        <text:list-item>
          <text:p text:style-name="P681">Draw the content of the <text:span text:style-name="NormalTok">scores</text:span> array once those statements have been executed.</text:p>
          <text:p text:style-name="P687">int[] scores = new int[3];</text:p>
          <text:p text:style-name="P688">scores[0] = 13;</text:p>
          <text:p text:style-name="P689">scores[2] = 25;</text:p>
          <text:p text:style-name="P681">Solution</text:p>
          <table:table table:name="Table10" table:style-name="Table10">
            <table:table-column table:style-name="Table10.A"/>
            <table:table-column table:style-name="Table10.B"/>
            <table:table-column table:style-name="Table10.C"/>
            <table:table-column table:style-name="Table10.D"/>
            <table:table-header-rows>
              <table:table-row>
                <table:table-cell table:style-name="TableHeaderRowCell" office:value-type="string">
                  <text:p text:style-name="Table_20_Heading">index</text:p>
                </table:table-cell>
                <table:table-cell table:style-name="TableHeaderRowCell" office:value-type="string">
                  <text:p text:style-name="Table_20_Heading">0</text:p>
                </table:table-cell>
                <table:table-cell table:style-name="TableHeaderRowCell" office:value-type="string">
                  <text:p text:style-name="Table_20_Heading">1</text:p>
                </table:table-cell>
                <table:table-cell table:style-name="TableHeaderRowCell" office:value-type="string">
                  <text:p text:style-name="Table_20_Heading">2</text:p>
                </table:table-cell>
              </table:table-row>
            </table:table-header-rows>
            <table:table-row>
              <table:table-cell table:style-name="TableRowCell" office:value-type="string">
                <text:p text:style-name="Table_20_Contents">value</text:p>
              </table:table-cell>
              <table:table-cell table:style-name="TableRowCell" office:value-type="string">
                <text:p text:style-name="Table_20_Contents">13</text:p>
              </table:table-cell>
              <table:table-cell table:style-name="TableRowCell" office:value-type="string">
                <text:p text:style-name="Table_20_Contents">0</text:p>
              </table:table-cell>
              <table:table-cell table:style-name="TableRowCell" office:value-type="string">
                <text:p text:style-name="Table_20_Contents">25</text:p>
              </table:table-cell>
            </table:table-row>
          </table:table>
        </text:list-item>
        <text:list-item>
          <text:p text:style-name="P681">What will be displayed on the screen by the following program?</text:p>
          <text:p text:style-name="P690">for (int num = 3 ; num &lt;= 5 ; num++)</text:p>
          <text:p text:style-name="P691"><text:s text:c="4"/>Console.Write(num + " ");</text:p>
          <text:p text:style-name="P681">Solution</text:p>
          <text:p text:style-name="P692">3 4 5</text:p>
        </text:list-item>
        <text:list-item>
          <text:p text:style-name="P681">Write a ‘for’ loop that displays on the screen the sequence “1,  2,  3,  4,  5,  6,  7,  8,  9,  10, ”.</text:p>
          <text:p text:style-name="P681">Solution</text:p>
          <text:p text:style-name="P693">for (int x = 1 ; x &lt;= 10 ; x ++)</text:p>
          <text:p text:style-name="P694"><text:s text:c="4"/>Console.Write(x + ", ");</text:p>
        </text:list-item>
        <text:list-item>
          <text:p text:style-name="P681">Write a ‘for’ loop that displays on the screen the sequence “1,  2,  3,  4,  5,  6,  7,  8,  9,  10”, (note that there is no comma after 10).</text:p>
          <text:p text:style-name="P681">Solution</text:p>
          <text:p text:style-name="P695">for (int x = 1 ; x &lt;= 10 ; x ++)</text:p>
          <text:p text:style-name="P696">{</text:p>
          <text:p text:style-name="P697"><text:s text:c="4"/>Console.Write(x);</text:p>
          <text:p text:style-name="P698"><text:s text:c="4"/>if (x &lt; 10) Console.Write(" ,");</text:p>
          <text:p text:style-name="P699">}</text:p>
        </text:list-item>
        <text:list-item>
          <text:p text:style-name="P681">Write a ‘for’ loop that displays on the screen the sequence “1 3 5 7 9 ”.</text:p>
          <text:p text:style-name="P681">Solution</text:p>
          <text:p text:style-name="P700">for (int x = 1 ; x &lt;= 10 ; x+= 2)</text:p>
          <text:p text:style-name="P701"><text:s text:c="4"/>Console.Write(x + " ");</text:p>
        </text:list-item>
        <text:list-item>
          <text:p text:style-name="P681">Given an <text:span text:style-name="DataTypeTok">int</text:span> variable <text:span text:style-name="NormalTok">myVar</text:span> initialized with a positive value, write a loop that sums the integers between 0 and <text:span text:style-name="NormalTok">myVar</text:span> (i.e., <draw:frame draw:style-name="fr1" text:anchor-type="as-char"><draw:object xlink:href="Formula-90/" xlink:type="simple" xlink:show="embed" xlink:actuate="onLoad"/></draw:frame>).</text:p>
          <text:p text:style-name="P681">Solution</text:p>
          <text:p text:style-name="P702">int sum = 0;</text:p>
          <text:p text:style-name="P703">for (int x = 1 ; x &lt;= myVar ; x++)</text:p>
          <text:p text:style-name="P704"><text:s text:c="4"/>sum += x;</text:p>
        </text:list-item>
        <text:list-item>
          <text:p text:style-name="P681">Consider the following code:</text:p>
          <text:p text:style-name="P705">for (int y = 1; y &lt;= 3; y++)</text:p>
          <text:p text:style-name="P706">{</text:p>
          <text:p text:style-name="P707"><text:s text:c="4"/>for (int z = 1; z &lt; 5; z++)</text:p>
          <text:p text:style-name="P708"><text:s text:c="8"/>Console.Write("Scene " + y + ", take " + z + ". " );</text:p>
          <text:p text:style-name="P709"><text:s text:c="4"/>Console.WriteLine();</text:p>
          <text:p text:style-name="P710">}</text:p>
          <text:p text:style-name="P681">How many times does the outer loop iterate (i.e., how many scenes are shot)? How many times does the inner loop iterate (i.e., how many takes for each scene)? Finally, what is the total number of iterations of the nested loops (i.e., how many takes are made, total)?</text:p>
          <text:p text:style-name="P681">Solution</text:p>
          <text:p text:style-name="P681">3, 4, 12.</text:p>
        </text:list-item>
        <text:list-item>
          <text:p text:style-name="P681">Which of the following are pre-test loops? <text:span text:style-name="KeywordTok">do</text:span><text:span text:style-name="NormalTok"><text:s text:c="1"/></text:span><text:span text:style-name="KeywordTok">while</text:span>, <text:span text:style-name="KeywordTok">switch</text:span>, <text:span text:style-name="KeywordTok">while</text:span>, <text:span text:style-name="KeywordTok">for</text:span> and <text:span text:style-name="KeywordTok">if</text:span><text:span text:style-name="OperatorTok">-</text:span><text:span text:style-name="KeywordTok">else</text:span><text:span text:style-name="OperatorTok">-</text:span><text:span text:style-name="KeywordTok">if</text:span>.</text:p>
          <text:p text:style-name="P681">Solution</text:p>
          <text:p text:style-name="P681"><text:span text:style-name="KeywordTok">for</text:span> and <text:span text:style-name="KeywordTok">while</text:span> are pretest loops.</text:p>
        </text:list-item>
        <text:list-item>
          <text:p text:style-name="P681">What will be displayed on the screen by the following code?</text:p>
          <text:p text:style-name="P711">int[] values = new int[6];</text:p>
          <text:p text:style-name="P712">for (int i = 0 ; i &lt; 6 ; i++)</text:p>
          <text:p text:style-name="P713"><text:s text:c="4"/>values[i] = (i*2);</text:p>
          <text:p text:style-name="P714">foreach (int j in values)</text:p>
          <text:p text:style-name="P715"><text:s text:c="4"/>Console.WriteLine(j);</text:p>
          <text:p text:style-name="P681">Solution</text:p>
          <text:p text:style-name="P716">0</text:p>
          <text:p text:style-name="P717">2</text:p>
          <text:p text:style-name="P718">4</text:p>
          <text:p text:style-name="P719">6</text:p>
          <text:p text:style-name="P720">8</text:p>
          <text:p text:style-name="P721">10</text:p>
        </text:list-item>
        <text:list-item>
          <text:p text:style-name="P681">Suppose we are given an <text:span text:style-name="DataTypeTok">int</text:span> array <text:span text:style-name="NormalTok">dailyPushUp</text:span> with 7 elements. Write a piece of code that display the value of the elements stored in the array <text:span text:style-name="NormalTok">dailyPushUp</text:span>.</text:p>
          <text:p text:style-name="P681">Solution</text:p>
          <text:p text:style-name="P722">for (int j = 0 ; j &lt; 7 ; j++)</text:p>
          <text:p text:style-name="P723"><text:s text:c="4"/>Console.WriteLine(dailyPushUp[j]);</text:p>
        </text:list-item>
        <text:list-item>
          <text:p text:style-name="P681">What is “array bounds checking”? When does it happen?</text:p>
          <text:p text:style-name="P681">Solution</text:p>
          <text:p text:style-name="P681">It is C# making sure that you are not using a subscript outside the allowed range. It happens at run time.</text:p>
        </text:list-item>
        <text:list-item>
          <text:p text:style-name="P681">Is there an error with the following code? If you think there is one, explain it, otherwise draw the content of the <text:span text:style-name="NormalTok">myIncomes</text:span> array once those statements have been executed.</text:p>
          <text:p text:style-name="P724">double[] myIncomes = new double[5];</text:p>
          <text:p text:style-name="P725">myIncomes[1] = 3.5;</text:p>
          <text:p text:style-name="P726">// No income on day two.</text:p>
          <text:p text:style-name="P727">myIncomes[3] = 5.8;</text:p>
          <text:p text:style-name="P728">myIncomes[4] = 0.5;</text:p>
          <text:p text:style-name="P729">myIncomes[5] = 1.5;</text:p>
          <text:p text:style-name="P681">Solution</text:p>
          <text:p text:style-name="P681">The subscripts are off, they should go from 0 to 4: <text:span text:style-name="NormalTok">myIncomes</text:span><text:span text:style-name="OperatorTok">[</text:span><text:span text:style-name="DecValTok">5</text:span><text:span text:style-name="OperatorTok">]</text:span><text:span text:style-name="NormalTok"><text:s text:c="1"/></text:span><text:span text:style-name="OperatorTok">=</text:span><text:span text:style-name="NormalTok"><text:s text:c="1"/></text:span><text:span text:style-name="FloatTok">1.5</text:span><text:span text:style-name="OperatorTok">;</text:span> will casue an error.</text:p>
        </text:list-item>
        <text:list-item>
          <text:p text:style-name="P681">What would be the size of the <text:span text:style-name="NormalTok">test</text:span> array after the following statement has been executed?</text:p>
          <text:p text:style-name="P730">int[] test = {3, 5, 7, 0, 9};</text:p>
          <text:p text:style-name="P681">Solution</text:p>
          <text:p text:style-name="P681">5</text:p>
        </text:list-item>
        <text:list-item>
          <text:p text:style-name="P681">What is the difference, if any, between the following two statements?</text:p>
          <text:p text:style-name="P731">int[] num, scores;</text:p>
          <text:p text:style-name="P732">int num[], scores;</text:p>
          <text:p text:style-name="P681">Solution</text:p>
          <text:p text:style-name="P681">In the second one, only <text:span text:style-name="NormalTok">num</text:span> is a reference to an <text:span text:style-name="DataTypeTok">int</text:span> array, and <text:span text:style-name="NormalTok">scores</text:span> is just an <text:span text:style-name="DataTypeTok">int</text:span>.</text:p>
        </text:list-item>
        <text:list-item>
          <text:p text:style-name="P681">Write a statement that creates and initializes a <text:span text:style-name="DataTypeTok">double</text:span> array with the values 12.5, 89.0 and 3.24.</text:p>
          <text:p text:style-name="P681">Solution</text:p>
          <text:p text:style-name="P733">double[] question = {12.5, 89.0, 3.24};</text:p>
        </text:list-item>
        <text:list-item>
          <text:p text:style-name="P681">What is the value of <text:span text:style-name="NormalTok">count</text:span> and the content of <text:span text:style-name="NormalTok">number</text:span> once the following has been executed?</text:p>
          <text:p text:style-name="P734">int count=2;</text:p>
          <text:p text:style-name="P735">int[] number={3, 5, 7};</text:p>
          <text:p text:style-name="P736">number[count--] = 8;</text:p>
          <text:p text:style-name="P737">number[count]--;</text:p>
          <text:p text:style-name="P681">Solution</text:p>
          <text:p text:style-name="P681">count is 1. numbers is 3, 4, 8.</text:p>
        </text:list-item>
        <text:list-item>
          <text:p text:style-name="P681">Suppose we have an array named <text:span text:style-name="NormalTok">temp</text:span> that has been declared and initialized. How can we get the number of elements in this array?</text:p>
          <text:p text:style-name="P681">Solution</text:p>
          <text:p text:style-name="P681">By using the <text:span text:style-name="NormalTok">Length</text:span> field: <text:span text:style-name="NormalTok">temp</text:span><text:span text:style-name="OperatorTok">.</text:span><text:span text:style-name="FunctionTok">Length</text:span>.</text:p>
        </text:list-item>
        <text:list-item>
          <text:p text:style-name="P681">Describe what the following code would do.</text:p>
          <text:p text:style-name="P738">int[] record = { 3, 8, 11 };</text:p>
          <text:p text:style-name="P739">int accumulator = 0;</text:p>
          <text:p text:style-name="P740">foreach (int i in record)</text:p>
          <text:p text:style-name="P741"><text:s text:c="4"/>accumulator += i;</text:p>
          <text:p text:style-name="P681">Solution</text:p>
          <text:p text:style-name="P681">Declare and initialize an <text:span text:style-name="DataTypeTok">int</text:span> array with the values 3, 8 and 11, and then sum those values in an accumulator variable.</text:p>
        </text:list-item>
        <text:list-item>
          <text:p text:style-name="P681">Assuming we have two <text:span text:style-name="DataTypeTok">int</text:span> arrays of the same size, <text:span text:style-name="NormalTok">firstA</text:span> and <text:span text:style-name="NormalTok">secondA</text:span>, write a program that copies the content of <text:span text:style-name="NormalTok">firstA</text:span> into <text:span text:style-name="NormalTok">secondA</text:span>.</text:p>
          <text:p text:style-name="P681">Solution</text:p>
          <text:p text:style-name="P742">for (int k = 0 ; k &lt; firstA.Length ; k++)</text:p>
          <text:p text:style-name="P743"><text:s text:c="3"/>secondA[k] = firstA[k];</text:p>
        </text:list-item>
        <text:list-item>
          <text:p text:style-name="P681">Assuming we are given an <text:span text:style-name="DataTypeTok">int</text:span> array named <text:span text:style-name="NormalTok">arrayF</text:span>, write a program that adds one to each of its elements. That is, if <text:span text:style-name="NormalTok">arrayF</text:span> contains 3, 5, 7 and -2 before your program is executed, it should then contain 4, 6, 8 and -1 after your program was executed.</text:p>
          <text:p text:style-name="P681">Solution</text:p>
          <text:p text:style-name="P744">for (int k = 0 ; k &lt; arrayF.Length ; k++)</text:p>
          <text:p text:style-name="P745"><text:s text:c="4"/>arrayF[k] += 1;</text:p>
        </text:list-item>
        <text:list-item>
          <text:p text:style-name="P681">Assuming we are given an <text:span text:style-name="DataTypeTok">int</text:span> array named <text:span text:style-name="NormalTok">arrayF</text:span>, write a program that displays the product of its elements. That is, if <text:span text:style-name="NormalTok">arrayF</text:span> contains 2, 3 and -1, then your program should display -6.</text:p>
          <text:p text:style-name="P681">Solution</text:p>
          <text:p text:style-name="P746">int prod = 1;</text:p>
          <text:p text:style-name="P747">for (int k = 0 ; k &lt; arrayF.Length ; k++)</text:p>
          <text:p text:style-name="P748"><text:s text:c="4"/>prod *= arrayF[k];</text:p>
          <text:p text:style-name="P749">Console.WriteLine(prod);</text:p>
        </text:list-item>
        <text:list-item>
          <text:p text:style-name="P681">Write a static method (header included) that takes as argument an <text:span text:style-name="DataTypeTok">int</text:span> array, and display on the screen the value of each element of that array.</text:p>
          <text:p text:style-name="P681">Solution</text:p>
          <text:p text:style-name="P750">public static void p(int[] a){</text:p>
          <text:p text:style-name="P751"><text:s text:c="4"/>foreach (int k in a)Console.WriteLine(k);</text:p>
          <text:p text:style-name="P752">}</text:p>
        </text:list-item>
        <text:list-item>
          <text:p text:style-name="P681">Write a static method (header included) that takes as argument an <text:span text:style-name="DataTypeTok">int</text:span> array, and stores the value 10 in each element of that array.</text:p>
          <text:p text:style-name="P681">Solution</text:p>
          <text:p text:style-name="P753">public static void z(int[] a){</text:p>
          <text:p text:style-name="P754"><text:s text:c="4"/>for (int j = 0 ; j &lt; a.length ; j++) a[j]=10;</text:p>
          <text:p text:style-name="P755">}</text:p>
        </text:list-item>
      </text:list>
      <text:h text:style-name="Heading_20_1" text:outline-level="1"><text:bookmark-start text:name="quizzes"/>Quizzes<text:bookmark-end text:name="quizzes"/></text:h>
      <text:p text:style-name="First_20_paragraph">Those quizzes are given as <text:span text:style-name="T1">examples</text:span>, to help you practise. They were given at week 4 and 7.</text:p>
      <text:h text:style-name="Heading_20_2" text:outline-level="2"><text:bookmark-start text:name="quiz-1"/>Quiz 1<text:bookmark-end text:name="quiz-1"/></text:h>
      <text:list text:style-name="L19">
        <text:list-item>
          <text:p text:style-name="P756">(3 pts) Give three keywords.</text:p>
        </text:list-item>
        <text:list-item>
          <text:p text:style-name="P756">(4pts) Circle the correct identifiers:</text:p>
          <text:list text:style-name="L20">
            <text:list-item>
              <text:p text:style-name="P757"><text:span text:style-name="Source_Text">%Rate</text:span></text:p>
            </text:list-item>
            <text:list-item>
              <text:p text:style-name="P757"><text:span text:style-name="Source_Text">static</text:span></text:p>
            </text:list-item>
            <text:list-item>
              <text:p text:style-name="P757"><text:span text:style-name="Source_Text">my-variable</text:span></text:p>
            </text:list-item>
            <text:list-item>
              <text:p text:style-name="P757"><text:span text:style-name="Source_Text">User.Input</text:span></text:p>
            </text:list-item>
            <text:list-item>
              <text:p text:style-name="P757"><text:span text:style-name="Source_Text">YoUrNaMe21</text:span></text:p>
            </text:list-item>
            <text:list-item>
              <text:p text:style-name="P757"><text:span text:style-name="Source_Text">test_train</text:span></text:p>
            </text:list-item>
            <text:list-item>
              <text:p text:style-name="P757"><text:span text:style-name="Source_Text">_myIdentifier</text:span></text:p>
            </text:list-item>
          </text:list>
        </text:list-item>
        <text:list-item>
          <text:p text:style-name="P756">(4 pts) For each of the following, indicate if they are a “rule” of C# or a “convention” between programers by ticking the appropriate column. The first answer is given as an example.</text:p>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Statement</text:p>
                </table:table-cell>
                <table:table-cell table:style-name="TableHeaderRowCell" office:value-type="string">
                  <text:p text:style-name="Table_20_Heading">Rule</text:p>
                </table:table-cell>
                <table:table-cell table:style-name="TableHeaderRowCell" office:value-type="string">
                  <text:p text:style-name="Table_20_Heading">Convention</text:p>
                </table:table-cell>
              </table:table-row>
            </table:table-header-rows>
            <table:table-row>
              <table:table-cell table:style-name="TableRowCell" office:value-type="string">
                <text:p text:style-name="Table_20_Contents">Code should be commented.</text:p>
              </table:table-cell>
              <table:table-cell table:style-name="TableRowCell" office:value-type="string">
                <text:p text:style-name="Table_20_Contents">             </text:p>
              </table:table-cell>
              <table:table-cell table:style-name="TableRowCell" office:value-type="string">
                <text:p text:style-name="Table_20_Contents">      ✓       </text:p>
              </table:table-cell>
            </table:table-row>
            <table:table-row>
              <table:table-cell table:style-name="TableRowCell" office:value-type="string">
                <text:p text:style-name="Table_20_Contents">Case matters.</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Variable names should be descriptive.</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Keywords cannot be used as identifiers.</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Each “.cs” file should contain exactly one class.</text:p>
              </table:table-cell>
              <table:table-cell table:style-name="TableRowCell" office:value-type="string">
        </table:table-cell>
              <table:table-cell table:style-name="TableRowCell" office:value-type="string">
        </table:table-cell>
            </table:table-row>
          </table:table>
        </text:list-item>
        <text:list-item>
          <text:p text:style-name="P756">(4 pts) Write a statement that would display, “Hi Mom!” (<text:span text:style-name="T1">with</text:span> the quotes) followed by a new line on the screen.</text:p>
        </text:list-item>
        <text:list-item>
          <text:p text:style-name="P756">(5 pts) Write a series of statements that would</text:p>
          <text:list>
            <text:list-item>
              <text:p text:style-name="P757">declare an <text:span text:style-name="DataTypeTok">int</text:span> variable called “myAge”,</text:p>
            </text:list-item>
            <text:list-item>
              <text:p text:style-name="P757">assign your age to that variable,</text:p>
            </text:list-item>
            <text:list-item>
              <text:p text:style-name="P757">display “My age is”, the value of the “myAge” variable, a period, and finally a new line.</text:p>
            </text:list-item>
          </text:list>
        </text:list-item>
        <text:list-item>
          <text:p text:style-name="P756">(Bonus) Give examples of situations where the adage “<text:span text:style-name="T1">Spaces and new lines don’t matter in programs</text:span>” is actually erroneous.</text:p>
        </text:list-item>
      </text:list>
      <text:h text:style-name="Heading_20_2" text:outline-level="2"><text:bookmark-start text:name="quiz-2"/>Quiz 2<text:bookmark-end text:name="quiz-2"/></text:h>
      <text:list text:style-name="L21">
        <text:list-item>
          <text:p text:style-name="P758">(2 pts) What is the relational operator used to determine whenever two values are equal?</text:p>
          <text:p text:style-name="P758">Solution</text:p>
          <text:p text:style-name="P758">The operator is two equal signs, <text:span text:style-name="OperatorTok">==</text:span>, not to be confused with a single equal sign, <text:span text:style-name="OperatorTok">=</text:span>, used for assignment.</text:p>
        </text:list-item>
        <text:list-item>
          <text:p text:style-name="P758">(2 pts) Write a <text:span text:style-name="NormalTok">boolean</text:span> expression that evaluates to <text:span text:style-name="KeywordTok">true</text:span> if a variable <text:span text:style-name="NormalTok">yourName</text:span> is different from <text:span text:style-name="StringTok">"Marc"</text:span> and <text:span text:style-name="StringTok">"Mark"</text:span>.</text:p>
          <text:p text:style-name="P758">Solution</text:p>
          <text:p text:style-name="P758">A possible solution is: <text:span text:style-name="NormalTok">yourName </text:span><text:span text:style-name="OperatorTok">!=</text:span><text:span text:style-name="NormalTok"><text:s text:c="1"/></text:span><text:span text:style-name="StringTok">"Marc"</text:span><text:span text:style-name="NormalTok"><text:s text:c="1"/></text:span><text:span text:style-name="OperatorTok">&amp;&amp;</text:span><text:span text:style-name="NormalTok"><text:s text:c="1"/>yourName </text:span><text:span text:style-name="OperatorTok">!=</text:span><text:span text:style-name="NormalTok"><text:s text:c="1"/></text:span><text:span text:style-name="StringTok">"Mark"</text:span>. Note that there was no need to write an <text:span text:style-name="KeywordTok">if</text:span> statement or a complete statement: only the expression was required.</text:p>
        </text:list-item>
        <text:list-item>
          <text:p text:style-name="P758">(5pts) Write a <text:span text:style-name="NormalTok">boolean</text:span> expression that evaluates to <text:span text:style-name="KeywordTok">true</text:span> if a variable <text:span text:style-name="NormalTok">x</text:span> is between -10 (excluded) and 10 (included).</text:p>
          <text:p text:style-name="P758">Solution</text:p>
          <text:p text:style-name="P758">A possible solution is: <text:span text:style-name="NormalTok">x </text:span><text:span text:style-name="OperatorTok">&gt;</text:span><text:span text:style-name="NormalTok"><text:s text:c="1"/></text:span><text:span text:style-name="OperatorTok">-</text:span><text:span text:style-name="DecValTok">10</text:span><text:span text:style-name="NormalTok"><text:s text:c="1"/></text:span><text:span text:style-name="OperatorTok">&amp;&amp;</text:span><text:span text:style-name="NormalTok"><text:s text:c="1"/>x </text:span><text:span text:style-name="OperatorTok">&lt;</text:span><text:span text:style-name="NormalTok"><text:s text:c="1"/></text:span><text:span text:style-name="DecValTok">10</text:span></text:p>
          <text:p text:style-name="P758">Note that there was no need to write an <text:span text:style-name="KeywordTok">if</text:span> statement or a complete statement: onyl the expression was required.</text:p>
        </text:list-item>
        <text:list-item>
          <text:p text:style-name="P758">(3 pts) What will be displayed on the screen by the following program?</text:p>
          <text:p text:style-name="P759">int x = 5, y = 1, z = 2;</text:p>
          <text:p text:style-name="P760">if (x != z || y &lt; z ) {x += y;}</text:p>
          <text:p text:style-name="P761">if (z &gt; y) {if (z % 2 == 0) {z -= 3;} else {z += x;}} else {x = y + z;}</text:p>
          <text:p text:style-name="P762">Console.WriteLine($"x is {x}, y is {y}, and z is {z}.");</text:p>
          <text:p text:style-name="P758">Solution</text:p>
          <text:p text:style-name="P758">This program would display:</text:p>
          <text:p text:style-name="P763">x is 6, y is 1, and z is -1.</text:p>
          <text:p text:style-name="P764"/>
          <text:p text:style-name="P765">Press any key to continue...</text:p>
        </text:list-item>
        <text:list-item>
          <text:p text:style-name="P758">(8 pts) Assume we initialized a <text:span text:style-name="DataTypeTok">string</text:span> variable named <text:span text:style-name="NormalTok">month</text:span> and a <text:span text:style-name="DataTypeTok">double</text:span> variable named <text:span text:style-name="NormalTok">temperature</text:span>. Write a series of statements that will display <text:span text:style-name="T1">exactly</text:span> one of the following messages: “What a nice summer day!” if <text:span text:style-name="NormalTok">month</text:span> is “July” and <text:span text:style-name="NormalTok">temperature</text:span> is less than 90 (included); “Better wear a jacket” if <text:span text:style-name="NormalTok">temperature</text:span> is between 45 and 60 (both included); “Happy holidays!” if <text:span text:style-name="NormalTok">month</text:span> is “December”; or “Have a nice day” otherwise.</text:p>
          <text:p text:style-name="P758">Solution</text:p>
          <text:p text:style-name="P766">if(month=="July" &amp;&amp; temperature&lt;=90)</text:p>
          <text:p text:style-name="P767"><text:s text:c="4"/>Console.WriteLine("What a nice summer day!");</text:p>
          <text:p text:style-name="P768">else if (temperature &gt;= 45 &amp;&amp; temperature &lt;= 60)</text:p>
          <text:p text:style-name="P769"><text:s text:c="4"/>Console.WriteLine("Better wear a jacket!");</text:p>
          <text:p text:style-name="P770">else if (month == "December")</text:p>
          <text:p text:style-name="P771"><text:s text:c="4"/>Console.WriteLine("Happy Holidays!");</text:p>
          <text:p text:style-name="P772">else</text:p>
          <text:p text:style-name="P773"><text:s text:c="4"/>Console.WriteLine("Have a nice day!")</text:p>
        </text:list-item>
        <text:list-item>
          <text:p text:style-name="P758">(Bonus) Give a program that displays “Leap year” if a <text:span text:style-name="NormalTok">year</text:span> variable is</text:p>
          <text:list>
            <text:list-item>
              <text:p text:style-name="P773">divisible by 4; and</text:p>
            </text:list-item>
            <text:list-item>
              <text:p text:style-name="P773">not divisible by 100, unless it is also divisible by 400.</text:p>
            </text:list-item>
          </text:list>
          <text:p text:style-name="P758">Your program should correctly identify 2000 and 2400 as leap years, and 1800, 1900, 2100, 2200, 2300, or 2500 as <text:span text:style-name="T1">not</text:span> leap years.</text:p>
          <text:p text:style-name="P758">Solution</text:p>
          <text:p text:style-name="P774">if (year % 4 == 0 &amp;&amp; (year % 100 != 0 || year % 400 == 0))</text:p>
          <text:p text:style-name="P775"><text:s text:c="4"/>{</text:p>
          <text:p text:style-name="P776"><text:s text:c="8"/>Console.WriteLine("The year " + year + " is a leap year.");</text:p>
          <text:p text:style-name="P777"><text:s text:c="4"/>}</text:p>
          <text:p text:style-name="P778">else</text:p>
          <text:p text:style-name="P779"><text:s text:c="4"/>{</text:p>
          <text:p text:style-name="P780"><text:s text:c="8"/>Console.WriteLine("The year " + year + " is not a leap year.");</text:p>
          <text:p text:style-name="P781"><text:s text:c="4"/>}</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Exercises with solution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3-09T19:02:59Z</meta:creation-date>
    <dc:date>2022-03-09T19:02:59Z</dc:date>
    <meta:user-defined meta:name="date" meta:value-type="string">March   9, 2022 (02:01:5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row>
    <mi>x</mi>
    <mo>+</mo>
    <mn>7</mn>
  </mrow>
</math>
</file>

<file path=Formula-10/content.xml><?xml version="1.0" encoding="utf-8"?>
<math xmlns="http://www.w3.org/1998/Math/MathML" display="inline">
  <mrow>
    <mi>x</mi>
    <mrow>
      <mspace width="0.222em"/>
      <mo>mod</mo>
      <mspace width="0.222em"/>
      <mn>7</mn>
    </mrow>
  </mrow>
</math>
</file>

<file path=Formula-12/content.xml><?xml version="1.0" encoding="utf-8"?>
<math xmlns="http://www.w3.org/1998/Math/MathML" display="inline">
  <mrow>
    <mrow>
      <mo stretchy="true" form="prefix">(</mo>
      <mn>7</mn>
      <mo>÷</mo>
      <mn>2</mn>
      <mo stretchy="true" form="postfix">)</mo>
    </mrow>
    <mo>−</mo>
    <mrow>
      <mo stretchy="true" form="prefix">(</mo>
      <mrow>
        <mo stretchy="true" form="prefix">(</mo>
        <mn>4</mn>
        <mo>×</mo>
        <mn>8</mn>
        <mo stretchy="true" form="postfix">)</mo>
      </mrow>
      <mrow>
        <mspace width="0.222em"/>
        <mo>mod</mo>
        <mspace width="0.222em"/>
        <mn>3</mn>
      </mrow>
      <mo stretchy="true" form="postfix">)</mo>
    </mrow>
  </mrow>
</math>
</file>

<file path=Formula-14/content.xml><?xml version="1.0" encoding="utf-8"?>
<math xmlns="http://www.w3.org/1998/Math/MathML" display="inline">
  <mrow>
    <mo>=</mo>
    <mn>3.5</mn>
    <mo>−</mo>
    <mrow>
      <mo stretchy="true" form="prefix">(</mo>
      <mn>32</mn>
      <mrow>
        <mspace width="0.222em"/>
        <mo>mod</mo>
        <mspace width="0.222em"/>
        <mn>3</mn>
      </mrow>
      <mo stretchy="true" form="postfix">)</mo>
    </mrow>
  </mrow>
</math>
</file>

<file path=Formula-16/content.xml><?xml version="1.0" encoding="utf-8"?>
<math xmlns="http://www.w3.org/1998/Math/MathML" display="inline">
  <mrow>
    <mo>=</mo>
    <mn>3.5</mn>
    <mo>−</mo>
    <mn>2</mn>
  </mrow>
</math>
</file>

<file path=Formula-18/content.xml><?xml version="1.0" encoding="utf-8"?>
<math xmlns="http://www.w3.org/1998/Math/MathML" display="inline">
  <mrow>
    <mo>=</mo>
    <mn>1.5</mn>
  </mrow>
</math>
</file>

<file path=Formula-2/content.xml><?xml version="1.0" encoding="utf-8"?>
<math xmlns="http://www.w3.org/1998/Math/MathML" display="inline">
  <mrow>
    <mi>x</mi>
    <mo>−</mo>
    <mn>7</mn>
  </mrow>
</math>
</file>

<file path=Formula-20/content.xml><?xml version="1.0" encoding="utf-8"?>
<math xmlns="http://www.w3.org/1998/Math/MathML" display="inline">
  <mrow>
    <mrow>
      <mo stretchy="true" form="prefix">(</mo>
      <mn>7</mn>
      <mo>÷</mo>
      <mrow>
        <mo stretchy="true" form="prefix">(</mo>
        <mn>2</mn>
        <mo>−</mo>
        <mn>4</mn>
        <mo stretchy="true" form="postfix">)</mo>
      </mrow>
      <mo stretchy="true" form="postfix">)</mo>
    </mrow>
    <mo>×</mo>
    <mrow>
      <mo stretchy="true" form="prefix">(</mo>
      <mn>8</mn>
      <mrow>
        <mspace width="0.222em"/>
        <mo>mod</mo>
        <mspace width="0.222em"/>
        <mn>3</mn>
      </mrow>
      <mo stretchy="true" form="postfix">)</mo>
    </mrow>
  </mrow>
</math>
</file>

<file path=Formula-22/content.xml><?xml version="1.0" encoding="utf-8"?>
<math xmlns="http://www.w3.org/1998/Math/MathML" display="inline">
  <mrow>
    <mo>=</mo>
    <mrow>
      <mo stretchy="true" form="prefix">(</mo>
      <mn>7</mn>
      <mo>÷</mo>
      <mrow>
        <mo stretchy="true" form="prefix">(</mo>
        <mo>−</mo>
        <mn>2</mn>
        <mo stretchy="true" form="postfix">)</mo>
      </mrow>
      <mo stretchy="true" form="postfix">)</mo>
    </mrow>
    <mo>×</mo>
    <mn>2</mn>
  </mrow>
</math>
</file>

<file path=Formula-24/content.xml><?xml version="1.0" encoding="utf-8"?>
<math xmlns="http://www.w3.org/1998/Math/MathML" display="inline">
  <mrow>
    <mo>=</mo>
    <mrow>
      <mo stretchy="true" form="prefix">(</mo>
      <mo>−</mo>
      <mn>3.5</mn>
      <mo stretchy="true" form="postfix">)</mo>
    </mrow>
    <mo>×</mo>
    <mn>2</mn>
  </mrow>
</math>
</file>

<file path=Formula-26/content.xml><?xml version="1.0" encoding="utf-8"?>
<math xmlns="http://www.w3.org/1998/Math/MathML" display="inline">
  <mrow>
    <mo>=</mo>
    <mo>−</mo>
    <mn>7</mn>
  </mrow>
</math>
</file>

<file path=Formula-28/content.xml><?xml version="1.0" encoding="utf-8"?>
<math xmlns="http://www.w3.org/1998/Math/MathML" display="inline">
  <mrow>
    <mn>2</mn>
    <mo>−</mo>
    <mrow>
      <mo stretchy="true" form="prefix">(</mo>
      <mn>4</mn>
      <mo>*</mo>
      <mn>8</mn>
      <mo stretchy="true" form="postfix">)</mo>
    </mrow>
    <mo>=</mo>
    <mo>−</mo>
    <mn>30</mn>
  </mrow>
</math>
</file>

<file path=Formula-30/content.xml><?xml version="1.0" encoding="utf-8"?>
<math xmlns="http://www.w3.org/1998/Math/MathML" display="inline">
  <mrow>
    <mrow>
      <mo stretchy="true" form="prefix">(</mo>
      <mn>4</mn>
      <mo>÷</mo>
      <mn>2</mn>
      <mo stretchy="true" form="postfix">)</mo>
    </mrow>
    <mo>×</mo>
    <mn>8</mn>
    <mo>=</mo>
    <mn>16</mn>
  </mrow>
</math>
</file>

<file path=Formula-32/content.xml><?xml version="1.0" encoding="utf-8"?>
<math xmlns="http://www.w3.org/1998/Math/MathML" display="inline">
  <mrow>
    <mrow>
      <mo stretchy="true" form="prefix">(</mo>
      <mn>4</mn>
      <mo>−</mo>
      <mn>2</mn>
      <mo stretchy="true" form="postfix">)</mo>
    </mrow>
    <mo>+</mo>
    <mn>8</mn>
    <mo>=</mo>
    <mn>10</mn>
  </mrow>
</math>
</file>

<file path=Formula-34/content.xml><?xml version="1.0" encoding="utf-8"?>
<math xmlns="http://www.w3.org/1998/Math/MathML" display="inline">
  <mrow>
    <mn>2</mn>
    <mo>×</mo>
    <mrow>
      <mo stretchy="true" form="prefix">(</mo>
      <mn>3</mn>
      <mo>+</mo>
      <mn>4</mn>
      <mo stretchy="true" form="postfix">)</mo>
    </mrow>
    <mo>=</mo>
    <mn>2</mn>
    <mo>×</mo>
    <mn>7</mn>
    <mo>=</mo>
    <mn>14</mn>
  </mrow>
</math>
</file>

<file path=Formula-36/content.xml><?xml version="1.0" encoding="utf-8"?>
<math xmlns="http://www.w3.org/1998/Math/MathML" display="inline">
  <mrow>
    <mrow>
      <mo stretchy="true" form="prefix">(</mo>
      <mn>2</mn>
      <mo>*</mo>
      <mn>3</mn>
      <mo stretchy="true" form="postfix">)</mo>
    </mrow>
    <mo>+</mo>
    <mn>4</mn>
    <mo>=</mo>
    <mn>6</mn>
    <mo>+</mo>
    <mn>4</mn>
    <mo>=</mo>
    <mn>10</mn>
  </mrow>
</math>
</file>

<file path=Formula-38/content.xml><?xml version="1.0" encoding="utf-8"?>
<math xmlns="http://www.w3.org/1998/Math/MathML" display="inline">
  <mrow>
    <mrow>
      <mo stretchy="true" form="prefix">(</mo>
      <mi>x</mi>
      <mo>×</mo>
      <mrow>
        <mo stretchy="true" form="prefix">(</mo>
        <mn>3</mn>
        <mrow>
          <mspace width="0.222em"/>
          <mo>mod</mo>
          <mspace width="0.222em"/>
          <mn>5</mn>
        </mrow>
        <mo stretchy="true" form="postfix">)</mo>
      </mrow>
      <mo stretchy="true" form="postfix">)</mo>
    </mrow>
    <mo>−</mo>
    <mrow>
      <mo stretchy="true" form="prefix">(</mo>
      <mi>y</mi>
      <mo>×</mo>
      <mn>7</mn>
      <mo stretchy="true" form="postfix">)</mo>
    </mrow>
  </mrow>
</math>
</file>

<file path=Formula-4/content.xml><?xml version="1.0" encoding="utf-8"?>
<math xmlns="http://www.w3.org/1998/Math/MathML" display="inline">
  <mrow>
    <mi>x</mi>
    <mo>×</mo>
    <mn>7</mn>
  </mrow>
</math>
</file>

<file path=Formula-40/content.xml><?xml version="1.0" encoding="utf-8"?>
<math xmlns="http://www.w3.org/1998/Math/MathML" display="inline">
  <mn>60.0</mn>
</math>
</file>

<file path=Formula-42/content.xml><?xml version="1.0" encoding="utf-8"?>
<math xmlns="http://www.w3.org/1998/Math/MathML" display="inline">
  <mn>60.0</mn>
</math>
</file>

<file path=Formula-44/content.xml><?xml version="1.0" encoding="utf-8"?>
<math xmlns="http://www.w3.org/1998/Math/MathML" display="inline">
  <mi>n</mi>
</math>
</file>

<file path=Formula-46/content.xml><?xml version="1.0" encoding="utf-8"?>
<math xmlns="http://www.w3.org/1998/Math/MathML" display="inline">
  <mrow>
    <mi>n</mi>
    <mo>−</mo>
    <mn>1</mn>
  </mrow>
</math>
</file>

<file path=Formula-48/content.xml><?xml version="1.0" encoding="utf-8"?>
<math xmlns="http://www.w3.org/1998/Math/MathML" display="inline">
  <mrow>
    <mi>n</mi>
    <mo>+</mo>
    <mn>1</mn>
  </mrow>
</math>
</file>

<file path=Formula-50/content.xml><?xml version="1.0" encoding="utf-8"?>
<math xmlns="http://www.w3.org/1998/Math/MathML" display="inline">
  <mn>10</mn>
</math>
</file>

<file path=Formula-52/content.xml><?xml version="1.0" encoding="utf-8"?>
<math xmlns="http://www.w3.org/1998/Math/MathML" display="inline">
  <mn>5</mn>
</math>
</file>

<file path=Formula-54/content.xml><?xml version="1.0" encoding="utf-8"?>
<math xmlns="http://www.w3.org/1998/Math/MathML" display="inline">
  <mn>0.1</mn>
</math>
</file>

<file path=Formula-56/content.xml><?xml version="1.0" encoding="utf-8"?>
<math xmlns="http://www.w3.org/1998/Math/MathML" display="inline">
  <mn>0</mn>
</math>
</file>

<file path=Formula-58/content.xml><?xml version="1.0" encoding="utf-8"?>
<math xmlns="http://www.w3.org/1998/Math/MathML" display="inline">
  <mrow>
    <mo>−</mo>
    <mn>0.1</mn>
  </mrow>
</math>
</file>

<file path=Formula-6/content.xml><?xml version="1.0" encoding="utf-8"?>
<math xmlns="http://www.w3.org/1998/Math/MathML" display="inline">
  <mrow>
    <mi>x</mi>
    <mi>/</mi>
    <mn>7</mn>
  </mrow>
</math>
</file>

<file path=Formula-60/content.xml><?xml version="1.0" encoding="utf-8"?>
<math xmlns="http://www.w3.org/1998/Math/MathML" display="inline">
  <mrow>
    <mn>10</mn>
    <mo>×</mo>
    <mn>15</mn>
  </mrow>
</math>
</file>

<file path=Formula-62/content.xml><?xml version="1.0" encoding="utf-8"?>
<math xmlns="http://www.w3.org/1998/Math/MathML" display="inline">
  <mrow>
    <mn>8</mn>
    <mo>×</mo>
    <mn>11</mn>
  </mrow>
</math>
</file>

<file path=Formula-64/content.xml><?xml version="1.0" encoding="utf-8"?>
<math xmlns="http://www.w3.org/1998/Math/MathML" display="inline">
  <mrow>
    <mn>10</mn>
    <mo>×</mo>
    <mn>15</mn>
  </mrow>
</math>
</file>

<file path=Formula-66/content.xml><?xml version="1.0" encoding="utf-8"?>
<math xmlns="http://www.w3.org/1998/Math/MathML" display="inline">
  <mrow>
    <mi>$</mi>
    <mn>0.20</mn>
  </mrow>
</math>
</file>

<file path=Formula-68/content.xml><?xml version="1.0" encoding="utf-8"?>
<math xmlns="http://www.w3.org/1998/Math/MathML" display="inline">
  <mrow>
    <mn>8</mn>
    <mo>×</mo>
    <mn>11</mn>
  </mrow>
</math>
</file>

<file path=Formula-70/content.xml><?xml version="1.0" encoding="utf-8"?>
<math xmlns="http://www.w3.org/1998/Math/MathML" display="inline">
  <mrow>
    <mi>$</mi>
    <mn>0.25</mn>
  </mrow>
</math>
</file>

<file path=Formula-72/content.xml><?xml version="1.0" encoding="utf-8"?>
<math xmlns="http://www.w3.org/1998/Math/MathML" display="inline">
  <mrow>
    <mi>$</mi>
    <mn>3</mn>
  </mrow>
</math>
</file>

<file path=Formula-74/content.xml><?xml version="1.0" encoding="utf-8"?>
<math xmlns="http://www.w3.org/1998/Math/MathML" display="inline">
  <mrow>
    <mi>$</mi>
    <mn>5</mn>
  </mrow>
</math>
</file>

<file path=Formula-76/content.xml><?xml version="1.0" encoding="utf-8"?>
<math xmlns="http://www.w3.org/1998/Math/MathML" display="inline">
  <mrow>
    <mn>10</mn>
    <mi>%</mi>
  </mrow>
</math>
</file>

<file path=Formula-78/content.xml><?xml version="1.0" encoding="utf-8"?>
<math xmlns="http://www.w3.org/1998/Math/MathML" display="inline">
  <mn>50</mn>
</math>
</file>

<file path=Formula-8/content.xml><?xml version="1.0" encoding="utf-8"?>
<math xmlns="http://www.w3.org/1998/Math/MathML" display="inline">
  <mrow>
    <mi>x</mi>
    <mo>÷</mo>
    <mn>7</mn>
  </mrow>
</math>
</file>

<file path=Formula-80/content.xml><?xml version="1.0" encoding="utf-8"?>
<math xmlns="http://www.w3.org/1998/Math/MathML" display="inline">
  <mrow>
    <mn>10</mn>
    <mi>%</mi>
  </mrow>
</math>
</file>

<file path=Formula-82/content.xml><?xml version="1.0" encoding="utf-8"?>
<math xmlns="http://www.w3.org/1998/Math/MathML" display="inline">
  <mn>50</mn>
</math>
</file>

<file path=Formula-84/content.xml><?xml version="1.0" encoding="utf-8"?>
<math xmlns="http://www.w3.org/1998/Math/MathML" display="inline">
  <mn>7</mn>
</math>
</file>

<file path=Formula-86/content.xml><?xml version="1.0" encoding="utf-8"?>
<math xmlns="http://www.w3.org/1998/Math/MathML" display="inline">
  <mn>0</mn>
</math>
</file>

<file path=Formula-88/content.xml><?xml version="1.0" encoding="utf-8"?>
<math xmlns="http://www.w3.org/1998/Math/MathML" display="inline">
  <mn>10</mn>
</math>
</file>

<file path=Formula-90/content.xml><?xml version="1.0" encoding="utf-8"?>
<math xmlns="http://www.w3.org/1998/Math/MathML" display="inline">
  <mrow>
    <mn>0</mn>
    <mo>+</mo>
    <mn>1</mn>
    <mo>+</mo>
    <mi>⋯</mi>
    <mo>+</mo>
    <mrow>
      <mo stretchy="true" form="prefix">(</mo>
      <mtext mathvariant="normal">myVar</mtext>
      <mo>−</mo>
      <mn>1</mn>
      <mo stretchy="true" form="postfix">)</mo>
    </mrow>
    <mo>+</mo>
    <mtext mathvariant="normal">myVar</mtext>
  </mrow>
</math>
</file>